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761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6965in"/>
    </style:style>
    <style:style style:name="co17" style:family="table-column">
      <style:table-column-properties fo:break-before="auto" style:column-width="0.857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am_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7478" calcext:value-type="float">
            <text:p>1.527478</text:p>
          </table:table-cell>
          <table:table-cell office:value-type="float" office:value="1.345266" calcext:value-type="float">
            <text:p>1.345266</text:p>
          </table:table-cell>
          <table:table-cell office:value-type="float" office:value="0.182212" calcext:value-type="float">
            <text:p>0.182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1407" calcext:value-type="float">
            <text:p>0.941407</text:p>
          </table:table-cell>
          <table:table-cell office:value-type="float" office:value="0.836295" calcext:value-type="float">
            <text:p>0.836295</text:p>
          </table:table-cell>
          <table:table-cell office:value-type="float" office:value="0.105112" calcext:value-type="float">
            <text:p>0.105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5435" calcext:value-type="float">
            <text:p>1.175435</text:p>
          </table:table-cell>
          <table:table-cell office:value-type="float" office:value="0.686416" calcext:value-type="float">
            <text:p>0.686416</text:p>
          </table:table-cell>
          <table:table-cell office:value-type="float" office:value="0.489019" calcext:value-type="float">
            <text:p>0.489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0593" calcext:value-type="float">
            <text:p>1.160593</text:p>
          </table:table-cell>
          <table:table-cell office:value-type="float" office:value="0.562221" calcext:value-type="float">
            <text:p>0.562221</text:p>
          </table:table-cell>
          <table:table-cell office:value-type="float" office:value="0.598372" calcext:value-type="float">
            <text:p>0.598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4949" calcext:value-type="float">
            <text:p>0.674949</text:p>
          </table:table-cell>
          <table:table-cell office:value-type="float" office:value="0.589337" calcext:value-type="float">
            <text:p>0.589337</text:p>
          </table:table-cell>
          <table:table-cell office:value-type="float" office:value="0.085612" calcext:value-type="float">
            <text:p>0.0856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8039" calcext:value-type="float">
            <text:p>1.148039</text:p>
          </table:table-cell>
          <table:table-cell office:value-type="float" office:value="0.569719" calcext:value-type="float">
            <text:p>0.569719</text:p>
          </table:table-cell>
          <table:table-cell office:value-type="float" office:value="0.57832" calcext:value-type="float">
            <text:p>0.57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8825" calcext:value-type="float">
            <text:p>0.598825</text:p>
          </table:table-cell>
          <table:table-cell office:value-type="float" office:value="0.429119" calcext:value-type="float">
            <text:p>0.429119</text:p>
          </table:table-cell>
          <table:table-cell office:value-type="float" office:value="0.169706" calcext:value-type="float">
            <text:p>0.169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2082" calcext:value-type="float">
            <text:p>0.862082</text:p>
          </table:table-cell>
          <table:table-cell office:value-type="float" office:value="0.448618" calcext:value-type="float">
            <text:p>0.448618</text:p>
          </table:table-cell>
          <table:table-cell office:value-type="float" office:value="0.413464" calcext:value-type="float">
            <text:p>0.413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05953" calcext:value-type="float">
            <text:p>0.605953</text:p>
          </table:table-cell>
          <table:table-cell office:value-type="float" office:value="0.441369" calcext:value-type="float">
            <text:p>0.441369</text:p>
          </table:table-cell>
          <table:table-cell office:value-type="float" office:value="0.164584" calcext:value-type="float">
            <text:p>0.164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7829" calcext:value-type="float">
            <text:p>0.597829</text:p>
          </table:table-cell>
          <table:table-cell office:value-type="float" office:value="0.503021" calcext:value-type="float">
            <text:p>0.503021</text:p>
          </table:table-cell>
          <table:table-cell office:value-type="float" office:value="0.094808" calcext:value-type="float">
            <text:p>0.094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3289" calcext:value-type="float">
            <text:p>0.453289</text:p>
          </table:table-cell>
          <table:table-cell office:value-type="float" office:value="0.427578" calcext:value-type="float">
            <text:p>0.427578</text:p>
          </table:table-cell>
          <table:table-cell office:value-type="float" office:value="0.025711" calcext:value-type="float">
            <text:p>0.025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7639" calcext:value-type="float">
            <text:p>0.447639</text:p>
          </table:table-cell>
          <table:table-cell office:value-type="float" office:value="0.423104" calcext:value-type="float">
            <text:p>0.423104</text:p>
          </table:table-cell>
          <table:table-cell office:value-type="float" office:value="0.024535" calcext:value-type="float">
            <text:p>0.0245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6936" calcext:value-type="float">
            <text:p>0.476936</text:p>
          </table:table-cell>
          <table:table-cell office:value-type="float" office:value="0.434196" calcext:value-type="float">
            <text:p>0.434196</text:p>
          </table:table-cell>
          <table:table-cell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3275" calcext:value-type="float">
            <text:p>0.443275</text:p>
          </table:table-cell>
          <table:table-cell office:value-type="float" office:value="0.347227" calcext:value-type="float">
            <text:p>0.347227</text:p>
          </table:table-cell>
          <table:table-cell office:value-type="float" office:value="0.096048" calcext:value-type="float">
            <text:p>0.096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7607" calcext:value-type="float">
            <text:p>0.497607</text:p>
          </table:table-cell>
          <table:table-cell office:value-type="float" office:value="0.41683" calcext:value-type="float">
            <text:p>0.41683</text:p>
          </table:table-cell>
          <table:table-cell office:value-type="float" office:value="0.080777" calcext:value-type="float">
            <text:p>0.080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5547" calcext:value-type="float">
            <text:p>0.515547</text:p>
          </table:table-cell>
          <table:table-cell office:value-type="float" office:value="0.39422" calcext:value-type="float">
            <text:p>0.39422</text:p>
          </table:table-cell>
          <table:table-cell office:value-type="float" office:value="0.121327" calcext:value-type="float">
            <text:p>0.121327</text:p>
          </table:table-cell>
        </table:table-row>
      </table:table>
      <table:table table:name="result_test_2" table:style-name="ta1">
        <table:table-column table:style-name="co6" table:number-columns-repeated="3" table:default-cell-style-name="Default"/>
        <table:table-column table:style-name="co7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69949" calcext:value-type="float">
            <text:p>1.66994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672396" calcext:value-type="float">
            <text:p>1.672396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1.192262" calcext:value-type="float">
            <text:p>1.192262</text:p>
          </table:table-cell>
          <table:table-cell office:value-type="float" office:value="1.672513" calcext:value-type="float">
            <text:p>1.672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90278" calcext:value-type="float">
            <text:p>1.69027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1.691925" calcext:value-type="float">
            <text:p>1.691925</text:p>
          </table:table-cell>
          <table:table-cell office:value-type="float" office:value="0.88431" calcext:value-type="float">
            <text:p>0.8843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806769" calcext:value-type="float">
            <text:p>0.806769</text:p>
          </table:table-cell>
          <table:table-cell office:value-type="float" office:value="1.69205" calcext:value-type="float">
            <text:p>1.69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39533" calcext:value-type="float">
            <text:p>1.339533</text:p>
          </table:table-cell>
          <table:table-cell office:value-type="float" office:value="0.353933" calcext:value-type="float">
            <text:p>0.353933</text:p>
          </table:table-cell>
          <table:table-cell office:value-type="float" office:value="1.341971" calcext:value-type="float">
            <text:p>1.341971</text:p>
          </table:table-cell>
          <table:table-cell office:value-type="float" office:value="0.12901" calcext:value-type="float">
            <text:p>0.12901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212281" calcext:value-type="float">
            <text:p>1.212281</text:p>
          </table:table-cell>
          <table:table-cell office:value-type="float" office:value="1.34209" calcext:value-type="float">
            <text:p>1.34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84602" calcext:value-type="float">
            <text:p>1.884602</text:p>
          </table:table-cell>
          <table:table-cell office:value-type="float" office:value="0.180726" calcext:value-type="float">
            <text:p>0.180726</text:p>
          </table:table-cell>
          <table:table-cell office:value-type="float" office:value="1.887966" calcext:value-type="float">
            <text:p>1.887966</text:p>
          </table:table-cell>
          <table:table-cell office:value-type="float" office:value="0.258276" calcext:value-type="float">
            <text:p>0.25827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1.628798" calcext:value-type="float">
            <text:p>1.628798</text:p>
          </table:table-cell>
          <table:table-cell office:value-type="float" office:value="1.888082" calcext:value-type="float">
            <text:p>1.888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91099" calcext:value-type="float">
            <text:p>0.99109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992775" calcext:value-type="float">
            <text:p>0.992775</text:p>
          </table:table-cell>
          <table:table-cell office:value-type="float" office:value="0.192429" calcext:value-type="float">
            <text:p>0.19242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799515" calcext:value-type="float">
            <text:p>0.799515</text:p>
          </table:table-cell>
          <table:table-cell office:value-type="float" office:value="0.992889" calcext:value-type="float">
            <text:p>0.992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19721" calcext:value-type="float">
            <text:p>1.319721</text:p>
          </table:table-cell>
          <table:table-cell office:value-type="float" office:value="0.537217" calcext:value-type="float">
            <text:p>0.537217</text:p>
          </table:table-cell>
          <table:table-cell office:value-type="float" office:value="1.322252" calcext:value-type="float">
            <text:p>1.322252</text:p>
          </table:table-cell>
          <table:table-cell office:value-type="float" office:value="0.091203" calcext:value-type="float">
            <text:p>0.091203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230392" calcext:value-type="float">
            <text:p>1.230392</text:p>
          </table:table-cell>
          <table:table-cell office:value-type="float" office:value="1.322368" calcext:value-type="float">
            <text:p>1.322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08252" calcext:value-type="float">
            <text:p>2.08252</text:p>
          </table:table-cell>
          <table:table-cell office:value-type="float" office:value="0.367212" calcext:value-type="float">
            <text:p>0.367212</text:p>
          </table:table-cell>
          <table:table-cell office:value-type="float" office:value="2.086236" calcext:value-type="float">
            <text:p>2.086236</text:p>
          </table:table-cell>
          <table:table-cell office:value-type="float" office:value="0.259757" calcext:value-type="float">
            <text:p>0.259757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1.825456" calcext:value-type="float">
            <text:p>1.825456</text:p>
          </table:table-cell>
          <table:table-cell office:value-type="float" office:value="2.086354" calcext:value-type="float">
            <text:p>2.086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78861" calcext:value-type="float">
            <text:p>1.778861</text:p>
          </table:table-cell>
          <table:table-cell office:value-type="float" office:value="0.780248" calcext:value-type="float">
            <text:p>0.780248</text:p>
          </table:table-cell>
          <table:table-cell office:value-type="float" office:value="1.782259" calcext:value-type="float">
            <text:p>1.782259</text:p>
          </table:table-cell>
          <table:table-cell office:value-type="float" office:value="0.130153" calcext:value-type="float">
            <text:p>0.130153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1.651209" calcext:value-type="float">
            <text:p>1.651209</text:p>
          </table:table-cell>
          <table:table-cell office:value-type="float" office:value="1.782384" calcext:value-type="float">
            <text:p>1.782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14134" calcext:value-type="float">
            <text:p>0.914134</text:p>
          </table:table-cell>
          <table:table-cell office:value-type="float" office:value="0.132448" calcext:value-type="float">
            <text:p>0.132448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090746" calcext:value-type="float">
            <text:p>0.090746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824254" calcext:value-type="float">
            <text:p>0.824254</text:p>
          </table:table-cell>
          <table:table-cell office:value-type="float" office:value="0.915932" calcext:value-type="float">
            <text:p>0.915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11056" calcext:value-type="float">
            <text:p>1.311056</text:p>
          </table:table-cell>
          <table:table-cell office:value-type="float" office:value="0.677147" calcext:value-type="float">
            <text:p>0.677147</text:p>
          </table:table-cell>
          <table:table-cell office:value-type="float" office:value="1.313579" calcext:value-type="float">
            <text:p>1.313579</text:p>
          </table:table-cell>
          <table:table-cell office:value-type="float" office:value="0.069234" calcext:value-type="float">
            <text:p>0.06923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243697" calcext:value-type="float">
            <text:p>1.243697</text:p>
          </table:table-cell>
          <table:table-cell office:value-type="float" office:value="1.313702" calcext:value-type="float">
            <text:p>1.3137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886655" calcext:value-type="float">
            <text:p>2.886655</text:p>
          </table:table-cell>
          <table:table-cell office:value-type="float" office:value="1.157773" calcext:value-type="float">
            <text:p>1.157773</text:p>
          </table:table-cell>
          <table:table-cell office:value-type="float" office:value="2.891939" calcext:value-type="float">
            <text:p>2.891939</text:p>
          </table:table-cell>
          <table:table-cell office:value-type="float" office:value="0.260205" calcext:value-type="float">
            <text:p>0.260205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2.630553" calcext:value-type="float">
            <text:p>2.630553</text:p>
          </table:table-cell>
          <table:table-cell office:value-type="float" office:value="2.892059" calcext:value-type="float">
            <text:p>2.892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67656" calcext:value-type="float">
            <text:p>1.967656</text:p>
          </table:table-cell>
          <table:table-cell office:value-type="float" office:value="0.97048" calcext:value-type="float">
            <text:p>0.97048</text:p>
          </table:table-cell>
          <table:table-cell office:value-type="float" office:value="1.971365" calcext:value-type="float">
            <text:p>1.971365</text:p>
          </table:table-cell>
          <table:table-cell office:value-type="float" office:value="0.129631" calcext:value-type="float">
            <text:p>0.129631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83915" calcext:value-type="float">
            <text:p>1.83915</text:p>
          </table:table-cell>
          <table:table-cell office:value-type="float" office:value="1.971485" calcext:value-type="float">
            <text:p>1.971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364099" calcext:value-type="float">
            <text:p>2.364099</text:p>
          </table:table-cell>
          <table:table-cell office:value-type="float" office:value="1.554077" calcext:value-type="float">
            <text:p>1.554077</text:p>
          </table:table-cell>
          <table:table-cell office:value-type="float" office:value="2.36854" calcext:value-type="float">
            <text:p>2.36854</text:p>
          </table:table-cell>
          <table:table-cell office:value-type="float" office:value="0.091237" calcext:value-type="float">
            <text:p>0.09123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2.274814" calcext:value-type="float">
            <text:p>2.274814</text:p>
          </table:table-cell>
          <table:table-cell office:value-type="float" office:value="2.368606" calcext:value-type="float">
            <text:p>2.368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95229" calcext:value-type="float">
            <text:p>0.895229</text:p>
          </table:table-cell>
          <table:table-cell office:value-type="float" office:value="0.266318" calcext:value-type="float">
            <text:p>0.266318</text:p>
          </table:table-cell>
          <table:table-cell office:value-type="float" office:value="0.896949" calcext:value-type="float">
            <text:p>0.896949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827331" calcext:value-type="float">
            <text:p>0.827331</text:p>
          </table:table-cell>
          <table:table-cell office:value-type="float" office:value="0.897064" calcext:value-type="float">
            <text:p>0.897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00195" calcext:value-type="float">
            <text:p>1.300195</text:p>
          </table:table-cell>
          <table:table-cell office:value-type="float" office:value="0.646378" calcext:value-type="float">
            <text:p>0.646378</text:p>
          </table:table-cell>
          <table:table-cell office:value-type="float" office:value="1.30272" calcext:value-type="float">
            <text:p>1.30272</text:p>
          </table:table-cell>
          <table:table-cell office:value-type="float" office:value="0.057364" calcext:value-type="float">
            <text:p>0.057364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.24472" calcext:value-type="float">
            <text:p>1.24472</text:p>
          </table:table-cell>
          <table:table-cell office:value-type="float" office:value="1.302844" calcext:value-type="float">
            <text:p>1.3028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618839" calcext:value-type="float">
            <text:p>3.618839</text:p>
          </table:table-cell>
          <table:table-cell office:value-type="float" office:value="1.887564" calcext:value-type="float">
            <text:p>1.887564</text:p>
          </table:table-cell>
          <table:table-cell office:value-type="float" office:value="3.62581" calcext:value-type="float">
            <text:p>3.62581</text:p>
          </table:table-cell>
          <table:table-cell office:value-type="float" office:value="0.258774" calcext:value-type="float">
            <text:p>0.258774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3.365556" calcext:value-type="float">
            <text:p>3.365556</text:p>
          </table:table-cell>
          <table:table-cell office:value-type="float" office:value="3.625929" calcext:value-type="float">
            <text:p>3.6259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75843" calcext:value-type="float">
            <text:p>2.75843</text:p>
          </table:table-cell>
          <table:table-cell office:value-type="float" office:value="1.752572" calcext:value-type="float">
            <text:p>1.752572</text:p>
          </table:table-cell>
          <table:table-cell office:value-type="float" office:value="2.763796" calcext:value-type="float">
            <text:p>2.763796</text:p>
          </table:table-cell>
          <table:table-cell office:value-type="float" office:value="0.130008" calcext:value-type="float">
            <text:p>0.130008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2.632533" calcext:value-type="float">
            <text:p>2.632533</text:p>
          </table:table-cell>
          <table:table-cell office:value-type="float" office:value="2.763915" calcext:value-type="float">
            <text:p>2.763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64381" calcext:value-type="float">
            <text:p>1.864381</text:p>
          </table:table-cell>
          <table:table-cell office:value-type="float" office:value="1.07532" calcext:value-type="float">
            <text:p>1.07532</text:p>
          </table:table-cell>
          <table:table-cell office:value-type="float" office:value="1.868132" calcext:value-type="float">
            <text:p>1.868132</text:p>
          </table:table-cell>
          <table:table-cell office:value-type="float" office:value="0.090248" calcext:value-type="float">
            <text:p>0.090248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1.77679" calcext:value-type="float">
            <text:p>1.77679</text:p>
          </table:table-cell>
          <table:table-cell office:value-type="float" office:value="1.868251" calcext:value-type="float">
            <text:p>1.8682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755991" calcext:value-type="float">
            <text:p>1.755991</text:p>
          </table:table-cell>
          <table:table-cell office:value-type="float" office:value="1.121783" calcext:value-type="float">
            <text:p>1.121783</text:p>
          </table:table-cell>
          <table:table-cell office:value-type="float" office:value="1.759406" calcext:value-type="float">
            <text:p>1.759406</text:p>
          </table:table-cell>
          <table:table-cell office:value-type="float" office:value="0.06862" calcext:value-type="float">
            <text:p>0.0686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1.689873" calcext:value-type="float">
            <text:p>1.689873</text:p>
          </table:table-cell>
          <table:table-cell office:value-type="float" office:value="1.759525" calcext:value-type="float">
            <text:p>1.7595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89471" calcext:value-type="float">
            <text:p>0.889471</text:p>
          </table:table-cell>
          <table:table-cell office:value-type="float" office:value="0.234214" calcext:value-type="float">
            <text:p>0.234214</text:p>
          </table:table-cell>
          <table:table-cell office:value-type="float" office:value="0.891159" calcext:value-type="float">
            <text:p>0.891159</text:p>
          </table:table-cell>
          <table:table-cell office:value-type="float" office:value="0.057441" calcext:value-type="float">
            <text:p>0.05744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832381" calcext:value-type="float">
            <text:p>0.832381</text:p>
          </table:table-cell>
          <table:table-cell office:value-type="float" office:value="0.891281" calcext:value-type="float">
            <text:p>0.8912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99928" calcext:value-type="float">
            <text:p>1.299928</text:p>
          </table:table-cell>
          <table:table-cell office:value-type="float" office:value="0.678355" calcext:value-type="float">
            <text:p>0.678355</text:p>
          </table:table-cell>
          <table:table-cell office:value-type="float" office:value="1.302621" calcext:value-type="float">
            <text:p>1.302621</text:p>
          </table:table-cell>
          <table:table-cell office:value-type="float" office:value="0.050015" calcext:value-type="float">
            <text:p>0.05001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1.251967" calcext:value-type="float">
            <text:p>1.251967</text:p>
          </table:table-cell>
          <table:table-cell office:value-type="float" office:value="1.302746" calcext:value-type="float">
            <text:p>1.302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95551" calcext:value-type="float">
            <text:p>3.95551</text:p>
          </table:table-cell>
          <table:table-cell office:value-type="float" office:value="2.128642" calcext:value-type="float">
            <text:p>2.128642</text:p>
          </table:table-cell>
          <table:table-cell office:value-type="float" office:value="3.962998" calcext:value-type="float">
            <text:p>3.962998</text:p>
          </table:table-cell>
          <table:table-cell office:value-type="float" office:value="0.275886" calcext:value-type="float">
            <text:p>0.275886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3.685506" calcext:value-type="float">
            <text:p>3.685506</text:p>
          </table:table-cell>
          <table:table-cell office:value-type="float" office:value="3.96312" calcext:value-type="float">
            <text:p>3.96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492011" calcext:value-type="float">
            <text:p>3.492011</text:p>
          </table:table-cell>
          <table:table-cell office:value-type="float" office:value="2.441952" calcext:value-type="float">
            <text:p>2.441952</text:p>
          </table:table-cell>
          <table:table-cell office:value-type="float" office:value="3.49872" calcext:value-type="float">
            <text:p>3.49872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3.361312" calcext:value-type="float">
            <text:p>3.361312</text:p>
          </table:table-cell>
          <table:table-cell office:value-type="float" office:value="3.498846" calcext:value-type="float">
            <text:p>3.4988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951626" calcext:value-type="float">
            <text:p>2.951626</text:p>
          </table:table-cell>
          <table:table-cell office:value-type="float" office:value="2.136446" calcext:value-type="float">
            <text:p>2.136446</text:p>
          </table:table-cell>
          <table:table-cell office:value-type="float" office:value="2.957474" calcext:value-type="float">
            <text:p>2.957474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2.863513" calcext:value-type="float">
            <text:p>2.863513</text:p>
          </table:table-cell>
          <table:table-cell office:value-type="float" office:value="2.957592" calcext:value-type="float">
            <text:p>2.957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964491" calcext:value-type="float">
            <text:p>1.964491</text:p>
          </table:table-cell>
          <table:table-cell office:value-type="float" office:value="1.31684" calcext:value-type="float">
            <text:p>1.31684</text:p>
          </table:table-cell>
          <table:table-cell office:value-type="float" office:value="1.96832" calcext:value-type="float">
            <text:p>1.96832</text:p>
          </table:table-cell>
          <table:table-cell office:value-type="float" office:value="0.071178" calcext:value-type="float">
            <text:p>0.07117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.896109" calcext:value-type="float">
            <text:p>1.896109</text:p>
          </table:table-cell>
          <table:table-cell office:value-type="float" office:value="1.968435" calcext:value-type="float">
            <text:p>1.9684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837592" calcext:value-type="float">
            <text:p>1.837592</text:p>
          </table:table-cell>
          <table:table-cell office:value-type="float" office:value="1.159223" calcext:value-type="float">
            <text:p>1.159223</text:p>
          </table:table-cell>
          <table:table-cell office:value-type="float" office:value="1.84119" calcext:value-type="float">
            <text:p>1.84119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780805" calcext:value-type="float">
            <text:p>1.780805</text:p>
          </table:table-cell>
          <table:table-cell office:value-type="float" office:value="1.841263" calcext:value-type="float">
            <text:p>1.841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11586" calcext:value-type="float">
            <text:p>0.911586</text:p>
          </table:table-cell>
          <table:table-cell office:value-type="float" office:value="0.274911" calcext:value-type="float">
            <text:p>0.274911</text:p>
          </table:table-cell>
          <table:table-cell office:value-type="float" office:value="0.913399" calcext:value-type="float">
            <text:p>0.913399</text:p>
          </table:table-cell>
          <table:table-cell office:value-type="float" office:value="0.051163" calcext:value-type="float">
            <text:p>0.051163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861401" calcext:value-type="float">
            <text:p>0.861401</text:p>
          </table:table-cell>
          <table:table-cell office:value-type="float" office:value="0.913519" calcext:value-type="float">
            <text:p>0.913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407105" calcext:value-type="float">
            <text:p>1.407105</text:p>
          </table:table-cell>
          <table:table-cell office:value-type="float" office:value="0.895957" calcext:value-type="float">
            <text:p>0.895957</text:p>
          </table:table-cell>
          <table:table-cell office:value-type="float" office:value="1.409881" calcext:value-type="float">
            <text:p>1.409881</text:p>
          </table:table-cell>
          <table:table-cell office:value-type="float" office:value="0.047097" calcext:value-type="float">
            <text:p>0.047097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36208" calcext:value-type="float">
            <text:p>1.36208</text:p>
          </table:table-cell>
          <table:table-cell office:value-type="float" office:value="1.409998" calcext:value-type="float">
            <text:p>1.4099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53639" calcext:value-type="float">
            <text:p>1.85363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1.856436" calcext:value-type="float">
            <text:p>1.856436</text:p>
          </table:table-cell>
          <table:table-cell office:value-type="float" office:value="0.475333" calcext:value-type="float">
            <text:p>0.475333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.378894" calcext:value-type="float">
            <text:p>1.378894</text:p>
          </table:table-cell>
          <table:table-cell office:value-type="float" office:value="1.856558" calcext:value-type="float">
            <text:p>1.856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985201" calcext:value-type="float">
            <text:p>3.985201</text:p>
          </table:table-cell>
          <table:table-cell office:value-type="float" office:value="2.897946" calcext:value-type="float">
            <text:p>2.897946</text:p>
          </table:table-cell>
          <table:table-cell office:value-type="float" office:value="3.992827" calcext:value-type="float">
            <text:p>3.992827</text:p>
          </table:table-cell>
          <table:table-cell office:value-type="float" office:value="0.141884" calcext:value-type="float">
            <text:p>0.141884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3.849197" calcext:value-type="float">
            <text:p>3.849197</text:p>
          </table:table-cell>
          <table:table-cell office:value-type="float" office:value="3.992946" calcext:value-type="float">
            <text:p>3.9929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.523754" calcext:value-type="float">
            <text:p>3.523754</text:p>
          </table:table-cell>
          <table:table-cell office:value-type="float" office:value="2.670973" calcext:value-type="float">
            <text:p>2.670973</text:p>
          </table:table-cell>
          <table:table-cell office:value-type="float" office:value="3.530681" calcext:value-type="float">
            <text:p>3.530681</text:p>
          </table:table-cell>
          <table:table-cell office:value-type="float" office:value="0.098752" calcext:value-type="float">
            <text:p>0.098752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3.430459" calcext:value-type="float">
            <text:p>3.430459</text:p>
          </table:table-cell>
          <table:table-cell office:value-type="float" office:value="3.530798" calcext:value-type="float">
            <text:p>3.530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080529" calcext:value-type="float">
            <text:p>3.080529</text:p>
          </table:table-cell>
          <table:table-cell office:value-type="float" office:value="2.397215" calcext:value-type="float">
            <text:p>2.397215</text:p>
          </table:table-cell>
          <table:table-cell office:value-type="float" office:value="3.08665" calcext:value-type="float">
            <text:p>3.08665</text:p>
          </table:table-cell>
          <table:table-cell office:value-type="float" office:value="0.07424" calcext:value-type="float">
            <text:p>0.07424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3.011157" calcext:value-type="float">
            <text:p>3.011157</text:p>
          </table:table-cell>
          <table:table-cell office:value-type="float" office:value="3.08677" calcext:value-type="float">
            <text:p>3.08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983499" calcext:value-type="float">
            <text:p>1.983499</text:p>
          </table:table-cell>
          <table:table-cell office:value-type="float" office:value="1.283754" calcext:value-type="float">
            <text:p>1.283754</text:p>
          </table:table-cell>
          <table:table-cell office:value-type="float" office:value="1.987426" calcext:value-type="float">
            <text:p>1.987426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.925562" calcext:value-type="float">
            <text:p>1.925562</text:p>
          </table:table-cell>
          <table:table-cell office:value-type="float" office:value="1.987546" calcext:value-type="float">
            <text:p>1.9875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896337" calcext:value-type="float">
            <text:p>1.896337</text:p>
          </table:table-cell>
          <table:table-cell office:value-type="float" office:value="1.233741" calcext:value-type="float">
            <text:p>1.233741</text:p>
          </table:table-cell>
          <table:table-cell office:value-type="float" office:value="1.900096" calcext:value-type="float">
            <text:p>1.900096</text:p>
          </table:table-cell>
          <table:table-cell office:value-type="float" office:value="0.051774" calcext:value-type="float">
            <text:p>0.05177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.847401" calcext:value-type="float">
            <text:p>1.847401</text:p>
          </table:table-cell>
          <table:table-cell office:value-type="float" office:value="1.900214" calcext:value-type="float">
            <text:p>1.9002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47815" calcext:value-type="float">
            <text:p>0.947815</text:p>
          </table:table-cell>
          <table:table-cell office:value-type="float" office:value="0.441755" calcext:value-type="float">
            <text:p>0.441755</text:p>
          </table:table-cell>
          <table:table-cell office:value-type="float" office:value="0.94968" calcext:value-type="float">
            <text:p>0.94968</text:p>
          </table:table-cell>
          <table:table-cell office:value-type="float" office:value="0.045773" calcext:value-type="float">
            <text:p>0.045773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903129" calcext:value-type="float">
            <text:p>0.903129</text:p>
          </table:table-cell>
          <table:table-cell office:value-type="float" office:value="0.949801" calcext:value-type="float">
            <text:p>0.9498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401329" calcext:value-type="float">
            <text:p>1.401329</text:p>
          </table:table-cell>
          <table:table-cell office:value-type="float" office:value="0.89483" calcext:value-type="float">
            <text:p>0.89483</text:p>
          </table:table-cell>
          <table:table-cell office:value-type="float" office:value="1.404104" calcext:value-type="float">
            <text:p>1.4041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1.362391" calcext:value-type="float">
            <text:p>1.362391</text:p>
          </table:table-cell>
          <table:table-cell office:value-type="float" office:value="1.404221" calcext:value-type="float">
            <text:p>1.404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54002" calcext:value-type="float">
            <text:p>1.854002</text:p>
          </table:table-cell>
          <table:table-cell office:value-type="float" office:value="0.00005" calcext:value-type="float">
            <text:p>5E-05</text:p>
          </table:table-cell>
          <table:table-cell office:value-type="float" office:value="1.85662" calcext:value-type="float">
            <text:p>1.85662</text:p>
          </table:table-cell>
          <table:table-cell office:value-type="float" office:value="0.558758" calcext:value-type="float">
            <text:p>0.558758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1.295656" calcext:value-type="float">
            <text:p>1.295656</text:p>
          </table:table-cell>
          <table:table-cell office:value-type="float" office:value="1.856752" calcext:value-type="float">
            <text:p>1.856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54215" calcext:value-type="float">
            <text:p>1.554215</text:p>
          </table:table-cell>
          <table:table-cell office:value-type="float" office:value="0.475328" calcext:value-type="float">
            <text:p>0.475328</text:p>
          </table:table-cell>
          <table:table-cell office:value-type="float" office:value="1.557035" calcext:value-type="float">
            <text:p>1.557035</text:p>
          </table:table-cell>
          <table:table-cell office:value-type="float" office:value="0.143281" calcext:value-type="float">
            <text:p>0.143281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1.411764" calcext:value-type="float">
            <text:p>1.411764</text:p>
          </table:table-cell>
          <table:table-cell office:value-type="float" office:value="1.557148" calcext:value-type="float">
            <text:p>1.557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011728" calcext:value-type="float">
            <text:p>2.011728</text:p>
          </table:table-cell>
          <table:table-cell office:value-type="float" office:value="1.155825" calcext:value-type="float">
            <text:p>1.155825</text:p>
          </table:table-cell>
          <table:table-cell office:value-type="float" office:value="2.015984" calcext:value-type="float">
            <text:p>2.015984</text:p>
          </table:table-cell>
          <table:table-cell office:value-type="float" office:value="0.098798" calcext:value-type="float">
            <text:p>0.098798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1.91539" calcext:value-type="float">
            <text:p>1.91539</text:p>
          </table:table-cell>
          <table:table-cell office:value-type="float" office:value="2.016106" calcext:value-type="float">
            <text:p>2.016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602476" calcext:value-type="float">
            <text:p>3.602476</text:p>
          </table:table-cell>
          <table:table-cell office:value-type="float" office:value="2.91774" calcext:value-type="float">
            <text:p>2.91774</text:p>
          </table:table-cell>
          <table:table-cell office:value-type="float" office:value="3.609651" calcext:value-type="float">
            <text:p>3.609651</text:p>
          </table:table-cell>
          <table:table-cell office:value-type="float" office:value="0.073978" calcext:value-type="float">
            <text:p>0.073978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3.534214" calcext:value-type="float">
            <text:p>3.534214</text:p>
          </table:table-cell>
          <table:table-cell office:value-type="float" office:value="3.60977" calcext:value-type="float">
            <text:p>3.60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598" calcext:value-type="float">
            <text:p>2.96598</text:p>
          </table:table-cell>
          <table:table-cell office:value-type="float" office:value="2.263908" calcext:value-type="float">
            <text:p>2.263908</text:p>
          </table:table-cell>
          <table:table-cell office:value-type="float" office:value="2.971903" calcext:value-type="float">
            <text:p>2.971903</text:p>
          </table:table-cell>
          <table:table-cell office:value-type="float" office:value="0.060525" calcext:value-type="float">
            <text:p>0.06052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2.910099" calcext:value-type="float">
            <text:p>2.910099</text:p>
          </table:table-cell>
          <table:table-cell office:value-type="float" office:value="2.972018" calcext:value-type="float">
            <text:p>2.97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972105" calcext:value-type="float">
            <text:p>1.972105</text:p>
          </table:table-cell>
          <table:table-cell office:value-type="float" office:value="1.310318" calcext:value-type="float">
            <text:p>1.310318</text:p>
          </table:table-cell>
          <table:table-cell office:value-type="float" office:value="1.976257" calcext:value-type="float">
            <text:p>1.976257</text:p>
          </table:table-cell>
          <table:table-cell office:value-type="float" office:value="0.051792" calcext:value-type="float">
            <text:p>0.05179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.923285" calcext:value-type="float">
            <text:p>1.923285</text:p>
          </table:table-cell>
          <table:table-cell office:value-type="float" office:value="1.976391" calcext:value-type="float">
            <text:p>1.9763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072879" calcext:value-type="float">
            <text:p>2.072879</text:p>
          </table:table-cell>
          <table:table-cell office:value-type="float" office:value="1.559041" calcext:value-type="float">
            <text:p>1.559041</text:p>
          </table:table-cell>
          <table:table-cell office:value-type="float" office:value="2.077015" calcext:value-type="float">
            <text:p>2.077015</text:p>
          </table:table-cell>
          <table:table-cell office:value-type="float" office:value="0.048177" calcext:value-type="float">
            <text:p>0.04817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2.027937" calcext:value-type="float">
            <text:p>2.027937</text:p>
          </table:table-cell>
          <table:table-cell office:value-type="float" office:value="2.077086" calcext:value-type="float">
            <text:p>2.0770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40252" calcext:value-type="float">
            <text:p>0.940252</text:p>
          </table:table-cell>
          <table:table-cell office:value-type="float" office:value="0.435956" calcext:value-type="float">
            <text:p>0.435956</text:p>
          </table:table-cell>
          <table:table-cell office:value-type="float" office:value="0.942082" calcext:value-type="float">
            <text:p>0.942082</text:p>
          </table:table-cell>
          <table:table-cell office:value-type="float" office:value="0.040012" calcext:value-type="float">
            <text:p>0.04001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900042" calcext:value-type="float">
            <text:p>0.900042</text:p>
          </table:table-cell>
          <table:table-cell office:value-type="float" office:value="0.942203" calcext:value-type="float">
            <text:p>0.9422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398251" calcext:value-type="float">
            <text:p>1.398251</text:p>
          </table:table-cell>
          <table:table-cell office:value-type="float" office:value="0.913898" calcext:value-type="float">
            <text:p>0.913898</text:p>
          </table:table-cell>
          <table:table-cell office:value-type="float" office:value="1.401037" calcext:value-type="float">
            <text:p>1.401037</text:p>
          </table:table-cell>
          <table:table-cell office:value-type="float" office:value="0.037471" calcext:value-type="float">
            <text:p>0.03747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362898" calcext:value-type="float">
            <text:p>1.362898</text:p>
          </table:table-cell>
          <table:table-cell office:value-type="float" office:value="1.401155" calcext:value-type="float">
            <text:p>1.401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865797" calcext:value-type="float">
            <text:p>1.86579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866815" calcext:value-type="float">
            <text:p>1.866815</text:p>
          </table:table-cell>
          <table:table-cell office:value-type="float" office:value="1.365204" calcext:value-type="float">
            <text:p>1.365204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499137" calcext:value-type="float">
            <text:p>0.499137</text:p>
          </table:table-cell>
          <table:table-cell office:value-type="float" office:value="1.866957" calcext:value-type="float">
            <text:p>1.8669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57205" calcext:value-type="float">
            <text:p>1.457205</text:p>
          </table:table-cell>
          <table:table-cell office:value-type="float" office:value="0.3717" calcext:value-type="float">
            <text:p>0.3717</text:p>
          </table:table-cell>
          <table:table-cell office:value-type="float" office:value="1.459835" calcext:value-type="float">
            <text:p>1.459835</text:p>
          </table:table-cell>
          <table:table-cell office:value-type="float" office:value="0.145199" calcext:value-type="float">
            <text:p>0.145199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1.312491" calcext:value-type="float">
            <text:p>1.312491</text:p>
          </table:table-cell>
          <table:table-cell office:value-type="float" office:value="1.459951" calcext:value-type="float">
            <text:p>1.4599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7394" calcext:value-type="float">
            <text:p>1.57394</text:p>
          </table:table-cell>
          <table:table-cell office:value-type="float" office:value="0.726131" calcext:value-type="float">
            <text:p>0.726131</text:p>
          </table:table-cell>
          <table:table-cell office:value-type="float" office:value="1.576855" calcext:value-type="float">
            <text:p>1.576855</text:p>
          </table:table-cell>
          <table:table-cell office:value-type="float" office:value="0.098244" calcext:value-type="float">
            <text:p>0.098244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1.476699" calcext:value-type="float">
            <text:p>1.476699</text:p>
          </table:table-cell>
          <table:table-cell office:value-type="float" office:value="1.576922" calcext:value-type="float">
            <text:p>1.5769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792785" calcext:value-type="float">
            <text:p>3.792785</text:p>
          </table:table-cell>
          <table:table-cell office:value-type="float" office:value="3.10563" calcext:value-type="float">
            <text:p>3.10563</text:p>
          </table:table-cell>
          <table:table-cell office:value-type="float" office:value="3.800382" calcext:value-type="float">
            <text:p>3.800382</text:p>
          </table:table-cell>
          <table:table-cell office:value-type="float" office:value="0.074092" calcext:value-type="float">
            <text:p>0.074092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3.724621" calcext:value-type="float">
            <text:p>3.724621</text:p>
          </table:table-cell>
          <table:table-cell office:value-type="float" office:value="3.800502" calcext:value-type="float">
            <text:p>3.800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582538" calcext:value-type="float">
            <text:p>3.582538</text:p>
          </table:table-cell>
          <table:table-cell office:value-type="float" office:value="2.876296" calcext:value-type="float">
            <text:p>2.876296</text:p>
          </table:table-cell>
          <table:table-cell office:value-type="float" office:value="3.589613" calcext:value-type="float">
            <text:p>3.589613</text:p>
          </table:table-cell>
          <table:table-cell office:value-type="float" office:value="0.061527" calcext:value-type="float">
            <text:p>0.061527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3.526626" calcext:value-type="float">
            <text:p>3.526626</text:p>
          </table:table-cell>
          <table:table-cell office:value-type="float" office:value="3.589728" calcext:value-type="float">
            <text:p>3.589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994343" calcext:value-type="float">
            <text:p>2.994343</text:p>
          </table:table-cell>
          <table:table-cell office:value-type="float" office:value="2.314013" calcext:value-type="float">
            <text:p>2.314013</text:p>
          </table:table-cell>
          <table:table-cell office:value-type="float" office:value="3.000172" calcext:value-type="float">
            <text:p>3.000172</text:p>
          </table:table-cell>
          <table:table-cell office:value-type="float" office:value="0.053347" calcext:value-type="float">
            <text:p>0.053347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2.945514" calcext:value-type="float">
            <text:p>2.945514</text:p>
          </table:table-cell>
          <table:table-cell office:value-type="float" office:value="3.000242" calcext:value-type="float">
            <text:p>3.0002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.084292" calcext:value-type="float">
            <text:p>2.084292</text:p>
          </table:table-cell>
          <table:table-cell office:value-type="float" office:value="1.574667" calcext:value-type="float">
            <text:p>1.574667</text:p>
          </table:table-cell>
          <table:table-cell office:value-type="float" office:value="2.088402" calcext:value-type="float">
            <text:p>2.088402</text:p>
          </table:table-cell>
          <table:table-cell office:value-type="float" office:value="0.045413" calcext:value-type="float">
            <text:p>0.045413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2.041782" calcext:value-type="float">
            <text:p>2.041782</text:p>
          </table:table-cell>
          <table:table-cell office:value-type="float" office:value="2.088519" calcext:value-type="float">
            <text:p>2.0885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889577" calcext:value-type="float">
            <text:p>1.889577</text:p>
          </table:table-cell>
          <table:table-cell office:value-type="float" office:value="1.377251" calcext:value-type="float">
            <text:p>1.377251</text:p>
          </table:table-cell>
          <table:table-cell office:value-type="float" office:value="1.893279" calcext:value-type="float">
            <text:p>1.893279</text:p>
          </table:table-cell>
          <table:table-cell office:value-type="float" office:value="0.043949" calcext:value-type="float">
            <text:p>0.04394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848452" calcext:value-type="float">
            <text:p>1.848452</text:p>
          </table:table-cell>
          <table:table-cell office:value-type="float" office:value="1.893411" calcext:value-type="float">
            <text:p>1.89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34379" calcext:value-type="float">
            <text:p>0.934379</text:p>
          </table:table-cell>
          <table:table-cell office:value-type="float" office:value="0.450505" calcext:value-type="float">
            <text:p>0.450505</text:p>
          </table:table-cell>
          <table:table-cell office:value-type="float" office:value="0.936213" calcext:value-type="float">
            <text:p>0.936213</text:p>
          </table:table-cell>
          <table:table-cell office:value-type="float" office:value="0.038604" calcext:value-type="float">
            <text:p>0.03860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896736" calcext:value-type="float">
            <text:p>0.896736</text:p>
          </table:table-cell>
          <table:table-cell office:value-type="float" office:value="0.936334" calcext:value-type="float">
            <text:p>0.9363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404905" calcext:value-type="float">
            <text:p>1.404905</text:p>
          </table:table-cell>
          <table:table-cell office:value-type="float" office:value="0.85817" calcext:value-type="float">
            <text:p>0.85817</text:p>
          </table:table-cell>
          <table:table-cell office:value-type="float" office:value="1.40769" calcext:value-type="float">
            <text:p>1.40769</text:p>
          </table:table-cell>
          <table:table-cell office:value-type="float" office:value="0.035113" calcext:value-type="float">
            <text:p>0.035113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.371891" calcext:value-type="float">
            <text:p>1.371891</text:p>
          </table:table-cell>
          <table:table-cell office:value-type="float" office:value="1.40781" calcext:value-type="float">
            <text:p>1.407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930788" calcext:value-type="float">
            <text:p>1.93078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1.93192" calcext:value-type="float">
            <text:p>1.93192</text:p>
          </table:table-cell>
          <table:table-cell office:value-type="float" office:value="1.364761" calcext:value-type="float">
            <text:p>1.364761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56451" calcext:value-type="float">
            <text:p>0.56451</text:p>
          </table:table-cell>
          <table:table-cell office:value-type="float" office:value="1.932038" calcext:value-type="float">
            <text:p>1.9320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27332" calcext:value-type="float">
            <text:p>1.12733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1.128473" calcext:value-type="float">
            <text:p>1.128473</text:p>
          </table:table-cell>
          <table:table-cell office:value-type="float" office:value="0.603917" calcext:value-type="float">
            <text:p>0.603917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522008" calcext:value-type="float">
            <text:p>0.522008</text:p>
          </table:table-cell>
          <table:table-cell office:value-type="float" office:value="1.128591" calcext:value-type="float">
            <text:p>1.1285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493157" calcext:value-type="float">
            <text:p>1.493157</text:p>
          </table:table-cell>
          <table:table-cell office:value-type="float" office:value="0.595054" calcext:value-type="float">
            <text:p>0.595054</text:p>
          </table:table-cell>
          <table:table-cell office:value-type="float" office:value="1.495849" calcext:value-type="float">
            <text:p>1.495849</text:p>
          </table:table-cell>
          <table:table-cell office:value-type="float" office:value="0.105683" calcext:value-type="float">
            <text:p>0.105683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1.388019" calcext:value-type="float">
            <text:p>1.388019</text:p>
          </table:table-cell>
          <table:table-cell office:value-type="float" office:value="1.495966" calcext:value-type="float">
            <text:p>1.4959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57817" calcext:value-type="float">
            <text:p>1.57817</text:p>
          </table:table-cell>
          <table:table-cell office:value-type="float" office:value="0.853527" calcext:value-type="float">
            <text:p>0.853527</text:p>
          </table:table-cell>
          <table:table-cell office:value-type="float" office:value="1.581186" calcext:value-type="float">
            <text:p>1.581186</text:p>
          </table:table-cell>
          <table:table-cell office:value-type="float" office:value="0.078732" calcext:value-type="float">
            <text:p>0.078732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1.500407" calcext:value-type="float">
            <text:p>1.500407</text:p>
          </table:table-cell>
          <table:table-cell office:value-type="float" office:value="1.581309" calcext:value-type="float">
            <text:p>1.581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990409" calcext:value-type="float">
            <text:p>3.990409</text:p>
          </table:table-cell>
          <table:table-cell office:value-type="float" office:value="3.258413" calcext:value-type="float">
            <text:p>3.258413</text:p>
          </table:table-cell>
          <table:table-cell office:value-type="float" office:value="3.99835" calcext:value-type="float">
            <text:p>3.99835</text:p>
          </table:table-cell>
          <table:table-cell office:value-type="float" office:value="0.065603" calcext:value-type="float">
            <text:p>0.065603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3.931056" calcext:value-type="float">
            <text:p>3.931056</text:p>
          </table:table-cell>
          <table:table-cell office:value-type="float" office:value="3.998473" calcext:value-type="float">
            <text:p>3.9984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85088" calcext:value-type="float">
            <text:p>3.585088</text:p>
          </table:table-cell>
          <table:table-cell office:value-type="float" office:value="2.894109" calcext:value-type="float">
            <text:p>2.894109</text:p>
          </table:table-cell>
          <table:table-cell office:value-type="float" office:value="3.592301" calcext:value-type="float">
            <text:p>3.592301</text:p>
          </table:table-cell>
          <table:table-cell office:value-type="float" office:value="0.053442" calcext:value-type="float">
            <text:p>0.053442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3.537179" calcext:value-type="float">
            <text:p>3.537179</text:p>
          </table:table-cell>
          <table:table-cell office:value-type="float" office:value="3.592365" calcext:value-type="float">
            <text:p>3.592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973138" calcext:value-type="float">
            <text:p>2.973138</text:p>
          </table:table-cell>
          <table:table-cell office:value-type="float" office:value="2.446613" calcext:value-type="float">
            <text:p>2.446613</text:p>
          </table:table-cell>
          <table:table-cell office:value-type="float" office:value="2.97911" calcext:value-type="float">
            <text:p>2.97911</text:p>
          </table:table-cell>
          <table:table-cell office:value-type="float" office:value="0.046383" calcext:value-type="float">
            <text:p>0.046383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2.931293" calcext:value-type="float">
            <text:p>2.931293</text:p>
          </table:table-cell>
          <table:table-cell office:value-type="float" office:value="2.979228" calcext:value-type="float">
            <text:p>2.979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63251" calcext:value-type="float">
            <text:p>2.063251</text:p>
          </table:table-cell>
          <table:table-cell office:value-type="float" office:value="1.534543" calcext:value-type="float">
            <text:p>1.534543</text:p>
          </table:table-cell>
          <table:table-cell office:value-type="float" office:value="2.067393" calcext:value-type="float">
            <text:p>2.067393</text:p>
          </table:table-cell>
          <table:table-cell office:value-type="float" office:value="0.042064" calcext:value-type="float">
            <text:p>0.04206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.024176" calcext:value-type="float">
            <text:p>2.024176</text:p>
          </table:table-cell>
          <table:table-cell office:value-type="float" office:value="2.067516" calcext:value-type="float">
            <text:p>2.0675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94071" calcext:value-type="float">
            <text:p>1.94071</text:p>
          </table:table-cell>
          <table:table-cell office:value-type="float" office:value="1.439658" calcext:value-type="float">
            <text:p>1.439658</text:p>
          </table:table-cell>
          <table:table-cell office:value-type="float" office:value="1.944572" calcext:value-type="float">
            <text:p>1.944572</text:p>
          </table:table-cell>
          <table:table-cell office:value-type="float" office:value="0.038805" calcext:value-type="float">
            <text:p>0.0388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.904805" calcext:value-type="float">
            <text:p>1.904805</text:p>
          </table:table-cell>
          <table:table-cell office:value-type="float" office:value="1.944691" calcext:value-type="float">
            <text:p>1.9446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8256" calcext:value-type="float">
            <text:p>0.98256</text:p>
          </table:table-cell>
          <table:table-cell office:value-type="float" office:value="0.419349" calcext:value-type="float">
            <text:p>0.419349</text:p>
          </table:table-cell>
          <table:table-cell office:value-type="float" office:value="0.984399" calcext:value-type="float">
            <text:p>0.984399</text:p>
          </table:table-cell>
          <table:table-cell office:value-type="float" office:value="0.036813" calcext:value-type="float">
            <text:p>0.03681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46788" calcext:value-type="float">
            <text:p>0.946788</text:p>
          </table:table-cell>
          <table:table-cell office:value-type="float" office:value="0.984518" calcext:value-type="float">
            <text:p>0.9845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458748" calcext:value-type="float">
            <text:p>1.458748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1.461713" calcext:value-type="float">
            <text:p>1.461713</text:p>
          </table:table-cell>
          <table:table-cell office:value-type="float" office:value="0.034192" calcext:value-type="float">
            <text:p>0.03419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.426842" calcext:value-type="float">
            <text:p>1.426842</text:p>
          </table:table-cell>
          <table:table-cell office:value-type="float" office:value="1.461854" calcext:value-type="float">
            <text:p>1.461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028867" calcext:value-type="float">
            <text:p>2.02886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2.030014" calcext:value-type="float">
            <text:p>2.030014</text:p>
          </table:table-cell>
          <table:table-cell office:value-type="float" office:value="1.434863" calcext:value-type="float">
            <text:p>1.434863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590755" calcext:value-type="float">
            <text:p>0.590755</text:p>
          </table:table-cell>
          <table:table-cell office:value-type="float" office:value="2.03013" calcext:value-type="float">
            <text:p>2.03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181308" calcext:value-type="float">
            <text:p>1.181308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182498" calcext:value-type="float">
            <text:p>1.182498</text:p>
          </table:table-cell>
          <table:table-cell office:value-type="float" office:value="0.574461" calcext:value-type="float">
            <text:p>0.57446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605253" calcext:value-type="float">
            <text:p>0.605253</text:p>
          </table:table-cell>
          <table:table-cell office:value-type="float" office:value="1.182617" calcext:value-type="float">
            <text:p>1.1826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22058" calcext:value-type="float">
            <text:p>0.92205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923177" calcext:value-type="float">
            <text:p>0.923177</text:p>
          </table:table-cell>
          <table:table-cell office:value-type="float" office:value="0.366348" calcext:value-type="float">
            <text:p>0.366348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554203" calcext:value-type="float">
            <text:p>0.554203</text:p>
          </table:table-cell>
          <table:table-cell office:value-type="float" office:value="0.923292" calcext:value-type="float">
            <text:p>0.9232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52102" calcext:value-type="float">
            <text:p>1.52102</text:p>
          </table:table-cell>
          <table:table-cell office:value-type="float" office:value="0.776206" calcext:value-type="float">
            <text:p>0.776206</text:p>
          </table:table-cell>
          <table:table-cell office:value-type="float" office:value="1.52394" calcext:value-type="float">
            <text:p>1.52394</text:p>
          </table:table-cell>
          <table:table-cell office:value-type="float" office:value="0.081838" calcext:value-type="float">
            <text:p>0.081838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1.439385" calcext:value-type="float">
            <text:p>1.439385</text:p>
          </table:table-cell>
          <table:table-cell office:value-type="float" office:value="1.52406" calcext:value-type="float">
            <text:p>1.52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585295" calcext:value-type="float">
            <text:p>1.585295</text:p>
          </table:table-cell>
          <table:table-cell office:value-type="float" office:value="0.82084" calcext:value-type="float">
            <text:p>0.82084</text:p>
          </table:table-cell>
          <table:table-cell office:value-type="float" office:value="1.588442" calcext:value-type="float">
            <text:p>1.588442</text:p>
          </table:table-cell>
          <table:table-cell office:value-type="float" office:value="0.067128" calcext:value-type="float">
            <text:p>0.067128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1.519281" calcext:value-type="float">
            <text:p>1.519281</text:p>
          </table:table-cell>
          <table:table-cell office:value-type="float" office:value="1.588561" calcext:value-type="float">
            <text:p>1.588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.079969" calcext:value-type="float">
            <text:p>4.079969</text:p>
          </table:table-cell>
          <table:table-cell office:value-type="float" office:value="3.352278" calcext:value-type="float">
            <text:p>3.352278</text:p>
          </table:table-cell>
          <table:table-cell office:value-type="float" office:value="4.088121" calcext:value-type="float">
            <text:p>4.088121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4.030093" calcext:value-type="float">
            <text:p>4.030093</text:p>
          </table:table-cell>
          <table:table-cell office:value-type="float" office:value="4.088243" calcext:value-type="float">
            <text:p>4.0882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718434" calcext:value-type="float">
            <text:p>3.718434</text:p>
          </table:table-cell>
          <table:table-cell office:value-type="float" office:value="3.162381" calcext:value-type="float">
            <text:p>3.162381</text:p>
          </table:table-cell>
          <table:table-cell office:value-type="float" office:value="3.725922" calcext:value-type="float">
            <text:p>3.725922</text:p>
          </table:table-cell>
          <table:table-cell office:value-type="float" office:value="0.049085" calcext:value-type="float">
            <text:p>0.049085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3.67516" calcext:value-type="float">
            <text:p>3.67516</text:p>
          </table:table-cell>
          <table:table-cell office:value-type="float" office:value="3.726038" calcext:value-type="float">
            <text:p>3.726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195021" calcext:value-type="float">
            <text:p>3.195021</text:p>
          </table:table-cell>
          <table:table-cell office:value-type="float" office:value="2.640647" calcext:value-type="float">
            <text:p>2.640647</text:p>
          </table:table-cell>
          <table:table-cell office:value-type="float" office:value="3.201442" calcext:value-type="float">
            <text:p>3.201442</text:p>
          </table:table-cell>
          <table:table-cell office:value-type="float" office:value="0.043518" calcext:value-type="float">
            <text:p>0.043518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3.156462" calcext:value-type="float">
            <text:p>3.156462</text:p>
          </table:table-cell>
          <table:table-cell office:value-type="float" office:value="3.201564" calcext:value-type="float">
            <text:p>3.2015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184153" calcext:value-type="float">
            <text:p>2.184153</text:p>
          </table:table-cell>
          <table:table-cell office:value-type="float" office:value="1.658451" calcext:value-type="float">
            <text:p>1.658451</text:p>
          </table:table-cell>
          <table:table-cell office:value-type="float" office:value="2.188543" calcext:value-type="float">
            <text:p>2.188543</text:p>
          </table:table-cell>
          <table:table-cell office:value-type="float" office:value="0.039675" calcext:value-type="float">
            <text:p>0.03967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2.147591" calcext:value-type="float">
            <text:p>2.147591</text:p>
          </table:table-cell>
          <table:table-cell office:value-type="float" office:value="2.188663" calcext:value-type="float">
            <text:p>2.188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061383" calcext:value-type="float">
            <text:p>2.061383</text:p>
          </table:table-cell>
          <table:table-cell office:value-type="float" office:value="1.468673" calcext:value-type="float">
            <text:p>1.468673</text:p>
          </table:table-cell>
          <table:table-cell office:value-type="float" office:value="2.06551" calcext:value-type="float">
            <text:p>2.06551</text:p>
          </table:table-cell>
          <table:table-cell office:value-type="float" office:value="0.037049" calcext:value-type="float">
            <text:p>0.037049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2.027476" calcext:value-type="float">
            <text:p>2.027476</text:p>
          </table:table-cell>
          <table:table-cell office:value-type="float" office:value="2.065626" calcext:value-type="float">
            <text:p>2.0656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018015" calcext:value-type="float">
            <text:p>1.018015</text:p>
          </table:table-cell>
          <table:table-cell office:value-type="float" office:value="0.514692" calcext:value-type="float">
            <text:p>0.514692</text:p>
          </table:table-cell>
          <table:table-cell office:value-type="float" office:value="1.020016" calcext:value-type="float">
            <text:p>1.020016</text:p>
          </table:table-cell>
          <table:table-cell office:value-type="float" office:value="0.035883" calcext:value-type="float">
            <text:p>0.03588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83252" calcext:value-type="float">
            <text:p>0.983252</text:p>
          </table:table-cell>
          <table:table-cell office:value-type="float" office:value="1.020139" calcext:value-type="float">
            <text:p>1.020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538189" calcext:value-type="float">
            <text:p>1.538189</text:p>
          </table:table-cell>
          <table:table-cell office:value-type="float" office:value="1.053864" calcext:value-type="float">
            <text:p>1.053864</text:p>
          </table:table-cell>
          <table:table-cell office:value-type="float" office:value="1.541261" calcext:value-type="float">
            <text:p>1.541261</text:p>
          </table:table-cell>
          <table:table-cell office:value-type="float" office:value="0.034368" calcext:value-type="float">
            <text:p>0.034368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.506168" calcext:value-type="float">
            <text:p>1.506168</text:p>
          </table:table-cell>
          <table:table-cell office:value-type="float" office:value="1.54138" calcext:value-type="float">
            <text:p>1.54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03259" calcext:value-type="float">
            <text:p>2.0325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2.034736" calcext:value-type="float">
            <text:p>2.034736</text:p>
          </table:table-cell>
          <table:table-cell office:value-type="float" office:value="1.037286" calcext:value-type="float">
            <text:p>1.037286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99418" calcext:value-type="float">
            <text:p>0.99418</text:p>
          </table:table-cell>
          <table:table-cell office:value-type="float" office:value="2.034856" calcext:value-type="float">
            <text:p>2.0348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182816" calcext:value-type="float">
            <text:p>1.182816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1.183977" calcext:value-type="float">
            <text:p>1.183977</text:p>
          </table:table-cell>
          <table:table-cell office:value-type="float" office:value="0.57872" calcext:value-type="float">
            <text:p>0.5787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602147" calcext:value-type="float">
            <text:p>0.602147</text:p>
          </table:table-cell>
          <table:table-cell office:value-type="float" office:value="1.184097" calcext:value-type="float">
            <text:p>1.184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22559" calcext:value-type="float">
            <text:p>0.922559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923754" calcext:value-type="float">
            <text:p>0.923754</text:p>
          </table:table-cell>
          <table:table-cell office:value-type="float" office:value="0.302025" calcext:value-type="float">
            <text:p>0.302025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618921" calcext:value-type="float">
            <text:p>0.618921</text:p>
          </table:table-cell>
          <table:table-cell office:value-type="float" office:value="0.923871" calcext:value-type="float">
            <text:p>0.9238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743435" calcext:value-type="float">
            <text:p>0.74343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744564" calcext:value-type="float">
            <text:p>0.744564</text:p>
          </table:table-cell>
          <table:table-cell office:value-type="float" office:value="0.180486" calcext:value-type="float">
            <text:p>0.180486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561493" calcext:value-type="float">
            <text:p>0.561493</text:p>
          </table:table-cell>
          <table:table-cell office:value-type="float" office:value="0.74468" calcext:value-type="float">
            <text:p>0.74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567278" calcext:value-type="float">
            <text:p>1.567278</text:p>
          </table:table-cell>
          <table:table-cell office:value-type="float" office:value="0.807025" calcext:value-type="float">
            <text:p>0.807025</text:p>
          </table:table-cell>
          <table:table-cell office:value-type="float" office:value="1.570172" calcext:value-type="float">
            <text:p>1.570172</text:p>
          </table:table-cell>
          <table:table-cell office:value-type="float" office:value="0.067039" calcext:value-type="float">
            <text:p>0.067039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1.500816" calcext:value-type="float">
            <text:p>1.500816</text:p>
          </table:table-cell>
          <table:table-cell office:value-type="float" office:value="1.570293" calcext:value-type="float">
            <text:p>1.570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824837" calcext:value-type="float">
            <text:p>1.824837</text:p>
          </table:table-cell>
          <table:table-cell office:value-type="float" office:value="1.096502" calcext:value-type="float">
            <text:p>1.096502</text:p>
          </table:table-cell>
          <table:table-cell office:value-type="float" office:value="1.82844" calcext:value-type="float">
            <text:p>1.82844</text:p>
          </table:table-cell>
          <table:table-cell office:value-type="float" office:value="0.059743" calcext:value-type="float">
            <text:p>0.059743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1.76665" calcext:value-type="float">
            <text:p>1.76665</text:p>
          </table:table-cell>
          <table:table-cell office:value-type="float" office:value="1.828556" calcext:value-type="float">
            <text:p>1.828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018241" calcext:value-type="float">
            <text:p>4.018241</text:p>
          </table:table-cell>
          <table:table-cell office:value-type="float" office:value="3.461032" calcext:value-type="float">
            <text:p>3.461032</text:p>
          </table:table-cell>
          <table:table-cell office:value-type="float" office:value="4.026378" calcext:value-type="float">
            <text:p>4.026378</text:p>
          </table:table-cell>
          <table:table-cell office:value-type="float" office:value="0.049459" calcext:value-type="float">
            <text:p>0.049459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3.974962" calcext:value-type="float">
            <text:p>3.974962</text:p>
          </table:table-cell>
          <table:table-cell office:value-type="float" office:value="4.026493" calcext:value-type="float">
            <text:p>4.0264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699536" calcext:value-type="float">
            <text:p>3.699536</text:p>
          </table:table-cell>
          <table:table-cell office:value-type="float" office:value="3.144713" calcext:value-type="float">
            <text:p>3.144713</text:p>
          </table:table-cell>
          <table:table-cell office:value-type="float" office:value="3.707036" calcext:value-type="float">
            <text:p>3.707036</text:p>
          </table:table-cell>
          <table:table-cell office:value-type="float" office:value="0.043545" calcext:value-type="float">
            <text:p>0.043545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3.661977" calcext:value-type="float">
            <text:p>3.661977</text:p>
          </table:table-cell>
          <table:table-cell office:value-type="float" office:value="3.70716" calcext:value-type="float">
            <text:p>3.707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.341414" calcext:value-type="float">
            <text:p>3.341414</text:p>
          </table:table-cell>
          <table:table-cell office:value-type="float" office:value="2.81036" calcext:value-type="float">
            <text:p>2.81036</text:p>
          </table:table-cell>
          <table:table-cell office:value-type="float" office:value="3.348156" calcext:value-type="float">
            <text:p>3.348156</text:p>
          </table:table-cell>
          <table:table-cell office:value-type="float" office:value="0.04173" calcext:value-type="float">
            <text:p>0.04173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3.305188" calcext:value-type="float">
            <text:p>3.305188</text:p>
          </table:table-cell>
          <table:table-cell office:value-type="float" office:value="3.348273" calcext:value-type="float">
            <text:p>3.348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21155" calcext:value-type="float">
            <text:p>2.21155</text:p>
          </table:table-cell>
          <table:table-cell office:value-type="float" office:value="1.619451" calcext:value-type="float">
            <text:p>1.619451</text:p>
          </table:table-cell>
          <table:table-cell office:value-type="float" office:value="2.216006" calcext:value-type="float">
            <text:p>2.216006</text:p>
          </table:table-cell>
          <table:table-cell office:value-type="float" office:value="0.036927" calcext:value-type="float">
            <text:p>0.036927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2.177107" calcext:value-type="float">
            <text:p>2.177107</text:p>
          </table:table-cell>
          <table:table-cell office:value-type="float" office:value="2.216127" calcext:value-type="float">
            <text:p>2.216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.061526" calcext:value-type="float">
            <text:p>2.061526</text:p>
          </table:table-cell>
          <table:table-cell office:value-type="float" office:value="1.557918" calcext:value-type="float">
            <text:p>1.557918</text:p>
          </table:table-cell>
          <table:table-cell office:value-type="float" office:value="2.065672" calcext:value-type="float">
            <text:p>2.065672</text:p>
          </table:table-cell>
          <table:table-cell office:value-type="float" office:value="0.034315" calcext:value-type="float">
            <text:p>0.03431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2.030279" calcext:value-type="float">
            <text:p>2.030279</text:p>
          </table:table-cell>
          <table:table-cell office:value-type="float" office:value="2.06579" calcext:value-type="float">
            <text:p>2.065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023644" calcext:value-type="float">
            <text:p>1.023644</text:p>
          </table:table-cell>
          <table:table-cell office:value-type="float" office:value="0.543222" calcext:value-type="float">
            <text:p>0.543222</text:p>
          </table:table-cell>
          <table:table-cell office:value-type="float" office:value="1.025666" calcext:value-type="float">
            <text:p>1.025666</text:p>
          </table:table-cell>
          <table:table-cell office:value-type="float" office:value="0.032843" calcext:value-type="float">
            <text:p>0.03284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1993" calcext:value-type="float">
            <text:p>0.991993</text:p>
          </table:table-cell>
          <table:table-cell office:value-type="float" office:value="1.025781" calcext:value-type="float">
            <text:p>1.0257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538894" calcext:value-type="float">
            <text:p>1.538894</text:p>
          </table:table-cell>
          <table:table-cell office:value-type="float" office:value="1.065149" calcext:value-type="float">
            <text:p>1.065149</text:p>
          </table:table-cell>
          <table:table-cell office:value-type="float" office:value="1.541982" calcext:value-type="float">
            <text:p>1.541982</text:p>
          </table:table-cell>
          <table:table-cell office:value-type="float" office:value="0.033959" calcext:value-type="float">
            <text:p>0.033959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1.507298" calcext:value-type="float">
            <text:p>1.507298</text:p>
          </table:table-cell>
          <table:table-cell office:value-type="float" office:value="1.542101" calcext:value-type="float">
            <text:p>1.542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.030785" calcext:value-type="float">
            <text:p>2.03078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2.033536" calcext:value-type="float">
            <text:p>2.033536</text:p>
          </table:table-cell>
          <table:table-cell office:value-type="float" office:value="0.797432" calcext:value-type="float">
            <text:p>0.79743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1.232649" calcext:value-type="float">
            <text:p>1.232649</text:p>
          </table:table-cell>
          <table:table-cell office:value-type="float" office:value="2.033702" calcext:value-type="float">
            <text:p>2.0337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193943" calcext:value-type="float">
            <text:p>1.193943</text:p>
          </table:table-cell>
          <table:table-cell office:value-type="float" office:value="0.011048" calcext:value-type="float">
            <text:p>0.011048</text:p>
          </table:table-cell>
          <table:table-cell office:value-type="float" office:value="1.196022" calcext:value-type="float">
            <text:p>1.196022</text:p>
          </table:table-cell>
          <table:table-cell office:value-type="float" office:value="0.234394" calcext:value-type="float">
            <text:p>0.234394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958366" calcext:value-type="float">
            <text:p>0.958366</text:p>
          </table:table-cell>
          <table:table-cell office:value-type="float" office:value="1.196139" calcext:value-type="float">
            <text:p>1.196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23025" calcext:value-type="float">
            <text:p>0.92302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924147" calcext:value-type="float">
            <text:p>0.924147</text:p>
          </table:table-cell>
          <table:table-cell office:value-type="float" office:value="0.316892" calcext:value-type="float">
            <text:p>0.316892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602727" calcext:value-type="float">
            <text:p>0.602727</text:p>
          </table:table-cell>
          <table:table-cell office:value-type="float" office:value="0.924266" calcext:value-type="float">
            <text:p>0.9242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744206" calcext:value-type="float">
            <text:p>0.744206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.745374" calcext:value-type="float">
            <text:p>0.745374</text:p>
          </table:table-cell>
          <table:table-cell office:value-type="float" office:value="0.12994" calcext:value-type="float">
            <text:p>0.12994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612564" calcext:value-type="float">
            <text:p>0.612564</text:p>
          </table:table-cell>
          <table:table-cell office:value-type="float" office:value="0.74549" calcext:value-type="float">
            <text:p>0.745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76438" calcext:value-type="float">
            <text:p>0.7643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765507" calcext:value-type="float">
            <text:p>0.765507</text:p>
          </table:table-cell>
          <table:table-cell office:value-type="float" office:value="0.204225" calcext:value-type="float">
            <text:p>0.204225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558704" calcext:value-type="float">
            <text:p>0.558704</text:p>
          </table:table-cell>
          <table:table-cell office:value-type="float" office:value="0.765628" calcext:value-type="float">
            <text:p>0.765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.541695" calcext:value-type="float">
            <text:p>1.541695</text:p>
          </table:table-cell>
          <table:table-cell office:value-type="float" office:value="0.818431" calcext:value-type="float">
            <text:p>0.818431</text:p>
          </table:table-cell>
          <table:table-cell office:value-type="float" office:value="1.544698" calcext:value-type="float">
            <text:p>1.544698</text:p>
          </table:table-cell>
          <table:table-cell office:value-type="float" office:value="0.057111" calcext:value-type="float">
            <text:p>0.057111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1.485176" calcext:value-type="float">
            <text:p>1.485176</text:p>
          </table:table-cell>
          <table:table-cell office:value-type="float" office:value="1.54482" calcext:value-type="float">
            <text:p>1.54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587076" calcext:value-type="float">
            <text:p>1.587076</text:p>
          </table:table-cell>
          <table:table-cell office:value-type="float" office:value="1.031966" calcext:value-type="float">
            <text:p>1.031966</text:p>
          </table:table-cell>
          <table:table-cell office:value-type="float" office:value="1.590262" calcext:value-type="float">
            <text:p>1.590262</text:p>
          </table:table-cell>
          <table:table-cell office:value-type="float" office:value="0.048681" calcext:value-type="float">
            <text:p>0.048681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1.539356" calcext:value-type="float">
            <text:p>1.539356</text:p>
          </table:table-cell>
          <table:table-cell office:value-type="float" office:value="1.590377" calcext:value-type="float">
            <text:p>1.590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012815" calcext:value-type="float">
            <text:p>4.012815</text:p>
          </table:table-cell>
          <table:table-cell office:value-type="float" office:value="3.45903" calcext:value-type="float">
            <text:p>3.45903</text:p>
          </table:table-cell>
          <table:table-cell office:value-type="float" office:value="4.020904" calcext:value-type="float">
            <text:p>4.020904</text:p>
          </table:table-cell>
          <table:table-cell office:value-type="float" office:value="0.043283" calcext:value-type="float">
            <text:p>0.043283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3.975719" calcext:value-type="float">
            <text:p>3.975719</text:p>
          </table:table-cell>
          <table:table-cell office:value-type="float" office:value="4.021025" calcext:value-type="float">
            <text:p>4.021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.699065" calcext:value-type="float">
            <text:p>3.699065</text:p>
          </table:table-cell>
          <table:table-cell office:value-type="float" office:value="3.168944" calcext:value-type="float">
            <text:p>3.168944</text:p>
          </table:table-cell>
          <table:table-cell office:value-type="float" office:value="3.706556" calcext:value-type="float">
            <text:p>3.706556</text:p>
          </table:table-cell>
          <table:table-cell office:value-type="float" office:value="0.039655" calcext:value-type="float">
            <text:p>0.039655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3.66529" calcext:value-type="float">
            <text:p>3.66529</text:p>
          </table:table-cell>
          <table:table-cell office:value-type="float" office:value="3.706676" calcext:value-type="float">
            <text:p>3.7066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27397" calcext:value-type="float">
            <text:p>3.27397</text:p>
          </table:table-cell>
          <table:table-cell office:value-type="float" office:value="2.670445" calcext:value-type="float">
            <text:p>2.670445</text:p>
          </table:table-cell>
          <table:table-cell office:value-type="float" office:value="3.280504" calcext:value-type="float">
            <text:p>3.280504</text:p>
          </table:table-cell>
          <table:table-cell office:value-type="float" office:value="0.041597" calcext:value-type="float">
            <text:p>0.041597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3.237554" calcext:value-type="float">
            <text:p>3.237554</text:p>
          </table:table-cell>
          <table:table-cell office:value-type="float" office:value="3.280626" calcext:value-type="float">
            <text:p>3.2806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286767" calcext:value-type="float">
            <text:p>2.286767</text:p>
          </table:table-cell>
          <table:table-cell office:value-type="float" office:value="1.782307" calcext:value-type="float">
            <text:p>1.782307</text:p>
          </table:table-cell>
          <table:table-cell office:value-type="float" office:value="2.291355" calcext:value-type="float">
            <text:p>2.291355</text:p>
          </table:table-cell>
          <table:table-cell office:value-type="float" office:value="0.034509" calcext:value-type="float">
            <text:p>0.03450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2.255664" calcext:value-type="float">
            <text:p>2.255664</text:p>
          </table:table-cell>
          <table:table-cell office:value-type="float" office:value="2.291475" calcext:value-type="float">
            <text:p>2.291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.067526" calcext:value-type="float">
            <text:p>2.067526</text:p>
          </table:table-cell>
          <table:table-cell office:value-type="float" office:value="1.583663" calcext:value-type="float">
            <text:p>1.583663</text:p>
          </table:table-cell>
          <table:table-cell office:value-type="float" office:value="2.071696" calcext:value-type="float">
            <text:p>2.071696</text:p>
          </table:table-cell>
          <table:table-cell office:value-type="float" office:value="0.034036" calcext:value-type="float">
            <text:p>0.034036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2.036678" calcext:value-type="float">
            <text:p>2.036678</text:p>
          </table:table-cell>
          <table:table-cell office:value-type="float" office:value="2.071811" calcext:value-type="float">
            <text:p>2.0718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028749" calcext:value-type="float">
            <text:p>1.028749</text:p>
          </table:table-cell>
          <table:table-cell office:value-type="float" office:value="0.556231" calcext:value-type="float">
            <text:p>0.556231</text:p>
          </table:table-cell>
          <table:table-cell office:value-type="float" office:value="1.030792" calcext:value-type="float">
            <text:p>1.030792</text:p>
          </table:table-cell>
          <table:table-cell office:value-type="float" office:value="0.031937" calcext:value-type="float">
            <text:p>0.031937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997957" calcext:value-type="float">
            <text:p>0.997957</text:p>
          </table:table-cell>
          <table:table-cell office:value-type="float" office:value="1.030907" calcext:value-type="float">
            <text:p>1.0309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539754" calcext:value-type="float">
            <text:p>1.539754</text:p>
          </table:table-cell>
          <table:table-cell office:value-type="float" office:value="1.15206" calcext:value-type="float">
            <text:p>1.15206</text:p>
          </table:table-cell>
          <table:table-cell office:value-type="float" office:value="1.54283" calcext:value-type="float">
            <text:p>1.54283</text:p>
          </table:table-cell>
          <table:table-cell office:value-type="float" office:value="0.035966" calcext:value-type="float">
            <text:p>0.03596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1.506117" calcext:value-type="float">
            <text:p>1.506117</text:p>
          </table:table-cell>
          <table:table-cell office:value-type="float" office:value="1.542945" calcext:value-type="float">
            <text:p>1.5429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047753" calcext:value-type="float">
            <text:p>2.047753</text:p>
          </table:table-cell>
          <table:table-cell office:value-type="float" office:value="0.021197" calcext:value-type="float">
            <text:p>0.021197</text:p>
          </table:table-cell>
          <table:table-cell office:value-type="float" office:value="2.05149" calcext:value-type="float">
            <text:p>2.05149</text:p>
          </table:table-cell>
          <table:table-cell office:value-type="float" office:value="0.517781" calcext:value-type="float">
            <text:p>0.51778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1.530027" calcext:value-type="float">
            <text:p>1.530027</text:p>
          </table:table-cell>
          <table:table-cell office:value-type="float" office:value="2.051608" calcext:value-type="float">
            <text:p>2.0516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34481" calcext:value-type="float">
            <text:p>1.434481</text:p>
          </table:table-cell>
          <table:table-cell office:value-type="float" office:value="0.254767" calcext:value-type="float">
            <text:p>0.254767</text:p>
          </table:table-cell>
          <table:table-cell office:value-type="float" office:value="1.436851" calcext:value-type="float">
            <text:p>1.436851</text:p>
          </table:table-cell>
          <table:table-cell office:value-type="float" office:value="0.160197" calcext:value-type="float">
            <text:p>0.160197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1.271899" calcext:value-type="float">
            <text:p>1.271899</text:p>
          </table:table-cell>
          <table:table-cell office:value-type="float" office:value="1.436975" calcext:value-type="float">
            <text:p>1.436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88948" calcext:value-type="float">
            <text:p>1.088948</text:p>
          </table:table-cell>
          <table:table-cell office:value-type="float" office:value="0.158591" calcext:value-type="float">
            <text:p>0.158591</text:p>
          </table:table-cell>
          <table:table-cell office:value-type="float" office:value="1.090722" calcext:value-type="float">
            <text:p>1.090722</text:p>
          </table:table-cell>
          <table:table-cell office:value-type="float" office:value="0.113454" calcext:value-type="float">
            <text:p>0.113454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974099" calcext:value-type="float">
            <text:p>0.974099</text:p>
          </table:table-cell>
          <table:table-cell office:value-type="float" office:value="1.09084" calcext:value-type="float">
            <text:p>1.090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45988" calcext:value-type="float">
            <text:p>0.745988</text:p>
          </table:table-cell>
          <table:table-cell office:value-type="float" office:value="0.004812" calcext:value-type="float">
            <text:p>0.004812</text:p>
          </table:table-cell>
          <table:table-cell office:value-type="float" office:value="0.747047" calcext:value-type="float">
            <text:p>0.747047</text:p>
          </table:table-cell>
          <table:table-cell office:value-type="float" office:value="0.123775" calcext:value-type="float">
            <text:p>0.123775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620195" calcext:value-type="float">
            <text:p>0.620195</text:p>
          </table:table-cell>
          <table:table-cell office:value-type="float" office:value="0.747167" calcext:value-type="float">
            <text:p>0.747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61932" calcext:value-type="float">
            <text:p>0.761932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763095" calcext:value-type="float">
            <text:p>0.763095</text:p>
          </table:table-cell>
          <table:table-cell office:value-type="float" office:value="0.152478" calcext:value-type="float">
            <text:p>0.152478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606131" calcext:value-type="float">
            <text:p>0.606131</text:p>
          </table:table-cell>
          <table:table-cell office:value-type="float" office:value="0.763213" calcext:value-type="float">
            <text:p>0.7632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719561" calcext:value-type="float">
            <text:p>0.71956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720688" calcext:value-type="float">
            <text:p>0.720688</text:p>
          </table:table-cell>
          <table:table-cell office:value-type="float" office:value="0.154974" calcext:value-type="float">
            <text:p>0.154974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563077" calcext:value-type="float">
            <text:p>0.563077</text:p>
          </table:table-cell>
          <table:table-cell office:value-type="float" office:value="0.720805" calcext:value-type="float">
            <text:p>0.720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543669" calcext:value-type="float">
            <text:p>1.543669</text:p>
          </table:table-cell>
          <table:table-cell office:value-type="float" office:value="0.990457" calcext:value-type="float">
            <text:p>0.990457</text:p>
          </table:table-cell>
          <table:table-cell office:value-type="float" office:value="1.54672" calcext:value-type="float">
            <text:p>1.54672</text:p>
          </table:table-cell>
          <table:table-cell office:value-type="float" office:value="0.048823" calcext:value-type="float">
            <text:p>0.048823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1.494856" calcext:value-type="float">
            <text:p>1.494856</text:p>
          </table:table-cell>
          <table:table-cell office:value-type="float" office:value="1.546839" calcext:value-type="float">
            <text:p>1.546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62404" calcext:value-type="float">
            <text:p>1.62404</text:p>
          </table:table-cell>
          <table:table-cell office:value-type="float" office:value="1.072938" calcext:value-type="float">
            <text:p>1.072938</text:p>
          </table:table-cell>
          <table:table-cell office:value-type="float" office:value="1.627197" calcext:value-type="float">
            <text:p>1.627197</text:p>
          </table:table-cell>
          <table:table-cell office:value-type="float" office:value="0.043329" calcext:value-type="float">
            <text:p>0.043329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.58187" calcext:value-type="float">
            <text:p>1.58187</text:p>
          </table:table-cell>
          <table:table-cell office:value-type="float" office:value="1.627315" calcext:value-type="float">
            <text:p>1.627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035087" calcext:value-type="float">
            <text:p>4.035087</text:p>
          </table:table-cell>
          <table:table-cell office:value-type="float" office:value="3.509045" calcext:value-type="float">
            <text:p>3.509045</text:p>
          </table:table-cell>
          <table:table-cell office:value-type="float" office:value="4.043303" calcext:value-type="float">
            <text:p>4.043303</text:p>
          </table:table-cell>
          <table:table-cell office:value-type="float" office:value="0.039425" calcext:value-type="float">
            <text:p>0.039425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4.00111" calcext:value-type="float">
            <text:p>4.00111</text:p>
          </table:table-cell>
          <table:table-cell office:value-type="float" office:value="4.043422" calcext:value-type="float">
            <text:p>4.0434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752338" calcext:value-type="float">
            <text:p>3.752338</text:p>
          </table:table-cell>
          <table:table-cell office:value-type="float" office:value="3.159962" calcext:value-type="float">
            <text:p>3.159962</text:p>
          </table:table-cell>
          <table:table-cell office:value-type="float" office:value="3.759973" calcext:value-type="float">
            <text:p>3.759973</text:p>
          </table:table-cell>
          <table:table-cell office:value-type="float" office:value="0.037646" calcext:value-type="float">
            <text:p>0.037646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3.720211" calcext:value-type="float">
            <text:p>3.720211</text:p>
          </table:table-cell>
          <table:table-cell office:value-type="float" office:value="3.760095" calcext:value-type="float">
            <text:p>3.7600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328961" calcext:value-type="float">
            <text:p>3.328961</text:p>
          </table:table-cell>
          <table:table-cell office:value-type="float" office:value="2.823928" calcext:value-type="float">
            <text:p>2.823928</text:p>
          </table:table-cell>
          <table:table-cell office:value-type="float" office:value="3.335682" calcext:value-type="float">
            <text:p>3.335682</text:p>
          </table:table-cell>
          <table:table-cell office:value-type="float" office:value="0.036151" calcext:value-type="float">
            <text:p>0.036151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3.298182" calcext:value-type="float">
            <text:p>3.298182</text:p>
          </table:table-cell>
          <table:table-cell office:value-type="float" office:value="3.335804" calcext:value-type="float">
            <text:p>3.335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168144" calcext:value-type="float">
            <text:p>2.168144</text:p>
          </table:table-cell>
          <table:table-cell office:value-type="float" office:value="1.685814" calcext:value-type="float">
            <text:p>1.685814</text:p>
          </table:table-cell>
          <table:table-cell office:value-type="float" office:value="2.172492" calcext:value-type="float">
            <text:p>2.172492</text:p>
          </table:table-cell>
          <table:table-cell office:value-type="float" office:value="0.035313" calcext:value-type="float">
            <text:p>0.035313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2.136107" calcext:value-type="float">
            <text:p>2.136107</text:p>
          </table:table-cell>
          <table:table-cell office:value-type="float" office:value="2.172615" calcext:value-type="float">
            <text:p>2.1726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067731" calcext:value-type="float">
            <text:p>2.067731</text:p>
          </table:table-cell>
          <table:table-cell office:value-type="float" office:value="1.598594" calcext:value-type="float">
            <text:p>1.598594</text:p>
          </table:table-cell>
          <table:table-cell office:value-type="float" office:value="2.071894" calcext:value-type="float">
            <text:p>2.071894</text:p>
          </table:table-cell>
          <table:table-cell office:value-type="float" office:value="0.031135" calcext:value-type="float">
            <text:p>0.03113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2.03976" calcext:value-type="float">
            <text:p>2.03976</text:p>
          </table:table-cell>
          <table:table-cell office:value-type="float" office:value="2.072016" calcext:value-type="float">
            <text:p>2.072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028405" calcext:value-type="float">
            <text:p>1.028405</text:p>
          </table:table-cell>
          <table:table-cell office:value-type="float" office:value="0.641313" calcext:value-type="float">
            <text:p>0.641313</text:p>
          </table:table-cell>
          <table:table-cell office:value-type="float" office:value="1.030439" calcext:value-type="float">
            <text:p>1.030439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995862" calcext:value-type="float">
            <text:p>0.995862</text:p>
          </table:table-cell>
          <table:table-cell office:value-type="float" office:value="1.030507" calcext:value-type="float">
            <text:p>1.0305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540096" calcext:value-type="float">
            <text:p>1.540096</text:p>
          </table:table-cell>
          <table:table-cell office:value-type="float" office:value="1.081588" calcext:value-type="float">
            <text:p>1.081588</text:p>
          </table:table-cell>
          <table:table-cell office:value-type="float" office:value="1.543175" calcext:value-type="float">
            <text:p>1.543175</text:p>
          </table:table-cell>
          <table:table-cell office:value-type="float" office:value="0.036788" calcext:value-type="float">
            <text:p>0.03678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1.505688" calcext:value-type="float">
            <text:p>1.505688</text:p>
          </table:table-cell>
          <table:table-cell office:value-type="float" office:value="1.543291" calcext:value-type="float">
            <text:p>1.543291</text:p>
          </table:table-cell>
        </table:table-row>
      </table:table>
      <table:table table:name="result_test_1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7" table:visibility="collapse" table:number-columns-repeated="4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 calcext:value-type="string">
            <text:p>It-time</text:p>
          </table:table-cell>
          <table:table-cell table:number-columns-repeated="4"/>
          <table:table-cell office:value-type="string" calcext:value-type="string">
            <text:p>Dram-nvm</text:p>
          </table:table-cell>
          <table:table-cell office:value-type="string" calcext:value-type="string">
            <text:p>analys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]-[.F2]" office:value-type="float" office:value="1.440292" calcext:value-type="float">
            <text:p>1.440292</text:p>
          </table:table-cell>
          <table:table-cell office:value-type="float" office:value="1.443154" calcext:value-type="float">
            <text:p>1.443154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1.446153" calcext:value-type="float">
            <text:p>1.446153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256541" calcext:value-type="float">
            <text:p>0.256541</text:p>
          </table:table-cell>
          <table:table-cell office:value-type="float" office:value="1.174811" calcext:value-type="float">
            <text:p>1.174811</text:p>
          </table:table-cell>
          <table:table-cell office:value-type="float" office:value="1.446281" calcext:value-type="float">
            <text:p>1.446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]-[.F3]" office:value-type="float" office:value="1.479479" calcext:value-type="float">
            <text:p>1.479479</text:p>
          </table:table-cell>
          <table:table-cell office:value-type="float" office:value="1.479538" calcext:value-type="float">
            <text:p>1.479538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1.481443" calcext:value-type="float">
            <text:p>1.481443</text:p>
          </table:table-cell>
          <table:table-cell office:value-type="float" office:value="0.541699" calcext:value-type="float">
            <text:p>0.541699</text:p>
          </table:table-cell>
          <table:table-cell office:value-type="float" office:value="0.134261" calcext:value-type="float">
            <text:p>0.134261</text:p>
          </table:table-cell>
          <table:table-cell office:value-type="float" office:value="0.804917" calcext:value-type="float">
            <text:p>0.804917</text:p>
          </table:table-cell>
          <table:table-cell office:value-type="float" office:value="1.48157" calcext:value-type="float">
            <text:p>1.48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4]-[.F4]" office:value-type="float" office:value="1.499584" calcext:value-type="float">
            <text:p>1.499584</text:p>
          </table:table-cell>
          <table:table-cell office:value-type="float" office:value="1.784157" calcext:value-type="float">
            <text:p>1.784157</text:p>
          </table:table-cell>
          <table:table-cell office:value-type="float" office:value="0.284573" calcext:value-type="float">
            <text:p>0.284573</text:p>
          </table:table-cell>
          <table:table-cell office:value-type="float" office:value="1.787752" calcext:value-type="float">
            <text:p>1.787752</text:p>
          </table:table-cell>
          <table:table-cell office:value-type="float" office:value="0.009332" calcext:value-type="float">
            <text:p>0.009332</text:p>
          </table:table-cell>
          <table:table-cell office:value-type="float" office:value="0.09467" calcext:value-type="float">
            <text:p>0.09467</text:p>
          </table:table-cell>
          <table:table-cell office:value-type="float" office:value="1.683088" calcext:value-type="float">
            <text:p>1.683088</text:p>
          </table:table-cell>
          <table:table-cell office:value-type="float" office:value="1.787879" calcext:value-type="float">
            <text:p>1.7878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]-[.F5]" office:value-type="float" office:value="1.484092" calcext:value-type="float">
            <text:p>1.484092</text:p>
          </table:table-cell>
          <table:table-cell office:value-type="float" office:value="1.869068" calcext:value-type="float">
            <text:p>1.869068</text:p>
          </table:table-cell>
          <table:table-cell office:value-type="float" office:value="0.384976" calcext:value-type="float">
            <text:p>0.384976</text:p>
          </table:table-cell>
          <table:table-cell office:value-type="float" office:value="1.872905" calcext:value-type="float">
            <text:p>1.872905</text:p>
          </table:table-cell>
          <table:table-cell office:value-type="float" office:value="0.008966" calcext:value-type="float">
            <text:p>0.008966</text:p>
          </table:table-cell>
          <table:table-cell office:value-type="float" office:value="0.070743" calcext:value-type="float">
            <text:p>0.070743</text:p>
          </table:table-cell>
          <table:table-cell office:value-type="float" office:value="1.792388" calcext:value-type="float">
            <text:p>1.792388</text:p>
          </table:table-cell>
          <table:table-cell office:value-type="float" office:value="1.873036" calcext:value-type="float">
            <text:p>1.873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]-[.F6]" office:value-type="float" office:value="1.479076" calcext:value-type="float">
            <text:p>1.479076</text:p>
          </table:table-cell>
          <table:table-cell office:value-type="float" office:value="2.8304" calcext:value-type="float">
            <text:p>2.8304</text:p>
          </table:table-cell>
          <table:table-cell office:value-type="float" office:value="1.351324" calcext:value-type="float">
            <text:p>1.351324</text:p>
          </table:table-cell>
          <table:table-cell office:value-type="float" office:value="2.836283" calcext:value-type="float">
            <text:p>2.836283</text:p>
          </table:table-cell>
          <table:table-cell office:value-type="float" office:value="0.006463" calcext:value-type="float">
            <text:p>0.006463</text:p>
          </table:table-cell>
          <table:table-cell office:value-type="float" office:value="0.057582" calcext:value-type="float">
            <text:p>0.057582</text:p>
          </table:table-cell>
          <table:table-cell office:value-type="float" office:value="2.771294" calcext:value-type="float">
            <text:p>2.771294</text:p>
          </table:table-cell>
          <table:table-cell office:value-type="float" office:value="2.836405" calcext:value-type="float">
            <text:p>2.8364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]-[.F7]" office:value-type="float" office:value="1.491535" calcext:value-type="float">
            <text:p>1.491535</text:p>
          </table:table-cell>
          <table:table-cell office:value-type="float" office:value="3.423829" calcext:value-type="float">
            <text:p>3.423829</text:p>
          </table:table-cell>
          <table:table-cell office:value-type="float" office:value="1.932294" calcext:value-type="float">
            <text:p>1.932294</text:p>
          </table:table-cell>
          <table:table-cell office:value-type="float" office:value="3.430868" calcext:value-type="float">
            <text:p>3.430868</text:p>
          </table:table-cell>
          <table:table-cell office:value-type="float" office:value="0.006897" calcext:value-type="float">
            <text:p>0.006897</text:p>
          </table:table-cell>
          <table:table-cell office:value-type="float" office:value="0.049113" calcext:value-type="float">
            <text:p>0.049113</text:p>
          </table:table-cell>
          <table:table-cell office:value-type="float" office:value="3.373709" calcext:value-type="float">
            <text:p>3.373709</text:p>
          </table:table-cell>
          <table:table-cell office:value-type="float" office:value="3.430986" calcext:value-type="float">
            <text:p>3.430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]-[.F8]" office:value-type="float" office:value="1.5198" calcext:value-type="float">
            <text:p>1.5198</text:p>
          </table:table-cell>
          <table:table-cell office:value-type="float" office:value="3.927332" calcext:value-type="float">
            <text:p>3.927332</text:p>
          </table:table-cell>
          <table:table-cell office:value-type="float" office:value="2.407532" calcext:value-type="float">
            <text:p>2.407532</text:p>
          </table:table-cell>
          <table:table-cell office:value-type="float" office:value="3.935097" calcext:value-type="float">
            <text:p>3.935097</text:p>
          </table:table-cell>
          <table:table-cell office:value-type="float" office:value="0.005619" calcext:value-type="float">
            <text:p>0.005619</text:p>
          </table:table-cell>
          <table:table-cell office:value-type="float" office:value="0.044867" calcext:value-type="float">
            <text:p>0.044867</text:p>
          </table:table-cell>
          <table:table-cell office:value-type="float" office:value="3.883239" calcext:value-type="float">
            <text:p>3.883239</text:p>
          </table:table-cell>
          <table:table-cell office:value-type="float" office:value="3.935219" calcext:value-type="float">
            <text:p>3.935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9]-[.F9]" office:value-type="float" office:value="1.579499" calcext:value-type="float">
            <text:p>1.579499</text:p>
          </table:table-cell>
          <table:table-cell office:value-type="float" office:value="1.582877" calcext:value-type="float">
            <text:p>1.582877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1.586059" calcext:value-type="float">
            <text:p>1.586059</text:p>
          </table:table-cell>
          <table:table-cell office:value-type="float" office:value="0.044913" calcext:value-type="float">
            <text:p>0.044913</text:p>
          </table:table-cell>
          <table:table-cell office:value-type="float" office:value="0.040276" calcext:value-type="float">
            <text:p>0.040276</text:p>
          </table:table-cell>
          <table:table-cell office:value-type="float" office:value="1.499254" calcext:value-type="float">
            <text:p>1.499254</text:p>
          </table:table-cell>
          <table:table-cell office:value-type="float" office:value="1.586177" calcext:value-type="float">
            <text:p>1.586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0]-[.F10]" office:value-type="float" office:value="1.584137" calcext:value-type="float">
            <text:p>1.584137</text:p>
          </table:table-cell>
          <table:table-cell office:value-type="float" office:value="1.585573" calcext:value-type="float">
            <text:p>1.585573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1.588534" calcext:value-type="float">
            <text:p>1.588534</text:p>
          </table:table-cell>
          <table:table-cell office:value-type="float" office:value="0.188074" calcext:value-type="float">
            <text:p>0.188074</text:p>
          </table:table-cell>
          <table:table-cell office:value-type="float" office:value="0.036191" calcext:value-type="float">
            <text:p>0.036191</text:p>
          </table:table-cell>
          <table:table-cell office:value-type="float" office:value="1.362223" calcext:value-type="float">
            <text:p>1.362223</text:p>
          </table:table-cell>
          <table:table-cell office:value-type="float" office:value="1.588655" calcext:value-type="float">
            <text:p>1.5886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1]-[.F11]" office:value-type="float" office:value="1.601661" calcext:value-type="float">
            <text:p>1.601661</text:p>
          </table:table-cell>
          <table:table-cell office:value-type="float" office:value="1.60171" calcext:value-type="float">
            <text:p>1.6017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1.602938" calcext:value-type="float">
            <text:p>1.602938</text:p>
          </table:table-cell>
          <table:table-cell office:value-type="float" office:value="1.086808" calcext:value-type="float">
            <text:p>1.086808</text:p>
          </table:table-cell>
          <table:table-cell office:value-type="float" office:value="0.034827" calcext:value-type="float">
            <text:p>0.034827</text:p>
          </table:table-cell>
          <table:table-cell office:value-type="float" office:value="0.479204" calcext:value-type="float">
            <text:p>0.479204</text:p>
          </table:table-cell>
          <table:table-cell office:value-type="float" office:value="1.603065" calcext:value-type="float">
            <text:p>1.603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F12]" office:value-type="float" office:value="1.647153" calcext:value-type="float">
            <text:p>1.647153</text:p>
          </table:table-cell>
          <table:table-cell office:value-type="float" office:value="1.647224" calcext:value-type="float">
            <text:p>1.64722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1.64854" calcext:value-type="float">
            <text:p>1.64854</text:p>
          </table:table-cell>
          <table:table-cell office:value-type="float" office:value="1.013493" calcext:value-type="float">
            <text:p>1.013493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0.600693" calcext:value-type="float">
            <text:p>0.600693</text:p>
          </table:table-cell>
          <table:table-cell office:value-type="float" office:value="1.64866" calcext:value-type="float">
            <text:p>1.648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]-[.F13]" office:value-type="float" office:value="1.728602" calcext:value-type="float">
            <text:p>1.728602</text:p>
          </table:table-cell>
          <table:table-cell office:value-type="float" office:value="1.729687" calcext:value-type="float">
            <text:p>1.729687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1.732125" calcext:value-type="float">
            <text:p>1.732125</text:p>
          </table:table-cell>
          <table:table-cell office:value-type="float" office:value="0.510198" calcext:value-type="float">
            <text:p>0.510198</text:p>
          </table:table-cell>
          <table:table-cell office:value-type="float" office:value="0.030847" calcext:value-type="float">
            <text:p>0.030847</text:p>
          </table:table-cell>
          <table:table-cell office:value-type="float" office:value="1.188442" calcext:value-type="float">
            <text:p>1.188442</text:p>
          </table:table-cell>
          <table:table-cell office:value-type="float" office:value="1.732243" calcext:value-type="float">
            <text:p>1.732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14]-[.F14]" office:value-type="float" office:value="1.729277" calcext:value-type="float">
            <text:p>1.729277</text:p>
          </table:table-cell>
          <table:table-cell office:value-type="float" office:value="1.730389" calcext:value-type="float">
            <text:p>1.730389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1.732591" calcext:value-type="float">
            <text:p>1.732591</text:p>
          </table:table-cell>
          <table:table-cell office:value-type="float" office:value="0.627156" calcext:value-type="float">
            <text:p>0.627156</text:p>
          </table:table-cell>
          <table:table-cell office:value-type="float" office:value="0.029308" calcext:value-type="float">
            <text:p>0.029308</text:p>
          </table:table-cell>
          <table:table-cell office:value-type="float" office:value="1.073223" calcext:value-type="float">
            <text:p>1.073223</text:p>
          </table:table-cell>
          <table:table-cell office:value-type="float" office:value="1.732706" calcext:value-type="float">
            <text:p>1.732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5]-[.F15]" office:value-type="float" office:value="1.730222" calcext:value-type="float">
            <text:p>1.730222</text:p>
          </table:table-cell>
          <table:table-cell office:value-type="float" office:value="1.732351" calcext:value-type="float">
            <text:p>1.732351</text:p>
          </table:table-cell>
          <table:table-cell office:value-type="float" office:value="0.002129" calcext:value-type="float">
            <text:p>0.002129</text:p>
          </table:table-cell>
          <table:table-cell office:value-type="float" office:value="1.735645" calcext:value-type="float">
            <text:p>1.735645</text:p>
          </table:table-cell>
          <table:table-cell office:value-type="float" office:value="0.209908" calcext:value-type="float">
            <text:p>0.209908</text:p>
          </table:table-cell>
          <table:table-cell office:value-type="float" office:value="0.032096" calcext:value-type="float">
            <text:p>0.032096</text:p>
          </table:table-cell>
          <table:table-cell office:value-type="float" office:value="1.490433" calcext:value-type="float">
            <text:p>1.490433</text:p>
          </table:table-cell>
          <table:table-cell office:value-type="float" office:value="1.735713" calcext:value-type="float">
            <text:p>1.735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6]-[.F16]" office:value-type="float" office:value="1.716129" calcext:value-type="float">
            <text:p>1.716129</text:p>
          </table:table-cell>
          <table:table-cell office:value-type="float" office:value="1.928232" calcext:value-type="float">
            <text:p>1.928232</text:p>
          </table:table-cell>
          <table:table-cell office:value-type="float" office:value="0.212103" calcext:value-type="float">
            <text:p>0.212103</text:p>
          </table:table-cell>
          <table:table-cell office:value-type="float" office:value="1.931697" calcext:value-type="float">
            <text:p>1.931697</text:p>
          </table:table-cell>
          <table:table-cell office:value-type="float" office:value="0.040034" calcext:value-type="float">
            <text:p>0.040034</text:p>
          </table:table-cell>
          <table:table-cell office:value-type="float" office:value="0.030349" calcext:value-type="float">
            <text:p>0.030349</text:p>
          </table:table-cell>
          <table:table-cell office:value-type="float" office:value="1.858039" calcext:value-type="float">
            <text:p>1.858039</text:p>
          </table:table-cell>
          <table:table-cell office:value-type="float" office:value="1.931816" calcext:value-type="float">
            <text:p>1.931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-[.F17]" office:value-type="float" office:value="0.891386" calcext:value-type="float">
            <text:p>0.891386</text:p>
          </table:table-cell>
          <table:table-cell office:value-type="float" office:value="1.49641" calcext:value-type="float">
            <text:p>1.49641</text:p>
          </table:table-cell>
          <table:table-cell office:value-type="float" office:value="0.605024" calcext:value-type="float">
            <text:p>0.605024</text:p>
          </table:table-cell>
          <table:table-cell office:value-type="float" office:value="1.499431" calcext:value-type="float">
            <text:p>1.499431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0.267817" calcext:value-type="float">
            <text:p>0.267817</text:p>
          </table:table-cell>
          <table:table-cell office:value-type="float" office:value="1.226568" calcext:value-type="float">
            <text:p>1.226568</text:p>
          </table:table-cell>
          <table:table-cell office:value-type="float" office:value="1.499557" calcext:value-type="float">
            <text:p>1.4995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8]-[.F18]" office:value-type="float" office:value="0.890998" calcext:value-type="float">
            <text:p>0.890998</text:p>
          </table:table-cell>
          <table:table-cell office:value-type="float" office:value="0.958144" calcext:value-type="float">
            <text:p>0.958144</text:p>
          </table:table-cell>
          <table:table-cell office:value-type="float" office:value="0.067146" calcext:value-type="float">
            <text:p>0.067146</text:p>
          </table:table-cell>
          <table:table-cell office:value-type="float" office:value="0.960153" calcext:value-type="float">
            <text:p>0.960153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137281" calcext:value-type="float">
            <text:p>0.137281</text:p>
          </table:table-cell>
          <table:table-cell office:value-type="float" office:value="0.819506" calcext:value-type="float">
            <text:p>0.819506</text:p>
          </table:table-cell>
          <table:table-cell office:value-type="float" office:value="0.960289" calcext:value-type="float">
            <text:p>0.960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9]-[.F19]" office:value-type="float" office:value="0.886566" calcext:value-type="float">
            <text:p>0.886566</text:p>
          </table:table-cell>
          <table:table-cell office:value-type="float" office:value="1.796079" calcext:value-type="float">
            <text:p>1.796079</text:p>
          </table:table-cell>
          <table:table-cell office:value-type="float" office:value="0.909513" calcext:value-type="float">
            <text:p>0.909513</text:p>
          </table:table-cell>
          <table:table-cell office:value-type="float" office:value="1.799744" calcext:value-type="float">
            <text:p>1.799744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94838" calcext:value-type="float">
            <text:p>0.094838</text:p>
          </table:table-cell>
          <table:table-cell office:value-type="float" office:value="1.700614" calcext:value-type="float">
            <text:p>1.700614</text:p>
          </table:table-cell>
          <table:table-cell office:value-type="float" office:value="1.799864" calcext:value-type="float">
            <text:p>1.799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20]-[.F20]" office:value-type="float" office:value="0.884742" calcext:value-type="float">
            <text:p>0.884742</text:p>
          </table:table-cell>
          <table:table-cell office:value-type="float" office:value="1.845735" calcext:value-type="float">
            <text:p>1.845735</text:p>
          </table:table-cell>
          <table:table-cell office:value-type="float" office:value="0.960993" calcext:value-type="float">
            <text:p>0.960993</text:p>
          </table:table-cell>
          <table:table-cell office:value-type="float" office:value="1.849476" calcext:value-type="float">
            <text:p>1.849476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71208" calcext:value-type="float">
            <text:p>0.071208</text:p>
          </table:table-cell>
          <table:table-cell office:value-type="float" office:value="1.774441" calcext:value-type="float">
            <text:p>1.774441</text:p>
          </table:table-cell>
          <table:table-cell office:value-type="float" office:value="1.849601" calcext:value-type="float">
            <text:p>1.8496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21]-[.F21]" office:value-type="float" office:value="0.885746" calcext:value-type="float">
            <text:p>0.885746</text:p>
          </table:table-cell>
          <table:table-cell office:value-type="float" office:value="2.81694" calcext:value-type="float">
            <text:p>2.81694</text:p>
          </table:table-cell>
          <table:table-cell office:value-type="float" office:value="1.931194" calcext:value-type="float">
            <text:p>1.931194</text:p>
          </table:table-cell>
          <table:table-cell office:value-type="float" office:value="2.822581" calcext:value-type="float">
            <text:p>2.822581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0.05784" calcext:value-type="float">
            <text:p>0.05784</text:p>
          </table:table-cell>
          <table:table-cell office:value-type="float" office:value="2.761285" calcext:value-type="float">
            <text:p>2.761285</text:p>
          </table:table-cell>
          <table:table-cell office:value-type="float" office:value="2.822699" calcext:value-type="float">
            <text:p>2.822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2]-[.F22]" office:value-type="float" office:value="0.911595" calcext:value-type="float">
            <text:p>0.911595</text:p>
          </table:table-cell>
          <table:table-cell office:value-type="float" office:value="3.39516" calcext:value-type="float">
            <text:p>3.39516</text:p>
          </table:table-cell>
          <table:table-cell office:value-type="float" office:value="2.483565" calcext:value-type="float">
            <text:p>2.483565</text:p>
          </table:table-cell>
          <table:table-cell office:value-type="float" office:value="3.402096" calcext:value-type="float">
            <text:p>3.402096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5039" calcext:value-type="float">
            <text:p>0.05039</text:p>
          </table:table-cell>
          <table:table-cell office:value-type="float" office:value="3.348143" calcext:value-type="float">
            <text:p>3.348143</text:p>
          </table:table-cell>
          <table:table-cell office:value-type="float" office:value="3.402213" calcext:value-type="float">
            <text:p>3.4022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23]-[.F23]" office:value-type="float" office:value="0.939926" calcext:value-type="float">
            <text:p>0.939926</text:p>
          </table:table-cell>
          <table:table-cell office:value-type="float" office:value="1.741245" calcext:value-type="float">
            <text:p>1.741245</text:p>
          </table:table-cell>
          <table:table-cell office:value-type="float" office:value="0.801319" calcext:value-type="float">
            <text:p>0.801319</text:p>
          </table:table-cell>
          <table:table-cell office:value-type="float" office:value="1.744128" calcext:value-type="float">
            <text:p>1.744128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045608" calcext:value-type="float">
            <text:p>0.045608</text:p>
          </table:table-cell>
          <table:table-cell office:value-type="float" office:value="1.692644" calcext:value-type="float">
            <text:p>1.692644</text:p>
          </table:table-cell>
          <table:table-cell office:value-type="float" office:value="1.744247" calcext:value-type="float">
            <text:p>1.744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4]-[.F24]" office:value-type="float" office:value="0.942409" calcext:value-type="float">
            <text:p>0.942409</text:p>
          </table:table-cell>
          <table:table-cell office:value-type="float" office:value="1.5121" calcext:value-type="float">
            <text:p>1.5121</text:p>
          </table:table-cell>
          <table:table-cell office:value-type="float" office:value="0.569691" calcext:value-type="float">
            <text:p>0.569691</text:p>
          </table:table-cell>
          <table:table-cell office:value-type="float" office:value="1.515134" calcext:value-type="float">
            <text:p>1.515134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0.040466" calcext:value-type="float">
            <text:p>0.040466</text:p>
          </table:table-cell>
          <table:table-cell office:value-type="float" office:value="1.467784" calcext:value-type="float">
            <text:p>1.467784</text:p>
          </table:table-cell>
          <table:table-cell office:value-type="float" office:value="1.515251" calcext:value-type="float">
            <text:p>1.5152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E25]-[.F25]" office:value-type="float" office:value="0.942958" calcext:value-type="float">
            <text:p>0.942958</text:p>
          </table:table-cell>
          <table:table-cell office:value-type="float" office:value="1.486652" calcext:value-type="float">
            <text:p>1.486652</text:p>
          </table:table-cell>
          <table:table-cell office:value-type="float" office:value="0.543694" calcext:value-type="float">
            <text:p>0.543694</text:p>
          </table:table-cell>
          <table:table-cell office:value-type="float" office:value="1.48987" calcext:value-type="float">
            <text:p>1.48987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1.447549" calcext:value-type="float">
            <text:p>1.447549</text:p>
          </table:table-cell>
          <table:table-cell office:value-type="float" office:value="1.489944" calcext:value-type="float">
            <text:p>1.489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26]-[.F26]" office:value-type="float" office:value="0.977286" calcext:value-type="float">
            <text:p>0.977286</text:p>
          </table:table-cell>
          <table:table-cell office:value-type="float" office:value="0.978465" calcext:value-type="float">
            <text:p>0.978465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979636" calcext:value-type="float">
            <text:p>0.979636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034734" calcext:value-type="float">
            <text:p>0.034734</text:p>
          </table:table-cell>
          <table:table-cell office:value-type="float" office:value="0.493742" calcext:value-type="float">
            <text:p>0.493742</text:p>
          </table:table-cell>
          <table:table-cell office:value-type="float" office:value="0.979704" calcext:value-type="float">
            <text:p>0.979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E27]-[.F27]" office:value-type="float" office:value="1.026825" calcext:value-type="float">
            <text:p>1.026825</text:p>
          </table:table-cell>
          <table:table-cell office:value-type="float" office:value="1.028476" calcext:value-type="float">
            <text:p>1.028476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1.029852" calcext:value-type="float">
            <text:p>1.029852</text:p>
          </table:table-cell>
          <table:table-cell office:value-type="float" office:value="0.267112" calcext:value-type="float">
            <text:p>0.267112</text:p>
          </table:table-cell>
          <table:table-cell office:value-type="float" office:value="0.047204" calcext:value-type="float">
            <text:p>0.047204</text:p>
          </table:table-cell>
          <table:table-cell office:value-type="float" office:value="0.711723" calcext:value-type="float">
            <text:p>0.711723</text:p>
          </table:table-cell>
          <table:table-cell office:value-type="float" office:value="1.029974" calcext:value-type="float">
            <text:p>1.0299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28]-[.F28]" office:value-type="float" office:value="1.027337" calcext:value-type="float">
            <text:p>1.027337</text:p>
          </table:table-cell>
          <table:table-cell office:value-type="float" office:value="1.028819" calcext:value-type="float">
            <text:p>1.028819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1.030101" calcext:value-type="float">
            <text:p>1.030101</text:p>
          </table:table-cell>
          <table:table-cell office:value-type="float" office:value="0.371409" calcext:value-type="float">
            <text:p>0.371409</text:p>
          </table:table-cell>
          <table:table-cell office:value-type="float" office:value="0.031152" calcext:value-type="float">
            <text:p>0.031152</text:p>
          </table:table-cell>
          <table:table-cell office:value-type="float" office:value="0.624884" calcext:value-type="float">
            <text:p>0.624884</text:p>
          </table:table-cell>
          <table:table-cell office:value-type="float" office:value="1.030222" calcext:value-type="float">
            <text:p>1.030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E29]-[.F29]" office:value-type="float" office:value="1.029209" calcext:value-type="float">
            <text:p>1.029209</text:p>
          </table:table-cell>
          <table:table-cell office:value-type="float" office:value="1.09399" calcext:value-type="float">
            <text:p>1.09399</text:p>
          </table:table-cell>
          <table:table-cell office:value-type="float" office:value="0.064781" calcext:value-type="float">
            <text:p>0.064781</text:p>
          </table:table-cell>
          <table:table-cell office:value-type="float" office:value="1.096338" calcext:value-type="float">
            <text:p>1.096338</text:p>
          </table:table-cell>
          <table:table-cell office:value-type="float" office:value="0.031018" calcext:value-type="float">
            <text:p>0.031018</text:p>
          </table:table-cell>
          <table:table-cell office:value-type="float" office:value="0.029389" calcext:value-type="float">
            <text:p>0.029389</text:p>
          </table:table-cell>
          <table:table-cell office:value-type="float" office:value="1.033025" calcext:value-type="float">
            <text:p>1.033025</text:p>
          </table:table-cell>
          <table:table-cell office:value-type="float" office:value="1.096461" calcext:value-type="float">
            <text:p>1.0964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E30]-[.F30]" office:value-type="float" office:value="1.023678" calcext:value-type="float">
            <text:p>1.023678</text:p>
          </table:table-cell>
          <table:table-cell office:value-type="float" office:value="1.436756" calcext:value-type="float">
            <text:p>1.436756</text:p>
          </table:table-cell>
          <table:table-cell office:value-type="float" office:value="0.413078" calcext:value-type="float">
            <text:p>0.413078</text:p>
          </table:table-cell>
          <table:table-cell office:value-type="float" office:value="1.439722" calcext:value-type="float">
            <text:p>1.439722</text:p>
          </table:table-cell>
          <table:table-cell office:value-type="float" office:value="0.006064" calcext:value-type="float">
            <text:p>0.006064</text:p>
          </table:table-cell>
          <table:table-cell office:value-type="float" office:value="0.029087" calcext:value-type="float">
            <text:p>0.029087</text:p>
          </table:table-cell>
          <table:table-cell office:value-type="float" office:value="1.401269" calcext:value-type="float">
            <text:p>1.401269</text:p>
          </table:table-cell>
          <table:table-cell office:value-type="float" office:value="1.439836" calcext:value-type="float">
            <text:p>1.439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1]-[.F31]" office:value-type="float" office:value="0.716037" calcext:value-type="float">
            <text:p>0.716037</text:p>
          </table:table-cell>
          <table:table-cell office:value-type="float" office:value="1.509598" calcext:value-type="float">
            <text:p>1.509598</text:p>
          </table:table-cell>
          <table:table-cell office:value-type="float" office:value="0.793561" calcext:value-type="float">
            <text:p>0.793561</text:p>
          </table:table-cell>
          <table:table-cell office:value-type="float" office:value="1.512647" calcext:value-type="float">
            <text:p>1.512647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271278" calcext:value-type="float">
            <text:p>0.271278</text:p>
          </table:table-cell>
          <table:table-cell office:value-type="float" office:value="1.237615" calcext:value-type="float">
            <text:p>1.237615</text:p>
          </table:table-cell>
          <table:table-cell office:value-type="float" office:value="1.512769" calcext:value-type="float">
            <text:p>1.512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2]-[.F32]" office:value-type="float" office:value="0.710068" calcext:value-type="float">
            <text:p>0.710068</text:p>
          </table:table-cell>
          <table:table-cell office:value-type="float" office:value="0.964489" calcext:value-type="float">
            <text:p>0.964489</text:p>
          </table:table-cell>
          <table:table-cell office:value-type="float" office:value="0.254421" calcext:value-type="float">
            <text:p>0.254421</text:p>
          </table:table-cell>
          <table:table-cell office:value-type="float" office:value="0.966446" calcext:value-type="float">
            <text:p>0.966446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0.137228" calcext:value-type="float">
            <text:p>0.137228</text:p>
          </table:table-cell>
          <table:table-cell office:value-type="float" office:value="0.826167" calcext:value-type="float">
            <text:p>0.826167</text:p>
          </table:table-cell>
          <table:table-cell office:value-type="float" office:value="0.966561" calcext:value-type="float">
            <text:p>0.9665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33]-[.F33]" office:value-type="float" office:value="0.710395" calcext:value-type="float">
            <text:p>0.710395</text:p>
          </table:table-cell>
          <table:table-cell office:value-type="float" office:value="1.745292" calcext:value-type="float">
            <text:p>1.745292</text:p>
          </table:table-cell>
          <table:table-cell office:value-type="float" office:value="1.034897" calcext:value-type="float">
            <text:p>1.034897</text:p>
          </table:table-cell>
          <table:table-cell office:value-type="float" office:value="1.748812" calcext:value-type="float">
            <text:p>1.748812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94735" calcext:value-type="float">
            <text:p>0.094735</text:p>
          </table:table-cell>
          <table:table-cell office:value-type="float" office:value="1.651026" calcext:value-type="float">
            <text:p>1.651026</text:p>
          </table:table-cell>
          <table:table-cell office:value-type="float" office:value="1.748928" calcext:value-type="float">
            <text:p>1.7489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34]-[.F34]" office:value-type="float" office:value="0.707871" calcext:value-type="float">
            <text:p>0.707871</text:p>
          </table:table-cell>
          <table:table-cell office:value-type="float" office:value="1.962518" calcext:value-type="float">
            <text:p>1.962518</text:p>
          </table:table-cell>
          <table:table-cell office:value-type="float" office:value="1.254647" calcext:value-type="float">
            <text:p>1.254647</text:p>
          </table:table-cell>
          <table:table-cell office:value-type="float" office:value="1.966493" calcext:value-type="float">
            <text:p>1.966493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71027" calcext:value-type="float">
            <text:p>0.071027</text:p>
          </table:table-cell>
          <table:table-cell office:value-type="float" office:value="1.892505" calcext:value-type="float">
            <text:p>1.892505</text:p>
          </table:table-cell>
          <table:table-cell office:value-type="float" office:value="1.966614" calcext:value-type="float">
            <text:p>1.9666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5]-[.F35]" office:value-type="float" office:value="0.725586" calcext:value-type="float">
            <text:p>0.725586</text:p>
          </table:table-cell>
          <table:table-cell office:value-type="float" office:value="2.763181" calcext:value-type="float">
            <text:p>2.763181</text:p>
          </table:table-cell>
          <table:table-cell office:value-type="float" office:value="2.037595" calcext:value-type="float">
            <text:p>2.037595</text:p>
          </table:table-cell>
          <table:table-cell office:value-type="float" office:value="2.768743" calcext:value-type="float">
            <text:p>2.768743</text:p>
          </table:table-cell>
          <table:table-cell office:value-type="float" office:value="0.004023" calcext:value-type="float">
            <text:p>0.004023</text:p>
          </table:table-cell>
          <table:table-cell office:value-type="float" office:value="0.059437" calcext:value-type="float">
            <text:p>0.059437</text:p>
          </table:table-cell>
          <table:table-cell office:value-type="float" office:value="2.704239" calcext:value-type="float">
            <text:p>2.704239</text:p>
          </table:table-cell>
          <table:table-cell office:value-type="float" office:value="2.768861" calcext:value-type="float">
            <text:p>2.7688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36]-[.F36]" office:value-type="float" office:value="0.76093" calcext:value-type="float">
            <text:p>0.76093</text:p>
          </table:table-cell>
          <table:table-cell office:value-type="float" office:value="3.555855" calcext:value-type="float">
            <text:p>3.555855</text:p>
          </table:table-cell>
          <table:table-cell office:value-type="float" office:value="2.794925" calcext:value-type="float">
            <text:p>2.794925</text:p>
          </table:table-cell>
          <table:table-cell office:value-type="float" office:value="3.562671" calcext:value-type="float">
            <text:p>3.562671</text:p>
          </table:table-cell>
          <table:table-cell office:value-type="float" office:value="0.004562" calcext:value-type="float">
            <text:p>0.004562</text:p>
          </table:table-cell>
          <table:table-cell office:value-type="float" office:value="0.052591" calcext:value-type="float">
            <text:p>0.052591</text:p>
          </table:table-cell>
          <table:table-cell office:value-type="float" office:value="3.504241" calcext:value-type="float">
            <text:p>3.504241</text:p>
          </table:table-cell>
          <table:table-cell office:value-type="float" office:value="3.562791" calcext:value-type="float">
            <text:p>3.562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E37]-[.F37]" office:value-type="float" office:value="0.760224" calcext:value-type="float">
            <text:p>0.760224</text:p>
          </table:table-cell>
          <table:table-cell office:value-type="float" office:value="3.950832" calcext:value-type="float">
            <text:p>3.950832</text:p>
          </table:table-cell>
          <table:table-cell office:value-type="float" office:value="3.190608" calcext:value-type="float">
            <text:p>3.190608</text:p>
          </table:table-cell>
          <table:table-cell office:value-type="float" office:value="3.958715" calcext:value-type="float">
            <text:p>3.958715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4556" calcext:value-type="float">
            <text:p>0.04556</text:p>
          </table:table-cell>
          <table:table-cell office:value-type="float" office:value="3.907895" calcext:value-type="float">
            <text:p>3.907895</text:p>
          </table:table-cell>
          <table:table-cell office:value-type="float" office:value="3.958834" calcext:value-type="float">
            <text:p>3.9588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E38]-[.F38]" office:value-type="float" office:value="0.758522" calcext:value-type="float">
            <text:p>0.758522</text:p>
          </table:table-cell>
          <table:table-cell office:value-type="float" office:value="1.51553" calcext:value-type="float">
            <text:p>1.51553</text:p>
          </table:table-cell>
          <table:table-cell office:value-type="float" office:value="0.757008" calcext:value-type="float">
            <text:p>0.757008</text:p>
          </table:table-cell>
          <table:table-cell office:value-type="float" office:value="1.518616" calcext:value-type="float">
            <text:p>1.518616</text:p>
          </table:table-cell>
          <table:table-cell office:value-type="float" office:value="0.004724" calcext:value-type="float">
            <text:p>0.004724</text:p>
          </table:table-cell>
          <table:table-cell office:value-type="float" office:value="0.040787" calcext:value-type="float">
            <text:p>0.040787</text:p>
          </table:table-cell>
          <table:table-cell office:value-type="float" office:value="1.471433" calcext:value-type="float">
            <text:p>1.471433</text:p>
          </table:table-cell>
          <table:table-cell office:value-type="float" office:value="1.518734" calcext:value-type="float">
            <text:p>1.5187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E39]-[.F39]" office:value-type="float" office:value="0.786716" calcext:value-type="float">
            <text:p>0.786716</text:p>
          </table:table-cell>
          <table:table-cell office:value-type="float" office:value="1.544884" calcext:value-type="float">
            <text:p>1.544884</text:p>
          </table:table-cell>
          <table:table-cell office:value-type="float" office:value="0.758168" calcext:value-type="float">
            <text:p>0.758168</text:p>
          </table:table-cell>
          <table:table-cell office:value-type="float" office:value="1.548071" calcext:value-type="float">
            <text:p>1.548071</text:p>
          </table:table-cell>
          <table:table-cell office:value-type="float" office:value="0.005995" calcext:value-type="float">
            <text:p>0.005995</text:p>
          </table:table-cell>
          <table:table-cell office:value-type="float" office:value="0.038387" calcext:value-type="float">
            <text:p>0.038387</text:p>
          </table:table-cell>
          <table:table-cell office:value-type="float" office:value="1.50183" calcext:value-type="float">
            <text:p>1.50183</text:p>
          </table:table-cell>
          <table:table-cell office:value-type="float" office:value="1.548228" calcext:value-type="float">
            <text:p>1.5482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40]-[.F40]" office:value-type="float" office:value="0.816956" calcext:value-type="float">
            <text:p>0.816956</text:p>
          </table:table-cell>
          <table:table-cell office:value-type="float" office:value="0.819546" calcext:value-type="float">
            <text:p>0.8195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820821" calcext:value-type="float">
            <text:p>0.820821</text:p>
          </table:table-cell>
          <table:table-cell office:value-type="float" office:value="0.200884" calcext:value-type="float">
            <text:p>0.200884</text:p>
          </table:table-cell>
          <table:table-cell office:value-type="float" office:value="0.044172" calcext:value-type="float">
            <text:p>0.044172</text:p>
          </table:table-cell>
          <table:table-cell office:value-type="float" office:value="0.573148" calcext:value-type="float">
            <text:p>0.573148</text:p>
          </table:table-cell>
          <table:table-cell office:value-type="float" office:value="0.820894" calcext:value-type="float">
            <text:p>0.8208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E41]-[.F41]" office:value-type="float" office:value="0.82337" calcext:value-type="float">
            <text:p>0.82337</text:p>
          </table:table-cell>
          <table:table-cell office:value-type="float" office:value="0.82517" calcext:value-type="float">
            <text:p>0.825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826475" calcext:value-type="float">
            <text:p>0.826475</text:p>
          </table:table-cell>
          <table:table-cell office:value-type="float" office:value="0.153144" calcext:value-type="float">
            <text:p>0.153144</text:p>
          </table:table-cell>
          <table:table-cell office:value-type="float" office:value="0.033176" calcext:value-type="float">
            <text:p>0.033176</text:p>
          </table:table-cell>
          <table:table-cell office:value-type="float" office:value="0.637828" calcext:value-type="float">
            <text:p>0.637828</text:p>
          </table:table-cell>
          <table:table-cell office:value-type="float" office:value="0.826591" calcext:value-type="float">
            <text:p>0.8265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42]-[.F42]" office:value-type="float" office:value="0.816459" calcext:value-type="float">
            <text:p>0.816459</text:p>
          </table:table-cell>
          <table:table-cell office:value-type="float" office:value="0.818446" calcext:value-type="float">
            <text:p>0.818446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819719" calcext:value-type="float">
            <text:p>0.819719</text:p>
          </table:table-cell>
          <table:table-cell office:value-type="float" office:value="0.150619" calcext:value-type="float">
            <text:p>0.150619</text:p>
          </table:table-cell>
          <table:table-cell office:value-type="float" office:value="0.030831" calcext:value-type="float">
            <text:p>0.030831</text:p>
          </table:table-cell>
          <table:table-cell office:value-type="float" office:value="0.635669" calcext:value-type="float">
            <text:p>0.635669</text:p>
          </table:table-cell>
          <table:table-cell office:value-type="float" office:value="0.819835" calcext:value-type="float">
            <text:p>0.819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E43]-[.F43]" office:value-type="float" office:value="0.82326" calcext:value-type="float">
            <text:p>0.82326</text:p>
          </table:table-cell>
          <table:table-cell office:value-type="float" office:value="1.099073" calcext:value-type="float">
            <text:p>1.099073</text:p>
          </table:table-cell>
          <table:table-cell office:value-type="float" office:value="0.275813" calcext:value-type="float">
            <text:p>0.275813</text:p>
          </table:table-cell>
          <table:table-cell office:value-type="float" office:value="1.101279" calcext:value-type="float">
            <text:p>1.101279</text:p>
          </table:table-cell>
          <table:table-cell office:value-type="float" office:value="0.007946" calcext:value-type="float">
            <text:p>0.007946</text:p>
          </table:table-cell>
          <table:table-cell office:value-type="float" office:value="0.029762" calcext:value-type="float">
            <text:p>0.029762</text:p>
          </table:table-cell>
          <table:table-cell office:value-type="float" office:value="1.060793" calcext:value-type="float">
            <text:p>1.060793</text:p>
          </table:table-cell>
          <table:table-cell office:value-type="float" office:value="1.101402" calcext:value-type="float">
            <text:p>1.101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44]-[.F44]" office:value-type="float" office:value="0.585827" calcext:value-type="float">
            <text:p>0.585827</text:p>
          </table:table-cell>
          <table:table-cell office:value-type="float" office:value="1.509979" calcext:value-type="float">
            <text:p>1.509979</text:p>
          </table:table-cell>
          <table:table-cell office:value-type="float" office:value="0.924152" calcext:value-type="float">
            <text:p>0.924152</text:p>
          </table:table-cell>
          <table:table-cell office:value-type="float" office:value="1.512933" calcext:value-type="float">
            <text:p>1.512933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272716" calcext:value-type="float">
            <text:p>0.272716</text:p>
          </table:table-cell>
          <table:table-cell office:value-type="float" office:value="1.237379" calcext:value-type="float">
            <text:p>1.237379</text:p>
          </table:table-cell>
          <table:table-cell office:value-type="float" office:value="1.513048" calcext:value-type="float">
            <text:p>1.5130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45]-[.F45]" office:value-type="float" office:value="0.577263" calcext:value-type="float">
            <text:p>0.577263</text:p>
          </table:table-cell>
          <table:table-cell office:value-type="float" office:value="0.96658" calcext:value-type="float">
            <text:p>0.96658</text:p>
          </table:table-cell>
          <table:table-cell office:value-type="float" office:value="0.389317" calcext:value-type="float">
            <text:p>0.389317</text:p>
          </table:table-cell>
          <table:table-cell office:value-type="float" office:value="0.968704" calcext:value-type="float">
            <text:p>0.96870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137479" calcext:value-type="float">
            <text:p>0.137479</text:p>
          </table:table-cell>
          <table:table-cell office:value-type="float" office:value="0.828096" calcext:value-type="float">
            <text:p>0.828096</text:p>
          </table:table-cell>
          <table:table-cell office:value-type="float" office:value="0.968822" calcext:value-type="float">
            <text:p>0.9688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6]-[.F46]" office:value-type="float" office:value="0.582346" calcext:value-type="float">
            <text:p>0.582346</text:p>
          </table:table-cell>
          <table:table-cell office:value-type="float" office:value="1.806068" calcext:value-type="float">
            <text:p>1.806068</text:p>
          </table:table-cell>
          <table:table-cell office:value-type="float" office:value="1.223722" calcext:value-type="float">
            <text:p>1.223722</text:p>
          </table:table-cell>
          <table:table-cell office:value-type="float" office:value="1.80979" calcext:value-type="float">
            <text:p>1.8097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95235" calcext:value-type="float">
            <text:p>0.095235</text:p>
          </table:table-cell>
          <table:table-cell office:value-type="float" office:value="1.711064" calcext:value-type="float">
            <text:p>1.711064</text:p>
          </table:table-cell>
          <table:table-cell office:value-type="float" office:value="1.809909" calcext:value-type="float">
            <text:p>1.809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47]-[.F47]" office:value-type="float" office:value="0.592032" calcext:value-type="float">
            <text:p>0.592032</text:p>
          </table:table-cell>
          <table:table-cell office:value-type="float" office:value="1.924251" calcext:value-type="float">
            <text:p>1.924251</text:p>
          </table:table-cell>
          <table:table-cell office:value-type="float" office:value="1.332219" calcext:value-type="float">
            <text:p>1.332219</text:p>
          </table:table-cell>
          <table:table-cell office:value-type="float" office:value="1.928154" calcext:value-type="float">
            <text:p>1.928154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73104" calcext:value-type="float">
            <text:p>0.073104</text:p>
          </table:table-cell>
          <table:table-cell office:value-type="float" office:value="1.852202" calcext:value-type="float">
            <text:p>1.852202</text:p>
          </table:table-cell>
          <table:table-cell office:value-type="float" office:value="1.92827" calcext:value-type="float">
            <text:p>1.928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48]-[.F48]" office:value-type="float" office:value="0.613186" calcext:value-type="float">
            <text:p>0.613186</text:p>
          </table:table-cell>
          <table:table-cell office:value-type="float" office:value="3.072127" calcext:value-type="float">
            <text:p>3.072127</text:p>
          </table:table-cell>
          <table:table-cell office:value-type="float" office:value="2.458941" calcext:value-type="float">
            <text:p>2.458941</text:p>
          </table:table-cell>
          <table:table-cell office:value-type="float" office:value="3.078135" calcext:value-type="float">
            <text:p>3.078135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.062525" calcext:value-type="float">
            <text:p>0.062525</text:p>
          </table:table-cell>
          <table:table-cell office:value-type="float" office:value="3.012708" calcext:value-type="float">
            <text:p>3.012708</text:p>
          </table:table-cell>
          <table:table-cell office:value-type="float" office:value="3.078253" calcext:value-type="float">
            <text:p>3.078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E49]-[.F49]" office:value-type="float" office:value="0.6222" calcext:value-type="float">
            <text:p>0.6222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2.94417" calcext:value-type="float">
            <text:p>2.94417</text:p>
          </table:table-cell>
          <table:table-cell office:value-type="float" office:value="3.573191" calcext:value-type="float">
            <text:p>3.573191</text:p>
          </table:table-cell>
          <table:table-cell office:value-type="float" office:value="0.001813" calcext:value-type="float">
            <text:p>0.001813</text:p>
          </table:table-cell>
          <table:table-cell office:value-type="float" office:value="0.052889" calcext:value-type="float">
            <text:p>0.052889</text:p>
          </table:table-cell>
          <table:table-cell office:value-type="float" office:value="3.517361" calcext:value-type="float">
            <text:p>3.517361</text:p>
          </table:table-cell>
          <table:table-cell office:value-type="float" office:value="3.573253" calcext:value-type="float">
            <text:p>3.5732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E50]-[.F50]" office:value-type="float" office:value="0.616278" calcext:value-type="float">
            <text:p>0.616278</text:p>
          </table:table-cell>
          <table:table-cell office:value-type="float" office:value="4.188022" calcext:value-type="float">
            <text:p>4.188022</text:p>
          </table:table-cell>
          <table:table-cell office:value-type="float" office:value="3.571744" calcext:value-type="float">
            <text:p>3.571744</text:p>
          </table:table-cell>
          <table:table-cell office:value-type="float" office:value="4.196417" calcext:value-type="float">
            <text:p>4.196417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45702" calcext:value-type="float">
            <text:p>0.045702</text:p>
          </table:table-cell>
          <table:table-cell office:value-type="float" office:value="4.144783" calcext:value-type="float">
            <text:p>4.144783</text:p>
          </table:table-cell>
          <table:table-cell office:value-type="float" office:value="4.196536" calcext:value-type="float">
            <text:p>4.1965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51]-[.F51]" office:value-type="float" office:value="0.635149" calcext:value-type="float">
            <text:p>0.635149</text:p>
          </table:table-cell>
          <table:table-cell office:value-type="float" office:value="1.594777" calcext:value-type="float">
            <text:p>1.594777</text:p>
          </table:table-cell>
          <table:table-cell office:value-type="float" office:value="0.959628" calcext:value-type="float">
            <text:p>0.959628</text:p>
          </table:table-cell>
          <table:table-cell office:value-type="float" office:value="1.598011" calcext:value-type="float">
            <text:p>1.598011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04222" calcext:value-type="float">
            <text:p>0.04222</text:p>
          </table:table-cell>
          <table:table-cell office:value-type="float" office:value="1.552054" calcext:value-type="float">
            <text:p>1.552054</text:p>
          </table:table-cell>
          <table:table-cell office:value-type="float" office:value="1.598128" calcext:value-type="float">
            <text:p>1.598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E52]-[.F52]" office:value-type="float" office:value="0.663463" calcext:value-type="float">
            <text:p>0.663463</text:p>
          </table:table-cell>
          <table:table-cell office:value-type="float" office:value="1.60649" calcext:value-type="float">
            <text:p>1.60649</text:p>
          </table:table-cell>
          <table:table-cell office:value-type="float" office:value="0.943027" calcext:value-type="float">
            <text:p>0.943027</text:p>
          </table:table-cell>
          <table:table-cell office:value-type="float" office:value="1.609554" calcext:value-type="float">
            <text:p>1.609554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40035" calcext:value-type="float">
            <text:p>0.040035</text:p>
          </table:table-cell>
          <table:table-cell office:value-type="float" office:value="1.566068" calcext:value-type="float">
            <text:p>1.566068</text:p>
          </table:table-cell>
          <table:table-cell office:value-type="float" office:value="1.609672" calcext:value-type="float">
            <text:p>1.609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53]-[.F53]" office:value-type="float" office:value="0.658834" calcext:value-type="float">
            <text:p>0.658834</text:p>
          </table:table-cell>
          <table:table-cell office:value-type="float" office:value="0.660816" calcext:value-type="float">
            <text:p>0.660816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0.662094" calcext:value-type="float">
            <text:p>0.662094</text:p>
          </table:table-cell>
          <table:table-cell office:value-type="float" office:value="0.09061" calcext:value-type="float">
            <text:p>0.09061</text:p>
          </table:table-cell>
          <table:table-cell office:value-type="float" office:value="0.036005" calcext:value-type="float">
            <text:p>0.036005</text:p>
          </table:table-cell>
          <table:table-cell office:value-type="float" office:value="0.533233" calcext:value-type="float">
            <text:p>0.533233</text:p>
          </table:table-cell>
          <table:table-cell office:value-type="float" office:value="0.662213" calcext:value-type="float">
            <text:p>0.6622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E54]-[.F54]" office:value-type="float" office:value="0.66224" calcext:value-type="float">
            <text:p>0.66224</text:p>
          </table:table-cell>
          <table:table-cell office:value-type="float" office:value="0.693975" calcext:value-type="float">
            <text:p>0.693975</text:p>
          </table:table-cell>
          <table:table-cell office:value-type="float" office:value="0.031735" calcext:value-type="float">
            <text:p>0.031735</text:p>
          </table:table-cell>
          <table:table-cell office:value-type="float" office:value="0.695419" calcext:value-type="float">
            <text:p>0.695419</text:p>
          </table:table-cell>
          <table:table-cell office:value-type="float" office:value="0.015586" calcext:value-type="float">
            <text:p>0.015586</text:p>
          </table:table-cell>
          <table:table-cell office:value-type="float" office:value="0.033538" calcext:value-type="float">
            <text:p>0.033538</text:p>
          </table:table-cell>
          <table:table-cell office:value-type="float" office:value="0.643169" calcext:value-type="float">
            <text:p>0.643169</text:p>
          </table:table-cell>
          <table:table-cell office:value-type="float" office:value="0.695534" calcext:value-type="float">
            <text:p>0.6955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E55]-[.F55]" office:value-type="float" office:value="0.662736" calcext:value-type="float">
            <text:p>0.662736</text:p>
          </table:table-cell>
          <table:table-cell office:value-type="float" office:value="0.68821" calcext:value-type="float">
            <text:p>0.68821</text:p>
          </table:table-cell>
          <table:table-cell office:value-type="float" office:value="0.025474" calcext:value-type="float">
            <text:p>0.025474</text:p>
          </table:table-cell>
          <table:table-cell office:value-type="float" office:value="0.689576" calcext:value-type="float">
            <text:p>0.689576</text:p>
          </table:table-cell>
          <table:table-cell office:value-type="float" office:value="0.016417" calcext:value-type="float">
            <text:p>0.016417</text:p>
          </table:table-cell>
          <table:table-cell office:value-type="float" office:value="0.031365" calcext:value-type="float">
            <text:p>0.031365</text:p>
          </table:table-cell>
          <table:table-cell office:value-type="float" office:value="0.639168" calcext:value-type="float">
            <text:p>0.639168</text:p>
          </table:table-cell>
          <table:table-cell office:value-type="float" office:value="0.689695" calcext:value-type="float">
            <text:p>0.6896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56]-[.F56]" office:value-type="float" office:value="0.618327" calcext:value-type="float">
            <text:p>0.618327</text:p>
          </table:table-cell>
          <table:table-cell office:value-type="float" office:value="1.514525" calcext:value-type="float">
            <text:p>1.514525</text:p>
          </table:table-cell>
          <table:table-cell office:value-type="float" office:value="0.896198" calcext:value-type="float">
            <text:p>0.896198</text:p>
          </table:table-cell>
          <table:table-cell office:value-type="float" office:value="1.517453" calcext:value-type="float">
            <text:p>1.517453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273479" calcext:value-type="float">
            <text:p>0.273479</text:p>
          </table:table-cell>
          <table:table-cell office:value-type="float" office:value="1.24086" calcext:value-type="float">
            <text:p>1.24086</text:p>
          </table:table-cell>
          <table:table-cell office:value-type="float" office:value="1.517569" calcext:value-type="float">
            <text:p>1.5175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57]-[.F57]" office:value-type="float" office:value="0.613562" calcext:value-type="float">
            <text:p>0.613562</text:p>
          </table:table-cell>
          <table:table-cell office:value-type="float" office:value="0.972045" calcext:value-type="float">
            <text:p>0.972045</text:p>
          </table:table-cell>
          <table:table-cell office:value-type="float" office:value="0.358483" calcext:value-type="float">
            <text:p>0.358483</text:p>
          </table:table-cell>
          <table:table-cell office:value-type="float" office:value="0.974013" calcext:value-type="float">
            <text:p>0.974013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138354" calcext:value-type="float">
            <text:p>0.138354</text:p>
          </table:table-cell>
          <table:table-cell office:value-type="float" office:value="0.831618" calcext:value-type="float">
            <text:p>0.831618</text:p>
          </table:table-cell>
          <table:table-cell office:value-type="float" office:value="0.974129" calcext:value-type="float">
            <text:p>0.974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58]-[.F58]" office:value-type="float" office:value="0.631037" calcext:value-type="float">
            <text:p>0.631037</text:p>
          </table:table-cell>
          <table:table-cell office:value-type="float" office:value="1.859369" calcext:value-type="float">
            <text:p>1.859369</text:p>
          </table:table-cell>
          <table:table-cell office:value-type="float" office:value="1.228332" calcext:value-type="float">
            <text:p>1.228332</text:p>
          </table:table-cell>
          <table:table-cell office:value-type="float" office:value="1.863054" calcext:value-type="float">
            <text:p>1.863054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98566" calcext:value-type="float">
            <text:p>0.098566</text:p>
          </table:table-cell>
          <table:table-cell office:value-type="float" office:value="1.755977" calcext:value-type="float">
            <text:p>1.755977</text:p>
          </table:table-cell>
          <table:table-cell office:value-type="float" office:value="1.863125" calcext:value-type="float">
            <text:p>1.863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59]-[.F59]" office:value-type="float" office:value="0.646854" calcext:value-type="float">
            <text:p>0.646854</text:p>
          </table:table-cell>
          <table:table-cell office:value-type="float" office:value="2.11172" calcext:value-type="float">
            <text:p>2.11172</text:p>
          </table:table-cell>
          <table:table-cell office:value-type="float" office:value="1.464866" calcext:value-type="float">
            <text:p>1.464866</text:p>
          </table:table-cell>
          <table:table-cell office:value-type="float" office:value="2.115795" calcext:value-type="float">
            <text:p>2.115795</text:p>
          </table:table-cell>
          <table:table-cell office:value-type="float" office:value="0.002077" calcext:value-type="float">
            <text:p>0.002077</text:p>
          </table:table-cell>
          <table:table-cell office:value-type="float" office:value="0.076878" calcext:value-type="float">
            <text:p>0.076878</text:p>
          </table:table-cell>
          <table:table-cell office:value-type="float" office:value="2.035794" calcext:value-type="float">
            <text:p>2.035794</text:p>
          </table:table-cell>
          <table:table-cell office:value-type="float" office:value="2.115866" calcext:value-type="float">
            <text:p>2.115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60]-[.F60]" office:value-type="float" office:value="0.643302" calcext:value-type="float">
            <text:p>0.643302</text:p>
          </table:table-cell>
          <table:table-cell office:value-type="float" office:value="2.940807" calcext:value-type="float">
            <text:p>2.940807</text:p>
          </table:table-cell>
          <table:table-cell office:value-type="float" office:value="2.297505" calcext:value-type="float">
            <text:p>2.297505</text:p>
          </table:table-cell>
          <table:table-cell office:value-type="float" office:value="2.946533" calcext:value-type="float">
            <text:p>2.946533</text:p>
          </table:table-cell>
          <table:table-cell office:value-type="float" office:value="0.001907" calcext:value-type="float">
            <text:p>0.001907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2.880944" calcext:value-type="float">
            <text:p>2.880944</text:p>
          </table:table-cell>
          <table:table-cell office:value-type="float" office:value="2.946655" calcext:value-type="float">
            <text:p>2.9466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61]-[.F61]" office:value-type="float" office:value="0.651671" calcext:value-type="float">
            <text:p>0.651671</text:p>
          </table:table-cell>
          <table:table-cell office:value-type="float" office:value="3.578626" calcext:value-type="float">
            <text:p>3.578626</text:p>
          </table:table-cell>
          <table:table-cell office:value-type="float" office:value="2.926955" calcext:value-type="float">
            <text:p>2.926955</text:p>
          </table:table-cell>
          <table:table-cell office:value-type="float" office:value="3.585821" calcext:value-type="float">
            <text:p>3.585821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5272" calcext:value-type="float">
            <text:p>0.05272</text:p>
          </table:table-cell>
          <table:table-cell office:value-type="float" office:value="3.528966" calcext:value-type="float">
            <text:p>3.528966</text:p>
          </table:table-cell>
          <table:table-cell office:value-type="float" office:value="3.585893" calcext:value-type="float">
            <text:p>3.585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62]-[.F62]" office:value-type="float" office:value="0.672118000000001" calcext:value-type="float">
            <text:p>0.672118000000001</text:p>
          </table:table-cell>
          <table:table-cell office:value-type="float" office:value="4.137216" calcext:value-type="float">
            <text:p>4.137216</text:p>
          </table:table-cell>
          <table:table-cell office:value-type="float" office:value="3.465098" calcext:value-type="float">
            <text:p>3.465098</text:p>
          </table:table-cell>
          <table:table-cell office:value-type="float" office:value="4.145277" calcext:value-type="float">
            <text:p>4.145277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.047004" calcext:value-type="float">
            <text:p>0.047004</text:p>
          </table:table-cell>
          <table:table-cell office:value-type="float" office:value="4.093627" calcext:value-type="float">
            <text:p>4.093627</text:p>
          </table:table-cell>
          <table:table-cell office:value-type="float" office:value="4.145393" calcext:value-type="float">
            <text:p>4.145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E63]-[.F63]" office:value-type="float" office:value="0.70126" calcext:value-type="float">
            <text:p>0.70126</text:p>
          </table:table-cell>
          <table:table-cell office:value-type="float" office:value="1.659251" calcext:value-type="float">
            <text:p>1.659251</text:p>
          </table:table-cell>
          <table:table-cell office:value-type="float" office:value="0.957991" calcext:value-type="float">
            <text:p>0.957991</text:p>
          </table:table-cell>
          <table:table-cell office:value-type="float" office:value="1.662583" calcext:value-type="float">
            <text:p>1.662583</text:p>
          </table:table-cell>
          <table:table-cell office:value-type="float" office:value="0.002791" calcext:value-type="float">
            <text:p>0.002791</text:p>
          </table:table-cell>
          <table:table-cell office:value-type="float" office:value="0.044131" calcext:value-type="float">
            <text:p>0.044131</text:p>
          </table:table-cell>
          <table:table-cell office:value-type="float" office:value="1.613883" calcext:value-type="float">
            <text:p>1.613883</text:p>
          </table:table-cell>
          <table:table-cell office:value-type="float" office:value="1.662704" calcext:value-type="float">
            <text:p>1.662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E64]-[.F64]" office:value-type="float" office:value="0.696873" calcext:value-type="float">
            <text:p>0.696873</text:p>
          </table:table-cell>
          <table:table-cell office:value-type="float" office:value="1.621537" calcext:value-type="float">
            <text:p>1.621537</text:p>
          </table:table-cell>
          <table:table-cell office:value-type="float" office:value="0.924664" calcext:value-type="float">
            <text:p>0.924664</text:p>
          </table:table-cell>
          <table:table-cell office:value-type="float" office:value="1.62461" calcext:value-type="float">
            <text:p>1.6246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40093" calcext:value-type="float">
            <text:p>0.040093</text:p>
          </table:table-cell>
          <table:table-cell office:value-type="float" office:value="1.580675" calcext:value-type="float">
            <text:p>1.580675</text:p>
          </table:table-cell>
          <table:table-cell office:value-type="float" office:value="1.624728" calcext:value-type="float">
            <text:p>1.6247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E65]-[.F65]" office:value-type="float" office:value="0.696803" calcext:value-type="float">
            <text:p>0.696803</text:p>
          </table:table-cell>
          <table:table-cell office:value-type="float" office:value="0.700639" calcext:value-type="float">
            <text:p>0.700639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701855" calcext:value-type="float">
            <text:p>0.701855</text:p>
          </table:table-cell>
          <table:table-cell office:value-type="float" office:value="0.130584" calcext:value-type="float">
            <text:p>0.130584</text:p>
          </table:table-cell>
          <table:table-cell office:value-type="float" office:value="0.035976" calcext:value-type="float">
            <text:p>0.035976</text:p>
          </table:table-cell>
          <table:table-cell office:value-type="float" office:value="0.529761" calcext:value-type="float">
            <text:p>0.529761</text:p>
          </table:table-cell>
          <table:table-cell office:value-type="float" office:value="0.701928" calcext:value-type="float">
            <text:p>0.7019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E66]-[.F66]" office:value-type="float" office:value="0.692006" calcext:value-type="float">
            <text:p>0.692006</text:p>
          </table:table-cell>
          <table:table-cell office:value-type="float" office:value="0.700107" calcext:value-type="float">
            <text:p>0.700107</text:p>
          </table:table-cell>
          <table:table-cell office:value-type="float" office:value="0.008101" calcext:value-type="float">
            <text:p>0.008101</text:p>
          </table:table-cell>
          <table:table-cell office:value-type="float" office:value="0.701478" calcext:value-type="float">
            <text:p>0.701478</text:p>
          </table:table-cell>
          <table:table-cell office:value-type="float" office:value="0.032969" calcext:value-type="float">
            <text:p>0.032969</text:p>
          </table:table-cell>
          <table:table-cell office:value-type="float" office:value="0.033375" calcext:value-type="float">
            <text:p>0.033375</text:p>
          </table:table-cell>
          <table:table-cell office:value-type="float" office:value="0.632767" calcext:value-type="float">
            <text:p>0.632767</text:p>
          </table:table-cell>
          <table:table-cell office:value-type="float" office:value="0.701597" calcext:value-type="float">
            <text:p>0.701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67]-[.F67]" office:value-type="float" office:value="0.596645" calcext:value-type="float">
            <text:p>0.596645</text:p>
          </table:table-cell>
          <table:table-cell office:value-type="float" office:value="1.525393" calcext:value-type="float">
            <text:p>1.525393</text:p>
          </table:table-cell>
          <table:table-cell office:value-type="float" office:value="0.928748" calcext:value-type="float">
            <text:p>0.928748</text:p>
          </table:table-cell>
          <table:table-cell office:value-type="float" office:value="1.528436" calcext:value-type="float">
            <text:p>1.528436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274993" calcext:value-type="float">
            <text:p>0.274993</text:p>
          </table:table-cell>
          <table:table-cell office:value-type="float" office:value="1.249097" calcext:value-type="float">
            <text:p>1.249097</text:p>
          </table:table-cell>
          <table:table-cell office:value-type="float" office:value="1.528553" calcext:value-type="float">
            <text:p>1.528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68]-[.F68]" office:value-type="float" office:value="0.602428" calcext:value-type="float">
            <text:p>0.602428</text:p>
          </table:table-cell>
          <table:table-cell office:value-type="float" office:value="1.0153" calcext:value-type="float">
            <text:p>1.0153</text:p>
          </table:table-cell>
          <table:table-cell office:value-type="float" office:value="0.412872" calcext:value-type="float">
            <text:p>0.412872</text:p>
          </table:table-cell>
          <table:table-cell office:value-type="float" office:value="1.017335" calcext:value-type="float">
            <text:p>1.017335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0.143665" calcext:value-type="float">
            <text:p>0.143665</text:p>
          </table:table-cell>
          <table:table-cell office:value-type="float" office:value="0.868671" calcext:value-type="float">
            <text:p>0.868671</text:p>
          </table:table-cell>
          <table:table-cell office:value-type="float" office:value="1.017452" calcext:value-type="float">
            <text:p>1.017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69]-[.F69]" office:value-type="float" office:value="0.620703" calcext:value-type="float">
            <text:p>0.620703</text:p>
          </table:table-cell>
          <table:table-cell office:value-type="float" office:value="1.911967" calcext:value-type="float">
            <text:p>1.911967</text:p>
          </table:table-cell>
          <table:table-cell office:value-type="float" office:value="1.291264" calcext:value-type="float">
            <text:p>1.291264</text:p>
          </table:table-cell>
          <table:table-cell office:value-type="float" office:value="1.915655" calcext:value-type="float">
            <text:p>1.915655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103146" calcext:value-type="float">
            <text:p>0.103146</text:p>
          </table:table-cell>
          <table:table-cell office:value-type="float" office:value="1.808956" calcext:value-type="float">
            <text:p>1.808956</text:p>
          </table:table-cell>
          <table:table-cell office:value-type="float" office:value="1.915773" calcext:value-type="float">
            <text:p>1.915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70]-[.F70]" office:value-type="float" office:value="0.617902" calcext:value-type="float">
            <text:p>0.617902</text:p>
          </table:table-cell>
          <table:table-cell office:value-type="float" office:value="2.047477" calcext:value-type="float">
            <text:p>2.047477</text:p>
          </table:table-cell>
          <table:table-cell office:value-type="float" office:value="1.429575" calcext:value-type="float">
            <text:p>1.429575</text:p>
          </table:table-cell>
          <table:table-cell office:value-type="float" office:value="2.051433" calcext:value-type="float">
            <text:p>2.051433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76997" calcext:value-type="float">
            <text:p>0.076997</text:p>
          </table:table-cell>
          <table:table-cell office:value-type="float" office:value="1.971342" calcext:value-type="float">
            <text:p>1.971342</text:p>
          </table:table-cell>
          <table:table-cell office:value-type="float" office:value="2.051551" calcext:value-type="float">
            <text:p>2.0515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71]-[.F71]" office:value-type="float" office:value="0.618255" calcext:value-type="float">
            <text:p>0.618255</text:p>
          </table:table-cell>
          <table:table-cell office:value-type="float" office:value="2.97775" calcext:value-type="float">
            <text:p>2.97775</text:p>
          </table:table-cell>
          <table:table-cell office:value-type="float" office:value="2.359495" calcext:value-type="float">
            <text:p>2.359495</text:p>
          </table:table-cell>
          <table:table-cell office:value-type="float" office:value="2.983474" calcext:value-type="float">
            <text:p>2.983474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062804" calcext:value-type="float">
            <text:p>0.062804</text:p>
          </table:table-cell>
          <table:table-cell office:value-type="float" office:value="2.917556" calcext:value-type="float">
            <text:p>2.917556</text:p>
          </table:table-cell>
          <table:table-cell office:value-type="float" office:value="2.983595" calcext:value-type="float">
            <text:p>2.983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72]-[.F72]" office:value-type="float" office:value="0.640094" calcext:value-type="float">
            <text:p>0.640094</text:p>
          </table:table-cell>
          <table:table-cell office:value-type="float" office:value="3.615392" calcext:value-type="float">
            <text:p>3.615392</text:p>
          </table:table-cell>
          <table:table-cell office:value-type="float" office:value="2.975298" calcext:value-type="float">
            <text:p>2.975298</text:p>
          </table:table-cell>
          <table:table-cell office:value-type="float" office:value="3.62269" calcext:value-type="float">
            <text:p>3.62269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0.054697" calcext:value-type="float">
            <text:p>0.054697</text:p>
          </table:table-cell>
          <table:table-cell office:value-type="float" office:value="3.56479" calcext:value-type="float">
            <text:p>3.56479</text:p>
          </table:table-cell>
          <table:table-cell office:value-type="float" office:value="3.622806" calcext:value-type="float">
            <text:p>3.6228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E73]-[.F73]" office:value-type="float" office:value="0.671781" calcext:value-type="float">
            <text:p>0.671781</text:p>
          </table:table-cell>
          <table:table-cell office:value-type="float" office:value="4.276378" calcext:value-type="float">
            <text:p>4.276378</text:p>
          </table:table-cell>
          <table:table-cell office:value-type="float" office:value="3.604597" calcext:value-type="float">
            <text:p>3.604597</text:p>
          </table:table-cell>
          <table:table-cell office:value-type="float" office:value="4.284541" calcext:value-type="float">
            <text:p>4.284541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4987" calcext:value-type="float">
            <text:p>0.04987</text:p>
          </table:table-cell>
          <table:table-cell office:value-type="float" office:value="4.230655" calcext:value-type="float">
            <text:p>4.230655</text:p>
          </table:table-cell>
          <table:table-cell office:value-type="float" office:value="4.28466" calcext:value-type="float">
            <text:p>4.284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E74]-[.F74]" office:value-type="float" office:value="0.666411" calcext:value-type="float">
            <text:p>0.666411</text:p>
          </table:table-cell>
          <table:table-cell office:value-type="float" office:value="1.740784" calcext:value-type="float">
            <text:p>1.740784</text:p>
          </table:table-cell>
          <table:table-cell office:value-type="float" office:value="1.074373" calcext:value-type="float">
            <text:p>1.074373</text:p>
          </table:table-cell>
          <table:table-cell office:value-type="float" office:value="1.74432" calcext:value-type="float">
            <text:p>1.7443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44229" calcext:value-type="float">
            <text:p>0.044229</text:p>
          </table:table-cell>
          <table:table-cell office:value-type="float" office:value="1.696646" calcext:value-type="float">
            <text:p>1.696646</text:p>
          </table:table-cell>
          <table:table-cell office:value-type="float" office:value="1.744396" calcext:value-type="float">
            <text:p>1.7443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E75]-[.F75]" office:value-type="float" office:value="0.6655" calcext:value-type="float">
            <text:p>0.6655</text:p>
          </table:table-cell>
          <table:table-cell office:value-type="float" office:value="1.551801" calcext:value-type="float">
            <text:p>1.551801</text:p>
          </table:table-cell>
          <table:table-cell office:value-type="float" office:value="0.886301" calcext:value-type="float">
            <text:p>0.886301</text:p>
          </table:table-cell>
          <table:table-cell office:value-type="float" office:value="1.554915" calcext:value-type="float">
            <text:p>1.554915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04001" calcext:value-type="float">
            <text:p>0.04001</text:p>
          </table:table-cell>
          <table:table-cell office:value-type="float" office:value="1.51077" calcext:value-type="float">
            <text:p>1.51077</text:p>
          </table:table-cell>
          <table:table-cell office:value-type="float" office:value="1.555036" calcext:value-type="float">
            <text:p>1.555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E76]-[.F76]" office:value-type="float" office:value="0.679657" calcext:value-type="float">
            <text:p>0.679657</text:p>
          </table:table-cell>
          <table:table-cell office:value-type="float" office:value="0.681614" calcext:value-type="float">
            <text:p>0.681614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682845" calcext:value-type="float">
            <text:p>0.682845</text:p>
          </table:table-cell>
          <table:table-cell office:value-type="float" office:value="0.103864" calcext:value-type="float">
            <text:p>0.103864</text:p>
          </table:table-cell>
          <table:table-cell office:value-type="float" office:value="0.036277" calcext:value-type="float">
            <text:p>0.036277</text:p>
          </table:table-cell>
          <table:table-cell office:value-type="float" office:value="0.540579" calcext:value-type="float">
            <text:p>0.540579</text:p>
          </table:table-cell>
          <table:table-cell office:value-type="float" office:value="0.682922" calcext:value-type="float">
            <text:p>0.682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77]-[.F77]" office:value-type="float" office:value="0.459412" calcext:value-type="float">
            <text:p>0.459412</text:p>
          </table:table-cell>
          <table:table-cell office:value-type="float" office:value="1.577313" calcext:value-type="float">
            <text:p>1.577313</text:p>
          </table:table-cell>
          <table:table-cell office:value-type="float" office:value="1.117901" calcext:value-type="float">
            <text:p>1.117901</text:p>
          </table:table-cell>
          <table:table-cell office:value-type="float" office:value="1.580431" calcext:value-type="float">
            <text:p>1.580431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285482" calcext:value-type="float">
            <text:p>0.285482</text:p>
          </table:table-cell>
          <table:table-cell office:value-type="float" office:value="1.291785" calcext:value-type="float">
            <text:p>1.291785</text:p>
          </table:table-cell>
          <table:table-cell office:value-type="float" office:value="1.580548" calcext:value-type="float">
            <text:p>1.580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78]-[.F78]" office:value-type="float" office:value="0.473794" calcext:value-type="float">
            <text:p>0.473794</text:p>
          </table:table-cell>
          <table:table-cell office:value-type="float" office:value="1.068493" calcext:value-type="float">
            <text:p>1.068493</text:p>
          </table:table-cell>
          <table:table-cell office:value-type="float" office:value="0.594699" calcext:value-type="float">
            <text:p>0.594699</text:p>
          </table:table-cell>
          <table:table-cell office:value-type="float" office:value="1.070692" calcext:value-type="float">
            <text:p>1.070692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150563" calcext:value-type="float">
            <text:p>0.150563</text:p>
          </table:table-cell>
          <table:table-cell office:value-type="float" office:value="0.916006" calcext:value-type="float">
            <text:p>0.916006</text:p>
          </table:table-cell>
          <table:table-cell office:value-type="float" office:value="1.070811" calcext:value-type="float">
            <text:p>1.070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79]-[.F79]" office:value-type="float" office:value="0.468718" calcext:value-type="float">
            <text:p>0.468718</text:p>
          </table:table-cell>
          <table:table-cell office:value-type="float" office:value="1.93616" calcext:value-type="float">
            <text:p>1.93616</text:p>
          </table:table-cell>
          <table:table-cell office:value-type="float" office:value="1.467442" calcext:value-type="float">
            <text:p>1.467442</text:p>
          </table:table-cell>
          <table:table-cell office:value-type="float" office:value="1.939976" calcext:value-type="float">
            <text:p>1.939976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102825" calcext:value-type="float">
            <text:p>0.102825</text:p>
          </table:table-cell>
          <table:table-cell office:value-type="float" office:value="1.834308" calcext:value-type="float">
            <text:p>1.834308</text:p>
          </table:table-cell>
          <table:table-cell office:value-type="float" office:value="1.940093" calcext:value-type="float">
            <text:p>1.9400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E80]-[.F80]" office:value-type="float" office:value="0.470497" calcext:value-type="float">
            <text:p>0.470497</text:p>
          </table:table-cell>
          <table:table-cell office:value-type="float" office:value="2.037579" calcext:value-type="float">
            <text:p>2.037579</text:p>
          </table:table-cell>
          <table:table-cell office:value-type="float" office:value="1.567082" calcext:value-type="float">
            <text:p>1.567082</text:p>
          </table:table-cell>
          <table:table-cell office:value-type="float" office:value="2.041507" calcext:value-type="float">
            <text:p>2.041507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07726" calcext:value-type="float">
            <text:p>0.07726</text:p>
          </table:table-cell>
          <table:table-cell office:value-type="float" office:value="1.961457" calcext:value-type="float">
            <text:p>1.961457</text:p>
          </table:table-cell>
          <table:table-cell office:value-type="float" office:value="2.041627" calcext:value-type="float">
            <text:p>2.0416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81]-[.F81]" office:value-type="float" office:value="0.492501" calcext:value-type="float">
            <text:p>0.492501</text:p>
          </table:table-cell>
          <table:table-cell office:value-type="float" office:value="3.160448" calcext:value-type="float">
            <text:p>3.160448</text:p>
          </table:table-cell>
          <table:table-cell office:value-type="float" office:value="2.667947" calcext:value-type="float">
            <text:p>2.667947</text:p>
          </table:table-cell>
          <table:table-cell office:value-type="float" office:value="3.166433" calcext:value-type="float">
            <text:p>3.166433</text:p>
          </table:table-cell>
          <table:table-cell office:value-type="float" office:value="0.001765" calcext:value-type="float">
            <text:p>0.001765</text:p>
          </table:table-cell>
          <table:table-cell office:value-type="float" office:value="0.067779" calcext:value-type="float">
            <text:p>0.067779</text:p>
          </table:table-cell>
          <table:table-cell office:value-type="float" office:value="3.095775" calcext:value-type="float">
            <text:p>3.095775</text:p>
          </table:table-cell>
          <table:table-cell office:value-type="float" office:value="3.166584" calcext:value-type="float">
            <text:p>3.1665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82]-[.F82]" office:value-type="float" office:value="0.508812" calcext:value-type="float">
            <text:p>0.508812</text:p>
          </table:table-cell>
          <table:table-cell office:value-type="float" office:value="3.960543" calcext:value-type="float">
            <text:p>3.960543</text:p>
          </table:table-cell>
          <table:table-cell office:value-type="float" office:value="3.451731" calcext:value-type="float">
            <text:p>3.451731</text:p>
          </table:table-cell>
          <table:table-cell office:value-type="float" office:value="3.967942" calcext:value-type="float">
            <text:p>3.967942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57589" calcext:value-type="float">
            <text:p>0.057589</text:p>
          </table:table-cell>
          <table:table-cell office:value-type="float" office:value="3.907414" calcext:value-type="float">
            <text:p>3.907414</text:p>
          </table:table-cell>
          <table:table-cell office:value-type="float" office:value="3.968047" calcext:value-type="float">
            <text:p>3.968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E83]-[.F83]" office:value-type="float" office:value="0.50929" calcext:value-type="float">
            <text:p>0.50929</text:p>
          </table:table-cell>
          <table:table-cell office:value-type="float" office:value="4.314354" calcext:value-type="float">
            <text:p>4.314354</text:p>
          </table:table-cell>
          <table:table-cell office:value-type="float" office:value="3.805064" calcext:value-type="float">
            <text:p>3.805064</text:p>
          </table:table-cell>
          <table:table-cell office:value-type="float" office:value="4.322581" calcext:value-type="float">
            <text:p>4.322581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49896" calcext:value-type="float">
            <text:p>0.049896</text:p>
          </table:table-cell>
          <table:table-cell office:value-type="float" office:value="4.269395" calcext:value-type="float">
            <text:p>4.269395</text:p>
          </table:table-cell>
          <table:table-cell office:value-type="float" office:value="4.322707" calcext:value-type="float">
            <text:p>4.3227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E84]-[.F84]" office:value-type="float" office:value="0.50515" calcext:value-type="float">
            <text:p>0.50515</text:p>
          </table:table-cell>
          <table:table-cell office:value-type="float" office:value="1.719086" calcext:value-type="float">
            <text:p>1.719086</text:p>
          </table:table-cell>
          <table:table-cell office:value-type="float" office:value="1.213936" calcext:value-type="float">
            <text:p>1.213936</text:p>
          </table:table-cell>
          <table:table-cell office:value-type="float" office:value="1.7224" calcext:value-type="float">
            <text:p>1.7224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44049" calcext:value-type="float">
            <text:p>0.044049</text:p>
          </table:table-cell>
          <table:table-cell office:value-type="float" office:value="1.674999" calcext:value-type="float">
            <text:p>1.674999</text:p>
          </table:table-cell>
          <table:table-cell office:value-type="float" office:value="1.72252" calcext:value-type="float">
            <text:p>1.72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E85]-[.F85]" office:value-type="float" office:value="0.50251" calcext:value-type="float">
            <text:p>0.50251</text:p>
          </table:table-cell>
          <table:table-cell office:value-type="float" office:value="1.568307" calcext:value-type="float">
            <text:p>1.568307</text:p>
          </table:table-cell>
          <table:table-cell office:value-type="float" office:value="1.065797" calcext:value-type="float">
            <text:p>1.065797</text:p>
          </table:table-cell>
          <table:table-cell office:value-type="float" office:value="1.57111" calcext:value-type="float">
            <text:p>1.57111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.039845" calcext:value-type="float">
            <text:p>0.039845</text:p>
          </table:table-cell>
          <table:table-cell office:value-type="float" office:value="1.527008" calcext:value-type="float">
            <text:p>1.527008</text:p>
          </table:table-cell>
          <table:table-cell office:value-type="float" office:value="1.571225" calcext:value-type="float">
            <text:p>1.571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86]-[.F86]" office:value-type="float" office:value="0.478739" calcext:value-type="float">
            <text:p>0.478739</text:p>
          </table:table-cell>
          <table:table-cell office:value-type="float" office:value="1.655115" calcext:value-type="float">
            <text:p>1.655115</text:p>
          </table:table-cell>
          <table:table-cell office:value-type="float" office:value="1.176376" calcext:value-type="float">
            <text:p>1.176376</text:p>
          </table:table-cell>
          <table:table-cell office:value-type="float" office:value="1.658401" calcext:value-type="float">
            <text:p>1.658401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298664" calcext:value-type="float">
            <text:p>0.298664</text:p>
          </table:table-cell>
          <table:table-cell office:value-type="float" office:value="1.356896" calcext:value-type="float">
            <text:p>1.356896</text:p>
          </table:table-cell>
          <table:table-cell office:value-type="float" office:value="1.658518" calcext:value-type="float">
            <text:p>1.658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87]-[.F87]" office:value-type="float" office:value="0.47421" calcext:value-type="float">
            <text:p>0.47421</text:p>
          </table:table-cell>
          <table:table-cell office:value-type="float" office:value="1.072347" calcext:value-type="float">
            <text:p>1.072347</text:p>
          </table:table-cell>
          <table:table-cell office:value-type="float" office:value="0.598137" calcext:value-type="float">
            <text:p>0.598137</text:p>
          </table:table-cell>
          <table:table-cell office:value-type="float" office:value="1.07444" calcext:value-type="float">
            <text:p>1.07444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.152401" calcext:value-type="float">
            <text:p>0.152401</text:p>
          </table:table-cell>
          <table:table-cell office:value-type="float" office:value="0.91876" calcext:value-type="float">
            <text:p>0.91876</text:p>
          </table:table-cell>
          <table:table-cell office:value-type="float" office:value="1.074557" calcext:value-type="float">
            <text:p>1.0745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88]-[.F88]" office:value-type="float" office:value="0.47516" calcext:value-type="float">
            <text:p>0.47516</text:p>
          </table:table-cell>
          <table:table-cell office:value-type="float" office:value="1.961727" calcext:value-type="float">
            <text:p>1.961727</text:p>
          </table:table-cell>
          <table:table-cell office:value-type="float" office:value="1.486567" calcext:value-type="float">
            <text:p>1.486567</text:p>
          </table:table-cell>
          <table:table-cell office:value-type="float" office:value="1.96555" calcext:value-type="float">
            <text:p>1.96555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102838" calcext:value-type="float">
            <text:p>0.102838</text:p>
          </table:table-cell>
          <table:table-cell office:value-type="float" office:value="1.859789" calcext:value-type="float">
            <text:p>1.859789</text:p>
          </table:table-cell>
          <table:table-cell office:value-type="float" office:value="1.965668" calcext:value-type="float">
            <text:p>1.9656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89]-[.F89]" office:value-type="float" office:value="0.486999" calcext:value-type="float">
            <text:p>0.486999</text:p>
          </table:table-cell>
          <table:table-cell office:value-type="float" office:value="2.16184" calcext:value-type="float">
            <text:p>2.16184</text:p>
          </table:table-cell>
          <table:table-cell office:value-type="float" office:value="1.674841" calcext:value-type="float">
            <text:p>1.674841</text:p>
          </table:table-cell>
          <table:table-cell office:value-type="float" office:value="2.165934" calcext:value-type="float">
            <text:p>2.165934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0.080211" calcext:value-type="float">
            <text:p>0.080211</text:p>
          </table:table-cell>
          <table:table-cell office:value-type="float" office:value="2.08275" calcext:value-type="float">
            <text:p>2.08275</text:p>
          </table:table-cell>
          <table:table-cell office:value-type="float" office:value="2.166057" calcext:value-type="float">
            <text:p>2.1660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90]-[.F90]" office:value-type="float" office:value="0.510974" calcext:value-type="float">
            <text:p>0.510974</text:p>
          </table:table-cell>
          <table:table-cell office:value-type="float" office:value="3.286997" calcext:value-type="float">
            <text:p>3.286997</text:p>
          </table:table-cell>
          <table:table-cell office:value-type="float" office:value="2.776023" calcext:value-type="float">
            <text:p>2.776023</text:p>
          </table:table-cell>
          <table:table-cell office:value-type="float" office:value="3.293126" calcext:value-type="float">
            <text:p>3.293126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68574" calcext:value-type="float">
            <text:p>0.068574</text:p>
          </table:table-cell>
          <table:table-cell office:value-type="float" office:value="3.220645" calcext:value-type="float">
            <text:p>3.220645</text:p>
          </table:table-cell>
          <table:table-cell office:value-type="float" office:value="3.293243" calcext:value-type="float">
            <text:p>3.293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91]-[.F91]" office:value-type="float" office:value="0.514576" calcext:value-type="float">
            <text:p>0.514576</text:p>
          </table:table-cell>
          <table:table-cell office:value-type="float" office:value="3.834712" calcext:value-type="float">
            <text:p>3.834712</text:p>
          </table:table-cell>
          <table:table-cell office:value-type="float" office:value="3.320136" calcext:value-type="float">
            <text:p>3.320136</text:p>
          </table:table-cell>
          <table:table-cell office:value-type="float" office:value="3.841793" calcext:value-type="float">
            <text:p>3.841793</text:p>
          </table:table-cell>
          <table:table-cell office:value-type="float" office:value="0.005578" calcext:value-type="float">
            <text:p>0.005578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3.776995" calcext:value-type="float">
            <text:p>3.776995</text:p>
          </table:table-cell>
          <table:table-cell office:value-type="float" office:value="3.841914" calcext:value-type="float">
            <text:p>3.8419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92]-[.F92]" office:value-type="float" office:value="0.513523" calcext:value-type="float">
            <text:p>0.513523</text:p>
          </table:table-cell>
          <table:table-cell office:value-type="float" office:value="4.21893" calcext:value-type="float">
            <text:p>4.21893</text:p>
          </table:table-cell>
          <table:table-cell office:value-type="float" office:value="3.705407" calcext:value-type="float">
            <text:p>3.705407</text:p>
          </table:table-cell>
          <table:table-cell office:value-type="float" office:value="4.226946" calcext:value-type="float">
            <text:p>4.226946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49811" calcext:value-type="float">
            <text:p>0.049811</text:p>
          </table:table-cell>
          <table:table-cell office:value-type="float" office:value="4.172037" calcext:value-type="float">
            <text:p>4.172037</text:p>
          </table:table-cell>
          <table:table-cell office:value-type="float" office:value="4.227017" calcext:value-type="float">
            <text:p>4.227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93]-[.F93]" office:value-type="float" office:value="0.504782" calcext:value-type="float">
            <text:p>0.504782</text:p>
          </table:table-cell>
          <table:table-cell office:value-type="float" office:value="1.665678" calcext:value-type="float">
            <text:p>1.665678</text:p>
          </table:table-cell>
          <table:table-cell office:value-type="float" office:value="1.160896" calcext:value-type="float">
            <text:p>1.160896</text:p>
          </table:table-cell>
          <table:table-cell office:value-type="float" office:value="1.668943" calcext:value-type="float">
            <text:p>1.668943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0.045193" calcext:value-type="float">
            <text:p>0.045193</text:p>
          </table:table-cell>
          <table:table-cell office:value-type="float" office:value="1.620213" calcext:value-type="float">
            <text:p>1.620213</text:p>
          </table:table-cell>
          <table:table-cell office:value-type="float" office:value="1.669062" calcext:value-type="float">
            <text:p>1.669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E94]-[.F94]" office:value-type="float" office:value="0.458563" calcext:value-type="float">
            <text:p>0.458563</text:p>
          </table:table-cell>
          <table:table-cell office:value-type="float" office:value="1.66115" calcext:value-type="float">
            <text:p>1.66115</text:p>
          </table:table-cell>
          <table:table-cell office:value-type="float" office:value="1.202587" calcext:value-type="float">
            <text:p>1.202587</text:p>
          </table:table-cell>
          <table:table-cell office:value-type="float" office:value="1.664442" calcext:value-type="float">
            <text:p>1.664442</text:p>
          </table:table-cell>
          <table:table-cell office:value-type="float" office:value="0.002331" calcext:value-type="float">
            <text:p>0.002331</text:p>
          </table:table-cell>
          <table:table-cell office:value-type="float" office:value="0.300401" calcext:value-type="float">
            <text:p>0.300401</text:p>
          </table:table-cell>
          <table:table-cell office:value-type="float" office:value="1.361206" calcext:value-type="float">
            <text:p>1.361206</text:p>
          </table:table-cell>
          <table:table-cell office:value-type="float" office:value="1.664563" calcext:value-type="float">
            <text:p>1.6645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95]-[.F95]" office:value-type="float" office:value="0.456277" calcext:value-type="float">
            <text:p>0.456277</text:p>
          </table:table-cell>
          <table:table-cell office:value-type="float" office:value="1.07209" calcext:value-type="float">
            <text:p>1.07209</text:p>
          </table:table-cell>
          <table:table-cell office:value-type="float" office:value="0.615813" calcext:value-type="float">
            <text:p>0.615813</text:p>
          </table:table-cell>
          <table:table-cell office:value-type="float" office:value="1.074148" calcext:value-type="float">
            <text:p>1.074148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152405" calcext:value-type="float">
            <text:p>0.152405</text:p>
          </table:table-cell>
          <table:table-cell office:value-type="float" office:value="0.918164" calcext:value-type="float">
            <text:p>0.918164</text:p>
          </table:table-cell>
          <table:table-cell office:value-type="float" office:value="1.074219" calcext:value-type="float">
            <text:p>1.074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96]-[.F96]" office:value-type="float" office:value="0.470027" calcext:value-type="float">
            <text:p>0.470027</text:p>
          </table:table-cell>
          <table:table-cell office:value-type="float" office:value="2.079845" calcext:value-type="float">
            <text:p>2.079845</text:p>
          </table:table-cell>
          <table:table-cell office:value-type="float" office:value="1.609818" calcext:value-type="float">
            <text:p>1.609818</text:p>
          </table:table-cell>
          <table:table-cell office:value-type="float" office:value="2.083829" calcext:value-type="float">
            <text:p>2.083829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0.108204" calcext:value-type="float">
            <text:p>0.108204</text:p>
          </table:table-cell>
          <table:table-cell office:value-type="float" office:value="1.972631" calcext:value-type="float">
            <text:p>1.972631</text:p>
          </table:table-cell>
          <table:table-cell office:value-type="float" office:value="2.083946" calcext:value-type="float">
            <text:p>2.0839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E97]-[.F97]" office:value-type="float" office:value="0.488699" calcext:value-type="float">
            <text:p>0.488699</text:p>
          </table:table-cell>
          <table:table-cell office:value-type="float" office:value="2.204837" calcext:value-type="float">
            <text:p>2.204837</text:p>
          </table:table-cell>
          <table:table-cell office:value-type="float" office:value="1.716138" calcext:value-type="float">
            <text:p>1.716138</text:p>
          </table:table-cell>
          <table:table-cell office:value-type="float" office:value="2.208806" calcext:value-type="float">
            <text:p>2.208806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084396" calcext:value-type="float">
            <text:p>0.084396</text:p>
          </table:table-cell>
          <table:table-cell office:value-type="float" office:value="2.120166" calcext:value-type="float">
            <text:p>2.120166</text:p>
          </table:table-cell>
          <table:table-cell office:value-type="float" office:value="2.208924" calcext:value-type="float">
            <text:p>2.2089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98]-[.F98]" office:value-type="float" office:value="0.491354" calcext:value-type="float">
            <text:p>0.491354</text:p>
          </table:table-cell>
          <table:table-cell office:value-type="float" office:value="3.292532" calcext:value-type="float">
            <text:p>3.292532</text:p>
          </table:table-cell>
          <table:table-cell office:value-type="float" office:value="2.801178" calcext:value-type="float">
            <text:p>2.801178</text:p>
          </table:table-cell>
          <table:table-cell office:value-type="float" office:value="3.298696" calcext:value-type="float">
            <text:p>3.298696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.068582" calcext:value-type="float">
            <text:p>0.068582</text:p>
          </table:table-cell>
          <table:table-cell office:value-type="float" office:value="3.22661" calcext:value-type="float">
            <text:p>3.22661</text:p>
          </table:table-cell>
          <table:table-cell office:value-type="float" office:value="3.298809" calcext:value-type="float">
            <text:p>3.2988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99]-[.F99]" office:value-type="float" office:value="0.490379" calcext:value-type="float">
            <text:p>0.490379</text:p>
          </table:table-cell>
          <table:table-cell office:value-type="float" office:value="3.988752" calcext:value-type="float">
            <text:p>3.988752</text:p>
          </table:table-cell>
          <table:table-cell office:value-type="float" office:value="3.498373" calcext:value-type="float">
            <text:p>3.498373</text:p>
          </table:table-cell>
          <table:table-cell office:value-type="float" office:value="3.996309" calcext:value-type="float">
            <text:p>3.996309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0.057566" calcext:value-type="float">
            <text:p>0.057566</text:p>
          </table:table-cell>
          <table:table-cell office:value-type="float" office:value="3.935475" calcext:value-type="float">
            <text:p>3.935475</text:p>
          </table:table-cell>
          <table:table-cell office:value-type="float" office:value="3.99643" calcext:value-type="float">
            <text:p>3.996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E100]-[.F100]" office:value-type="float" office:value="0.488865" calcext:value-type="float">
            <text:p>0.488865</text:p>
          </table:table-cell>
          <table:table-cell office:value-type="float" office:value="4.0862" calcext:value-type="float">
            <text:p>4.0862</text:p>
          </table:table-cell>
          <table:table-cell office:value-type="float" office:value="3.597335" calcext:value-type="float">
            <text:p>3.597335</text:p>
          </table:table-cell>
          <table:table-cell office:value-type="float" office:value="4.094013" calcext:value-type="float">
            <text:p>4.094013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049488" calcext:value-type="float">
            <text:p>0.049488</text:p>
          </table:table-cell>
          <table:table-cell office:value-type="float" office:value="4.038364" calcext:value-type="float">
            <text:p>4.038364</text:p>
          </table:table-cell>
          <table:table-cell office:value-type="float" office:value="4.094136" calcext:value-type="float">
            <text:p>4.094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01]-[.F101]" office:value-type="float" office:value="0.524299" calcext:value-type="float">
            <text:p>0.524299</text:p>
          </table:table-cell>
          <table:table-cell office:value-type="float" office:value="1.669584" calcext:value-type="float">
            <text:p>1.669584</text:p>
          </table:table-cell>
          <table:table-cell office:value-type="float" office:value="1.145285" calcext:value-type="float">
            <text:p>1.145285</text:p>
          </table:table-cell>
          <table:table-cell office:value-type="float" office:value="1.672805" calcext:value-type="float">
            <text:p>1.672805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.301117" calcext:value-type="float">
            <text:p>0.301117</text:p>
          </table:table-cell>
          <table:table-cell office:value-type="float" office:value="1.368499" calcext:value-type="float">
            <text:p>1.368499</text:p>
          </table:table-cell>
          <table:table-cell office:value-type="float" office:value="1.672924" calcext:value-type="float">
            <text:p>1.6729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E102]-[.F102]" office:value-type="float" office:value="0.538956" calcext:value-type="float">
            <text:p>0.538956</text:p>
          </table:table-cell>
          <table:table-cell office:value-type="float" office:value="1.109224" calcext:value-type="float">
            <text:p>1.109224</text:p>
          </table:table-cell>
          <table:table-cell office:value-type="float" office:value="0.570268" calcext:value-type="float">
            <text:p>0.570268</text:p>
          </table:table-cell>
          <table:table-cell office:value-type="float" office:value="1.111272" calcext:value-type="float">
            <text:p>1.111272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15719" calcext:value-type="float">
            <text:p>0.15719</text:p>
          </table:table-cell>
          <table:table-cell office:value-type="float" office:value="0.950008" calcext:value-type="float">
            <text:p>0.950008</text:p>
          </table:table-cell>
          <table:table-cell office:value-type="float" office:value="1.11139" calcext:value-type="float">
            <text:p>1.11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03]-[.F103]" office:value-type="float" office:value="0.560309" calcext:value-type="float">
            <text:p>0.560309</text:p>
          </table:table-cell>
          <table:table-cell office:value-type="float" office:value="2.19107" calcext:value-type="float">
            <text:p>2.19107</text:p>
          </table:table-cell>
          <table:table-cell office:value-type="float" office:value="1.630761" calcext:value-type="float">
            <text:p>1.630761</text:p>
          </table:table-cell>
          <table:table-cell office:value-type="float" office:value="2.19548" calcext:value-type="float">
            <text:p>2.19548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118322" calcext:value-type="float">
            <text:p>0.118322</text:p>
          </table:table-cell>
          <table:table-cell office:value-type="float" office:value="2.070698" calcext:value-type="float">
            <text:p>2.070698</text:p>
          </table:table-cell>
          <table:table-cell office:value-type="float" office:value="2.195605" calcext:value-type="float">
            <text:p>2.1956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E104]-[.F104]" office:value-type="float" office:value="0.560459" calcext:value-type="float">
            <text:p>0.560459</text:p>
          </table:table-cell>
          <table:table-cell office:value-type="float" office:value="2.260659" calcext:value-type="float">
            <text:p>2.260659</text:p>
          </table:table-cell>
          <table:table-cell office:value-type="float" office:value="1.7002" calcext:value-type="float">
            <text:p>1.7002</text:p>
          </table:table-cell>
          <table:table-cell office:value-type="float" office:value="2.264744" calcext:value-type="float">
            <text:p>2.264744</text:p>
          </table:table-cell>
          <table:table-cell office:value-type="float" office:value="0.002546" calcext:value-type="float">
            <text:p>0.002546</text:p>
          </table:table-cell>
          <table:table-cell office:value-type="float" office:value="0.08439" calcext:value-type="float">
            <text:p>0.08439</text:p>
          </table:table-cell>
          <table:table-cell office:value-type="float" office:value="2.176764" calcext:value-type="float">
            <text:p>2.176764</text:p>
          </table:table-cell>
          <table:table-cell office:value-type="float" office:value="2.264863" calcext:value-type="float">
            <text:p>2.2648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105]-[.F105]" office:value-type="float" office:value="0.559439" calcext:value-type="float">
            <text:p>0.559439</text:p>
          </table:table-cell>
          <table:table-cell office:value-type="float" office:value="3.267913" calcext:value-type="float">
            <text:p>3.267913</text:p>
          </table:table-cell>
          <table:table-cell office:value-type="float" office:value="2.708474" calcext:value-type="float">
            <text:p>2.708474</text:p>
          </table:table-cell>
          <table:table-cell office:value-type="float" office:value="3.274002" calcext:value-type="float">
            <text:p>3.274002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.068456" calcext:value-type="float">
            <text:p>0.068456</text:p>
          </table:table-cell>
          <table:table-cell office:value-type="float" office:value="3.201932" calcext:value-type="float">
            <text:p>3.201932</text:p>
          </table:table-cell>
          <table:table-cell office:value-type="float" office:value="3.274128" calcext:value-type="float">
            <text:p>3.274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106]-[.F106]" office:value-type="float" office:value="0.556555" calcext:value-type="float">
            <text:p>0.556555</text:p>
          </table:table-cell>
          <table:table-cell office:value-type="float" office:value="3.973069" calcext:value-type="float">
            <text:p>3.973069</text:p>
          </table:table-cell>
          <table:table-cell office:value-type="float" office:value="3.416514" calcext:value-type="float">
            <text:p>3.416514</text:p>
          </table:table-cell>
          <table:table-cell office:value-type="float" office:value="3.980602" calcext:value-type="float">
            <text:p>3.980602</text:p>
          </table:table-cell>
          <table:table-cell office:value-type="float" office:value="0.004129" calcext:value-type="float">
            <text:p>0.004129</text:p>
          </table:table-cell>
          <table:table-cell office:value-type="float" office:value="0.057378" calcext:value-type="float">
            <text:p>0.057378</text:p>
          </table:table-cell>
          <table:table-cell office:value-type="float" office:value="3.917729" calcext:value-type="float">
            <text:p>3.917729</text:p>
          </table:table-cell>
          <table:table-cell office:value-type="float" office:value="3.98072" calcext:value-type="float">
            <text:p>3.98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E107]-[.F107]" office:value-type="float" office:value="0.456077" calcext:value-type="float">
            <text:p>0.456077</text:p>
          </table:table-cell>
          <table:table-cell office:value-type="float" office:value="1.731812" calcext:value-type="float">
            <text:p>1.731812</text:p>
          </table:table-cell>
          <table:table-cell office:value-type="float" office:value="1.275735" calcext:value-type="float">
            <text:p>1.275735</text:p>
          </table:table-cell>
          <table:table-cell office:value-type="float" office:value="1.735136" calcext:value-type="float">
            <text:p>1.735136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312207" calcext:value-type="float">
            <text:p>0.312207</text:p>
          </table:table-cell>
          <table:table-cell office:value-type="float" office:value="1.419732" calcext:value-type="float">
            <text:p>1.419732</text:p>
          </table:table-cell>
          <table:table-cell office:value-type="float" office:value="1.735253" calcext:value-type="float">
            <text:p>1.735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E108]-[.F108]" office:value-type="float" office:value="0.473054" calcext:value-type="float">
            <text:p>0.473054</text:p>
          </table:table-cell>
          <table:table-cell office:value-type="float" office:value="1.180397" calcext:value-type="float">
            <text:p>1.180397</text:p>
          </table:table-cell>
          <table:table-cell office:value-type="float" office:value="0.707343" calcext:value-type="float">
            <text:p>0.707343</text:p>
          </table:table-cell>
          <table:table-cell office:value-type="float" office:value="1.182562" calcext:value-type="float">
            <text:p>1.182562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.165654" calcext:value-type="float">
            <text:p>0.165654</text:p>
          </table:table-cell>
          <table:table-cell office:value-type="float" office:value="1.011194" calcext:value-type="float">
            <text:p>1.011194</text:p>
          </table:table-cell>
          <table:table-cell office:value-type="float" office:value="1.182632" calcext:value-type="float">
            <text:p>1.182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E109]-[.F109]" office:value-type="float" office:value="0.469631" calcext:value-type="float">
            <text:p>0.469631</text:p>
          </table:table-cell>
          <table:table-cell office:value-type="float" office:value="2.171142" calcext:value-type="float">
            <text:p>2.171142</text:p>
          </table:table-cell>
          <table:table-cell office:value-type="float" office:value="1.701511" calcext:value-type="float">
            <text:p>1.701511</text:p>
          </table:table-cell>
          <table:table-cell office:value-type="float" office:value="2.17505" calcext:value-type="float">
            <text:p>2.17505</text:p>
          </table:table-cell>
          <table:table-cell office:value-type="float" office:value="0.002442" calcext:value-type="float">
            <text:p>0.002442</text:p>
          </table:table-cell>
          <table:table-cell office:value-type="float" office:value="0.113095" calcext:value-type="float">
            <text:p>0.113095</text:p>
          </table:table-cell>
          <table:table-cell office:value-type="float" office:value="2.058698" calcext:value-type="float">
            <text:p>2.058698</text:p>
          </table:table-cell>
          <table:table-cell office:value-type="float" office:value="2.175168" calcext:value-type="float">
            <text:p>2.175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E110]-[.F110]" office:value-type="float" office:value="0.470358" calcext:value-type="float">
            <text:p>0.470358</text:p>
          </table:table-cell>
          <table:table-cell office:value-type="float" office:value="2.38581" calcext:value-type="float">
            <text:p>2.38581</text:p>
          </table:table-cell>
          <table:table-cell office:value-type="float" office:value="1.915452" calcext:value-type="float">
            <text:p>1.915452</text:p>
          </table:table-cell>
          <table:table-cell office:value-type="float" office:value="2.39008" calcext:value-type="float">
            <text:p>2.39008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084422" calcext:value-type="float">
            <text:p>0.084422</text:p>
          </table:table-cell>
          <table:table-cell office:value-type="float" office:value="2.302343" calcext:value-type="float">
            <text:p>2.302343</text:p>
          </table:table-cell>
          <table:table-cell office:value-type="float" office:value="2.390195" calcext:value-type="float">
            <text:p>2.390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111]-[.F111]" office:value-type="float" office:value="0.464835" calcext:value-type="float">
            <text:p>0.464835</text:p>
          </table:table-cell>
          <table:table-cell office:value-type="float" office:value="3.177242" calcext:value-type="float">
            <text:p>3.177242</text:p>
          </table:table-cell>
          <table:table-cell office:value-type="float" office:value="2.712407" calcext:value-type="float">
            <text:p>2.712407</text:p>
          </table:table-cell>
          <table:table-cell office:value-type="float" office:value="3.183048" calcext:value-type="float">
            <text:p>3.183048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070321" calcext:value-type="float">
            <text:p>0.070321</text:p>
          </table:table-cell>
          <table:table-cell office:value-type="float" office:value="3.109191" calcext:value-type="float">
            <text:p>3.109191</text:p>
          </table:table-cell>
          <table:table-cell office:value-type="float" office:value="3.183163" calcext:value-type="float">
            <text:p>3.183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E112]-[.F112]" office:value-type="float" office:value="0.455459" calcext:value-type="float">
            <text:p>0.455459</text:p>
          </table:table-cell>
          <table:table-cell office:value-type="float" office:value="1.830916" calcext:value-type="float">
            <text:p>1.830916</text:p>
          </table:table-cell>
          <table:table-cell office:value-type="float" office:value="1.375457" calcext:value-type="float">
            <text:p>1.375457</text:p>
          </table:table-cell>
          <table:table-cell office:value-type="float" office:value="1.834277" calcext:value-type="float">
            <text:p>1.834277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0.329092" calcext:value-type="float">
            <text:p>0.329092</text:p>
          </table:table-cell>
          <table:table-cell office:value-type="float" office:value="1.501915" calcext:value-type="float">
            <text:p>1.501915</text:p>
          </table:table-cell>
          <table:table-cell office:value-type="float" office:value="1.834394" calcext:value-type="float">
            <text:p>1.8343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113]-[.F113]" office:value-type="float" office:value="0.45437" calcext:value-type="float">
            <text:p>0.45437</text:p>
          </table:table-cell>
          <table:table-cell office:value-type="float" office:value="1.174293" calcext:value-type="float">
            <text:p>1.174293</text:p>
          </table:table-cell>
          <table:table-cell office:value-type="float" office:value="0.719923" calcext:value-type="float">
            <text:p>0.719923</text:p>
          </table:table-cell>
          <table:table-cell office:value-type="float" office:value="1.176692" calcext:value-type="float">
            <text:p>1.176692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165562" calcext:value-type="float">
            <text:p>0.165562</text:p>
          </table:table-cell>
          <table:table-cell office:value-type="float" office:value="1.006689" calcext:value-type="float">
            <text:p>1.006689</text:p>
          </table:table-cell>
          <table:table-cell office:value-type="float" office:value="1.176812" calcext:value-type="float">
            <text:p>1.176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114]-[.F114]" office:value-type="float" office:value="0.452121" calcext:value-type="float">
            <text:p>0.452121</text:p>
          </table:table-cell>
          <table:table-cell office:value-type="float" office:value="2.107189" calcext:value-type="float">
            <text:p>2.107189</text:p>
          </table:table-cell>
          <table:table-cell office:value-type="float" office:value="1.655068" calcext:value-type="float">
            <text:p>1.655068</text:p>
          </table:table-cell>
          <table:table-cell office:value-type="float" office:value="2.111122" calcext:value-type="float">
            <text:p>2.111122</text:p>
          </table:table-cell>
          <table:table-cell office:value-type="float" office:value="0.004314" calcext:value-type="float">
            <text:p>0.004314</text:p>
          </table:table-cell>
          <table:table-cell office:value-type="float" office:value="0.112564" calcext:value-type="float">
            <text:p>0.112564</text:p>
          </table:table-cell>
          <table:table-cell office:value-type="float" office:value="1.9933" calcext:value-type="float">
            <text:p>1.9933</text:p>
          </table:table-cell>
          <table:table-cell office:value-type="float" office:value="2.111239" calcext:value-type="float">
            <text:p>2.1112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E115]-[.F115]" office:value-type="float" office:value="0.44569" calcext:value-type="float">
            <text:p>0.44569</text:p>
          </table:table-cell>
          <table:table-cell office:value-type="float" office:value="2.288802" calcext:value-type="float">
            <text:p>2.288802</text:p>
          </table:table-cell>
          <table:table-cell office:value-type="float" office:value="1.843112" calcext:value-type="float">
            <text:p>1.843112</text:p>
          </table:table-cell>
          <table:table-cell office:value-type="float" office:value="2.293" calcext:value-type="float">
            <text:p>2.293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84165" calcext:value-type="float">
            <text:p>0.084165</text:p>
          </table:table-cell>
          <table:table-cell office:value-type="float" office:value="2.204722" calcext:value-type="float">
            <text:p>2.204722</text:p>
          </table:table-cell>
          <table:table-cell office:value-type="float" office:value="2.293116" calcext:value-type="float">
            <text:p>2.2931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116]-[.F116]" office:value-type="float" office:value="0.447142" calcext:value-type="float">
            <text:p>0.447142</text:p>
          </table:table-cell>
          <table:table-cell office:value-type="float" office:value="1.832246" calcext:value-type="float">
            <text:p>1.832246</text:p>
          </table:table-cell>
          <table:table-cell office:value-type="float" office:value="1.385104" calcext:value-type="float">
            <text:p>1.385104</text:p>
          </table:table-cell>
          <table:table-cell office:value-type="float" office:value="1.835525" calcext:value-type="float">
            <text:p>1.835525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0.328756" calcext:value-type="float">
            <text:p>0.328756</text:p>
          </table:table-cell>
          <table:table-cell office:value-type="float" office:value="1.502248" calcext:value-type="float">
            <text:p>1.502248</text:p>
          </table:table-cell>
          <table:table-cell office:value-type="float" office:value="1.835597" calcext:value-type="float">
            <text:p>1.8355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E117]-[.F117]" office:value-type="float" office:value="0.443911" calcext:value-type="float">
            <text:p>0.443911</text:p>
          </table:table-cell>
          <table:table-cell office:value-type="float" office:value="1.182506" calcext:value-type="float">
            <text:p>1.182506</text:p>
          </table:table-cell>
          <table:table-cell office:value-type="float" office:value="0.738595" calcext:value-type="float">
            <text:p>0.738595</text:p>
          </table:table-cell>
          <table:table-cell office:value-type="float" office:value="1.184694" calcext:value-type="float">
            <text:p>1.184694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165349" calcext:value-type="float">
            <text:p>0.165349</text:p>
          </table:table-cell>
          <table:table-cell office:value-type="float" office:value="1.01524" calcext:value-type="float">
            <text:p>1.01524</text:p>
          </table:table-cell>
          <table:table-cell office:value-type="float" office:value="1.184812" calcext:value-type="float">
            <text:p>1.1848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118]-[.F118]" office:value-type="float" office:value="0.440498" calcext:value-type="float">
            <text:p>0.440498</text:p>
          </table:table-cell>
          <table:table-cell office:value-type="float" office:value="2.161064" calcext:value-type="float">
            <text:p>2.161064</text:p>
          </table:table-cell>
          <table:table-cell office:value-type="float" office:value="1.720566" calcext:value-type="float">
            <text:p>1.720566</text:p>
          </table:table-cell>
          <table:table-cell office:value-type="float" office:value="2.165012" calcext:value-type="float">
            <text:p>2.165012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112277" calcext:value-type="float">
            <text:p>0.112277</text:p>
          </table:table-cell>
          <table:table-cell office:value-type="float" office:value="2.048781" calcext:value-type="float">
            <text:p>2.048781</text:p>
          </table:table-cell>
          <table:table-cell office:value-type="float" office:value="2.165131" calcext:value-type="float">
            <text:p>2.165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E119]-[.F119]" office:value-type="float" office:value="0.358351" calcext:value-type="float">
            <text:p>0.358351</text:p>
          </table:table-cell>
          <table:table-cell office:value-type="float" office:value="1.831535" calcext:value-type="float">
            <text:p>1.831535</text:p>
          </table:table-cell>
          <table:table-cell office:value-type="float" office:value="1.473184" calcext:value-type="float">
            <text:p>1.473184</text:p>
          </table:table-cell>
          <table:table-cell office:value-type="float" office:value="1.835053" calcext:value-type="float">
            <text:p>1.835053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329288" calcext:value-type="float">
            <text:p>0.329288</text:p>
          </table:table-cell>
          <table:table-cell office:value-type="float" office:value="1.501711" calcext:value-type="float">
            <text:p>1.501711</text:p>
          </table:table-cell>
          <table:table-cell office:value-type="float" office:value="1.835172" calcext:value-type="float">
            <text:p>1.835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E120]-[.F120]" office:value-type="float" office:value="0.355533" calcext:value-type="float">
            <text:p>0.355533</text:p>
          </table:table-cell>
          <table:table-cell office:value-type="float" office:value="1.17655" calcext:value-type="float">
            <text:p>1.17655</text:p>
          </table:table-cell>
          <table:table-cell office:value-type="float" office:value="0.821017" calcext:value-type="float">
            <text:p>0.821017</text:p>
          </table:table-cell>
          <table:table-cell office:value-type="float" office:value="1.178945" calcext:value-type="float">
            <text:p>1.178945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165006" calcext:value-type="float">
            <text:p>0.165006</text:p>
          </table:table-cell>
          <table:table-cell office:value-type="float" office:value="1.00978" calcext:value-type="float">
            <text:p>1.00978</text:p>
          </table:table-cell>
          <table:table-cell office:value-type="float" office:value="1.179013" calcext:value-type="float">
            <text:p>1.179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121]-[.F121]" office:value-type="float" office:value="0.453835" calcext:value-type="float">
            <text:p>0.453835</text:p>
          </table:table-cell>
          <table:table-cell office:value-type="float" office:value="1.832353" calcext:value-type="float">
            <text:p>1.832353</text:p>
          </table:table-cell>
          <table:table-cell office:value-type="float" office:value="1.378518" calcext:value-type="float">
            <text:p>1.378518</text:p>
          </table:table-cell>
          <table:table-cell office:value-type="float" office:value="1.83549" calcext:value-type="float">
            <text:p>1.83549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0.328646" calcext:value-type="float">
            <text:p>0.328646</text:p>
          </table:table-cell>
          <table:table-cell office:value-type="float" office:value="1.50227" calcext:value-type="float">
            <text:p>1.50227</text:p>
          </table:table-cell>
          <table:table-cell office:value-type="float" office:value="1.83563" calcext:value-type="float">
            <text:p>1.83563</text:p>
          </table:table-cell>
        </table:table-row>
      </table:table>
      <table:table table:name="performance_resul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otal_threads</text:p>
          </table:table-cell>
          <table:table-cell office:value-type="string" calcext:value-type="string">
            <text:p>iteration_threads</text:p>
          </table:table-cell>
          <table:table-cell office:value-type="string" calcext:value-type="string">
            <text:p>transfer_thread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iteration_idle_time</text:p>
          </table:table-cell>
          <table:table-cell office:value-type="string" calcext:value-type="string">
            <text:p>transfer_time</text:p>
          </table:table-cell>
          <table:table-cell office:value-type="string" calcext:value-type="string">
            <text:p>transfer_idle_time</text:p>
          </table:table-cell>
          <table:table-cell office:value-type="string" calcext:value-type="string">
            <text:p>DRAM_to_NVM_time</text:p>
          </table:table-cell>
          <table:table-cell office:value-type="string" calcext:value-type="string">
            <text:p>Analyse_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62018" calcext:value-type="float">
            <text:p>1.662018</text:p>
          </table:table-cell>
          <table:table-cell office:value-type="float" office:value="1.658682" calcext:value-type="float">
            <text:p>1.658682</text:p>
          </table:table-cell>
          <table:table-cell office:value-type="float" office:value="1.134194" calcext:value-type="float">
            <text:p>1.134194</text:p>
          </table:table-cell>
          <table:table-cell office:value-type="float" office:value="1.661892" calcext:value-type="float">
            <text:p>1.661892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298891" calcext:value-type="float">
            <text:p>0.298891</text:p>
          </table:table-cell>
          <table:table-cell office:value-type="float" office:value="1.359479" calcext:value-type="float">
            <text:p>1.3594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64117" calcext:value-type="float">
            <text:p>1.664117</text:p>
          </table:table-cell>
          <table:table-cell office:value-type="float" office:value="1.66086" calcext:value-type="float">
            <text:p>1.66086</text:p>
          </table:table-cell>
          <table:table-cell office:value-type="float" office:value="1.135549" calcext:value-type="float">
            <text:p>1.135549</text:p>
          </table:table-cell>
          <table:table-cell office:value-type="float" office:value="1.663995" calcext:value-type="float">
            <text:p>1.663995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1.360886" calcext:value-type="float">
            <text:p>1.360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23496" calcext:value-type="float">
            <text:p>1.123496</text:p>
          </table:table-cell>
          <table:table-cell office:value-type="float" office:value="1.121218" calcext:value-type="float">
            <text:p>1.121218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1.123373" calcext:value-type="float">
            <text:p>1.123373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157937" calcext:value-type="float">
            <text:p>0.157937</text:p>
          </table:table-cell>
          <table:table-cell office:value-type="float" office:value="0.960748" calcext:value-type="float">
            <text:p>0.960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66959" calcext:value-type="float">
            <text:p>1.66959</text:p>
          </table:table-cell>
          <table:table-cell office:value-type="float" office:value="1.666299" calcext:value-type="float">
            <text:p>1.666299</text:p>
          </table:table-cell>
          <table:table-cell office:value-type="float" office:value="1.139387" calcext:value-type="float">
            <text:p>1.139387</text:p>
          </table:table-cell>
          <table:table-cell office:value-type="float" office:value="1.669471" calcext:value-type="float">
            <text:p>1.669471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300283" calcext:value-type="float">
            <text:p>0.300283</text:p>
          </table:table-cell>
          <table:table-cell office:value-type="float" office:value="1.365379" calcext:value-type="float">
            <text:p>1.365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19192" calcext:value-type="float">
            <text:p>1.119192</text:p>
          </table:table-cell>
          <table:table-cell office:value-type="float" office:value="1.116863" calcext:value-type="float">
            <text:p>1.116863</text:p>
          </table:table-cell>
          <table:table-cell office:value-type="float" office:value="0.575471" calcext:value-type="float">
            <text:p>0.575471</text:p>
          </table:table-cell>
          <table:table-cell office:value-type="float" office:value="1.119064" calcext:value-type="float">
            <text:p>1.119064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157099" calcext:value-type="float">
            <text:p>0.157099</text:p>
          </table:table-cell>
          <table:table-cell office:value-type="float" office:value="0.957746" calcext:value-type="float">
            <text:p>0.957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317803" calcext:value-type="float">
            <text:p>2.317803</text:p>
          </table:table-cell>
          <table:table-cell office:value-type="float" office:value="2.313405" calcext:value-type="float">
            <text:p>2.313405</text:p>
          </table:table-cell>
          <table:table-cell office:value-type="float" office:value="1.749515" calcext:value-type="float">
            <text:p>1.749515</text:p>
          </table:table-cell>
          <table:table-cell office:value-type="float" office:value="2.317684" calcext:value-type="float">
            <text:p>2.317684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113368" calcext:value-type="float">
            <text:p>0.113368</text:p>
          </table:table-cell>
          <table:table-cell office:value-type="float" office:value="2.200359" calcext:value-type="float">
            <text:p>2.200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64173" calcext:value-type="float">
            <text:p>1.664173</text:p>
          </table:table-cell>
          <table:table-cell office:value-type="float" office:value="1.660951" calcext:value-type="float">
            <text:p>1.660951</text:p>
          </table:table-cell>
          <table:table-cell office:value-type="float" office:value="1.135413" calcext:value-type="float">
            <text:p>1.135413</text:p>
          </table:table-cell>
          <table:table-cell office:value-type="float" office:value="1.664054" calcext:value-type="float">
            <text:p>1.66405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299342" calcext:value-type="float">
            <text:p>0.299342</text:p>
          </table:table-cell>
          <table:table-cell office:value-type="float" office:value="1.361352" calcext:value-type="float">
            <text:p>1.361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17108" calcext:value-type="float">
            <text:p>1.117108</text:p>
          </table:table-cell>
          <table:table-cell office:value-type="float" office:value="1.11481" calcext:value-type="float">
            <text:p>1.11481</text:p>
          </table:table-cell>
          <table:table-cell office:value-type="float" office:value="0.572893" calcext:value-type="float">
            <text:p>0.572893</text:p>
          </table:table-cell>
          <table:table-cell office:value-type="float" office:value="1.116985" calcext:value-type="float">
            <text:p>1.116985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157029" calcext:value-type="float">
            <text:p>0.157029</text:p>
          </table:table-cell>
          <table:table-cell office:value-type="float" office:value="0.955497" calcext:value-type="float">
            <text:p>0.955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51629" calcext:value-type="float">
            <text:p>2.151629</text:p>
          </table:table-cell>
          <table:table-cell office:value-type="float" office:value="2.147583" calcext:value-type="float">
            <text:p>2.147583</text:p>
          </table:table-cell>
          <table:table-cell office:value-type="float" office:value="1.583396" calcext:value-type="float">
            <text:p>1.583396</text:p>
          </table:table-cell>
          <table:table-cell office:value-type="float" office:value="2.151511" calcext:value-type="float">
            <text:p>2.151511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112787" calcext:value-type="float">
            <text:p>0.112787</text:p>
          </table:table-cell>
          <table:table-cell office:value-type="float" office:value="2.035369" calcext:value-type="float">
            <text:p>2.0353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99959" calcext:value-type="float">
            <text:p>2.299959</text:p>
          </table:table-cell>
          <table:table-cell office:value-type="float" office:value="2.295622" calcext:value-type="float">
            <text:p>2.295622</text:p>
          </table:table-cell>
          <table:table-cell office:value-type="float" office:value="1.73402" calcext:value-type="float">
            <text:p>1.73402</text:p>
          </table:table-cell>
          <table:table-cell office:value-type="float" office:value="2.299833" calcext:value-type="float">
            <text:p>2.299833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87722" calcext:value-type="float">
            <text:p>0.087722</text:p>
          </table:table-cell>
          <table:table-cell office:value-type="float" office:value="2.207725" calcext:value-type="float">
            <text:p>2.207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663082" calcext:value-type="float">
            <text:p>1.663082</text:p>
          </table:table-cell>
          <table:table-cell office:value-type="float" office:value="1.659766" calcext:value-type="float">
            <text:p>1.659766</text:p>
          </table:table-cell>
          <table:table-cell office:value-type="float" office:value="1.134434" calcext:value-type="float">
            <text:p>1.134434</text:p>
          </table:table-cell>
          <table:table-cell office:value-type="float" office:value="1.662964" calcext:value-type="float">
            <text:p>1.662964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0.29921" calcext:value-type="float">
            <text:p>0.29921</text:p>
          </table:table-cell>
          <table:table-cell office:value-type="float" office:value="1.360111" calcext:value-type="float">
            <text:p>1.360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15311" calcext:value-type="float">
            <text:p>1.115311</text:p>
          </table:table-cell>
          <table:table-cell office:value-type="float" office:value="1.112998" calcext:value-type="float">
            <text:p>1.112998</text:p>
          </table:table-cell>
          <table:table-cell office:value-type="float" office:value="0.569502" calcext:value-type="float">
            <text:p>0.569502</text:p>
          </table:table-cell>
          <table:table-cell office:value-type="float" office:value="1.115191" calcext:value-type="float">
            <text:p>1.115191</text:p>
          </table:table-cell>
          <table:table-cell office:value-type="float" office:value="0.003803" calcext:value-type="float">
            <text:p>0.003803</text:p>
          </table:table-cell>
          <table:table-cell office:value-type="float" office:value="0.157052" calcext:value-type="float">
            <text:p>0.157052</text:p>
          </table:table-cell>
          <table:table-cell office:value-type="float" office:value="0.952906" calcext:value-type="float">
            <text:p>0.952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95257" calcext:value-type="float">
            <text:p>2.195257</text:p>
          </table:table-cell>
          <table:table-cell office:value-type="float" office:value="2.191106" calcext:value-type="float">
            <text:p>2.191106</text:p>
          </table:table-cell>
          <table:table-cell office:value-type="float" office:value="1.62799" calcext:value-type="float">
            <text:p>1.62799</text:p>
          </table:table-cell>
          <table:table-cell office:value-type="float" office:value="2.19514" calcext:value-type="float">
            <text:p>2.19514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2.077635" calcext:value-type="float">
            <text:p>2.077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324073" calcext:value-type="float">
            <text:p>2.324073</text:p>
          </table:table-cell>
          <table:table-cell office:value-type="float" office:value="2.319719" calcext:value-type="float">
            <text:p>2.319719</text:p>
          </table:table-cell>
          <table:table-cell office:value-type="float" office:value="1.758825" calcext:value-type="float">
            <text:p>1.758825</text:p>
          </table:table-cell>
          <table:table-cell office:value-type="float" office:value="2.323951" calcext:value-type="float">
            <text:p>2.323951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85207" calcext:value-type="float">
            <text:p>0.085207</text:p>
          </table:table-cell>
          <table:table-cell office:value-type="float" office:value="2.234656" calcext:value-type="float">
            <text:p>2.234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221804" calcext:value-type="float">
            <text:p>3.221804</text:p>
          </table:table-cell>
          <table:table-cell office:value-type="float" office:value="3.215655" calcext:value-type="float">
            <text:p>3.215655</text:p>
          </table:table-cell>
          <table:table-cell office:value-type="float" office:value="2.644608" calcext:value-type="float">
            <text:p>2.644608</text:p>
          </table:table-cell>
          <table:table-cell office:value-type="float" office:value="3.221678" calcext:value-type="float">
            <text:p>3.221678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69285" calcext:value-type="float">
            <text:p>0.069285</text:p>
          </table:table-cell>
          <table:table-cell office:value-type="float" office:value="3.14855" calcext:value-type="float">
            <text:p>3.14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62402" calcext:value-type="float">
            <text:p>1.662402</text:p>
          </table:table-cell>
          <table:table-cell office:value-type="float" office:value="1.659107" calcext:value-type="float">
            <text:p>1.659107</text:p>
          </table:table-cell>
          <table:table-cell office:value-type="float" office:value="1.134" calcext:value-type="float">
            <text:p>1.134</text:p>
          </table:table-cell>
          <table:table-cell office:value-type="float" office:value="1.66228" calcext:value-type="float">
            <text:p>1.66228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299023" calcext:value-type="float">
            <text:p>0.299023</text:p>
          </table:table-cell>
          <table:table-cell office:value-type="float" office:value="1.359566" calcext:value-type="float">
            <text:p>1.359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118975" calcext:value-type="float">
            <text:p>1.118975</text:p>
          </table:table-cell>
          <table:table-cell office:value-type="float" office:value="1.116663" calcext:value-type="float">
            <text:p>1.116663</text:p>
          </table:table-cell>
          <table:table-cell office:value-type="float" office:value="0.576061" calcext:value-type="float">
            <text:p>0.576061</text:p>
          </table:table-cell>
          <table:table-cell office:value-type="float" office:value="1.118849" calcext:value-type="float">
            <text:p>1.118849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156956" calcext:value-type="float">
            <text:p>0.156956</text:p>
          </table:table-cell>
          <table:table-cell office:value-type="float" office:value="0.957283" calcext:value-type="float">
            <text:p>0.957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62877" calcext:value-type="float">
            <text:p>2.162877</text:p>
          </table:table-cell>
          <table:table-cell office:value-type="float" office:value="2.158817" calcext:value-type="float">
            <text:p>2.158817</text:p>
          </table:table-cell>
          <table:table-cell office:value-type="float" office:value="1.595599" calcext:value-type="float">
            <text:p>1.595599</text:p>
          </table:table-cell>
          <table:table-cell office:value-type="float" office:value="2.162757" calcext:value-type="float">
            <text:p>2.162757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113661" calcext:value-type="float">
            <text:p>0.113661</text:p>
          </table:table-cell>
          <table:table-cell office:value-type="float" office:value="2.044578" calcext:value-type="float">
            <text:p>2.0445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289963" calcext:value-type="float">
            <text:p>2.289963</text:p>
          </table:table-cell>
          <table:table-cell office:value-type="float" office:value="2.285661" calcext:value-type="float">
            <text:p>2.285661</text:p>
          </table:table-cell>
          <table:table-cell office:value-type="float" office:value="1.725015" calcext:value-type="float">
            <text:p>1.725015</text:p>
          </table:table-cell>
          <table:table-cell office:value-type="float" office:value="2.289844" calcext:value-type="float">
            <text:p>2.289844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84291" calcext:value-type="float">
            <text:p>0.084291</text:p>
          </table:table-cell>
          <table:table-cell office:value-type="float" office:value="2.200335" calcext:value-type="float">
            <text:p>2.2003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276209" calcext:value-type="float">
            <text:p>3.276209</text:p>
          </table:table-cell>
          <table:table-cell office:value-type="float" office:value="3.270056" calcext:value-type="float">
            <text:p>3.270056</text:p>
          </table:table-cell>
          <table:table-cell office:value-type="float" office:value="2.70907" calcext:value-type="float">
            <text:p>2.70907</text:p>
          </table:table-cell>
          <table:table-cell office:value-type="float" office:value="3.276091" calcext:value-type="float">
            <text:p>3.276091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68179" calcext:value-type="float">
            <text:p>0.068179</text:p>
          </table:table-cell>
          <table:table-cell office:value-type="float" office:value="3.203502" calcext:value-type="float">
            <text:p>3.203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878938" calcext:value-type="float">
            <text:p>3.878938</text:p>
          </table:table-cell>
          <table:table-cell office:value-type="float" office:value="3.87143" calcext:value-type="float">
            <text:p>3.87143</text:p>
          </table:table-cell>
          <table:table-cell office:value-type="float" office:value="3.315992" calcext:value-type="float">
            <text:p>3.315992</text:p>
          </table:table-cell>
          <table:table-cell office:value-type="float" office:value="3.878817" calcext:value-type="float">
            <text:p>3.8788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3.816159" calcext:value-type="float">
            <text:p>3.816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666926" calcext:value-type="float">
            <text:p>1.666926</text:p>
          </table:table-cell>
          <table:table-cell office:value-type="float" office:value="1.663641" calcext:value-type="float">
            <text:p>1.663641</text:p>
          </table:table-cell>
          <table:table-cell office:value-type="float" office:value="1.137591" calcext:value-type="float">
            <text:p>1.137591</text:p>
          </table:table-cell>
          <table:table-cell office:value-type="float" office:value="1.666805" calcext:value-type="float">
            <text:p>1.666805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299711" calcext:value-type="float">
            <text:p>0.299711</text:p>
          </table:table-cell>
          <table:table-cell office:value-type="float" office:value="1.363643" calcext:value-type="float">
            <text:p>1.363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11771" calcext:value-type="float">
            <text:p>1.11771</text:p>
          </table:table-cell>
          <table:table-cell office:value-type="float" office:value="1.115404" calcext:value-type="float">
            <text:p>1.115404</text:p>
          </table:table-cell>
          <table:table-cell office:value-type="float" office:value="0.57525" calcext:value-type="float">
            <text:p>0.57525</text:p>
          </table:table-cell>
          <table:table-cell office:value-type="float" office:value="1.117587" calcext:value-type="float">
            <text:p>1.117587</text:p>
          </table:table-cell>
          <table:table-cell office:value-type="float" office:value="0.003189" calcext:value-type="float">
            <text:p>0.003189</text:p>
          </table:table-cell>
          <table:table-cell office:value-type="float" office:value="0.157338" calcext:value-type="float">
            <text:p>0.157338</text:p>
          </table:table-cell>
          <table:table-cell office:value-type="float" office:value="0.955928" calcext:value-type="float">
            <text:p>0.955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145641" calcext:value-type="float">
            <text:p>2.145641</text:p>
          </table:table-cell>
          <table:table-cell office:value-type="float" office:value="2.141627" calcext:value-type="float">
            <text:p>2.141627</text:p>
          </table:table-cell>
          <table:table-cell office:value-type="float" office:value="1.578973" calcext:value-type="float">
            <text:p>1.578973</text:p>
          </table:table-cell>
          <table:table-cell office:value-type="float" office:value="2.145523" calcext:value-type="float">
            <text:p>2.145523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112863" calcext:value-type="float">
            <text:p>0.112863</text:p>
          </table:table-cell>
          <table:table-cell office:value-type="float" office:value="2.02885" calcext:value-type="float">
            <text:p>2.028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86073" calcext:value-type="float">
            <text:p>2.286073</text:p>
          </table:table-cell>
          <table:table-cell office:value-type="float" office:value="2.281699" calcext:value-type="float">
            <text:p>2.281699</text:p>
          </table:table-cell>
          <table:table-cell office:value-type="float" office:value="1.721492" calcext:value-type="float">
            <text:p>1.721492</text:p>
          </table:table-cell>
          <table:table-cell office:value-type="float" office:value="2.285953" calcext:value-type="float">
            <text:p>2.285953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.084438" calcext:value-type="float">
            <text:p>0.084438</text:p>
          </table:table-cell>
          <table:table-cell office:value-type="float" office:value="2.196822" calcext:value-type="float">
            <text:p>2.196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220133" calcext:value-type="float">
            <text:p>3.220133</text:p>
          </table:table-cell>
          <table:table-cell office:value-type="float" office:value="3.214046" calcext:value-type="float">
            <text:p>3.214046</text:p>
          </table:table-cell>
          <table:table-cell office:value-type="float" office:value="2.65222" calcext:value-type="float">
            <text:p>2.65222</text:p>
          </table:table-cell>
          <table:table-cell office:value-type="float" office:value="3.220016" calcext:value-type="float">
            <text:p>3.220016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68294" calcext:value-type="float">
            <text:p>0.068294</text:p>
          </table:table-cell>
          <table:table-cell office:value-type="float" office:value="3.147392" calcext:value-type="float">
            <text:p>3.147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861386" calcext:value-type="float">
            <text:p>3.861386</text:p>
          </table:table-cell>
          <table:table-cell office:value-type="float" office:value="3.853851" calcext:value-type="float">
            <text:p>3.853851</text:p>
          </table:table-cell>
          <table:table-cell office:value-type="float" office:value="3.298111" calcext:value-type="float">
            <text:p>3.298111</text:p>
          </table:table-cell>
          <table:table-cell office:value-type="float" office:value="3.861259" calcext:value-type="float">
            <text:p>3.861259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57597" calcext:value-type="float">
            <text:p>0.057597</text:p>
          </table:table-cell>
          <table:table-cell office:value-type="float" office:value="3.798967" calcext:value-type="float">
            <text:p>3.798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770255" calcext:value-type="float">
            <text:p>3.770255</text:p>
          </table:table-cell>
          <table:table-cell office:value-type="float" office:value="3.759335" calcext:value-type="float">
            <text:p>3.759335</text:p>
          </table:table-cell>
          <table:table-cell office:value-type="float" office:value="2.957988" calcext:value-type="float">
            <text:p>2.957988</text:p>
          </table:table-cell>
          <table:table-cell office:value-type="float" office:value="3.770127" calcext:value-type="float">
            <text:p>3.770127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69376" calcext:value-type="float">
            <text:p>0.069376</text:p>
          </table:table-cell>
          <table:table-cell office:value-type="float" office:value="3.622875" calcext:value-type="float">
            <text:p>3.622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663683" calcext:value-type="float">
            <text:p>1.663683</text:p>
          </table:table-cell>
          <table:table-cell office:value-type="float" office:value="1.660398" calcext:value-type="float">
            <text:p>1.660398</text:p>
          </table:table-cell>
          <table:table-cell office:value-type="float" office:value="1.137086" calcext:value-type="float">
            <text:p>1.137086</text:p>
          </table:table-cell>
          <table:table-cell office:value-type="float" office:value="1.663552" calcext:value-type="float">
            <text:p>1.663552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299175" calcext:value-type="float">
            <text:p>0.299175</text:p>
          </table:table-cell>
          <table:table-cell office:value-type="float" office:value="1.360695" calcext:value-type="float">
            <text:p>1.360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11768" calcext:value-type="float">
            <text:p>1.11768</text:p>
          </table:table-cell>
          <table:table-cell office:value-type="float" office:value="1.115381" calcext:value-type="float">
            <text:p>1.115381</text:p>
          </table:table-cell>
          <table:table-cell office:value-type="float" office:value="0.574742" calcext:value-type="float">
            <text:p>0.574742</text:p>
          </table:table-cell>
          <table:table-cell office:value-type="float" office:value="1.117557" calcext:value-type="float">
            <text:p>1.117557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157138" calcext:value-type="float">
            <text:p>0.157138</text:p>
          </table:table-cell>
          <table:table-cell office:value-type="float" office:value="0.955948" calcext:value-type="float">
            <text:p>0.955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192444" calcext:value-type="float">
            <text:p>2.192444</text:p>
          </table:table-cell>
          <table:table-cell office:value-type="float" office:value="2.188347" calcext:value-type="float">
            <text:p>2.188347</text:p>
          </table:table-cell>
          <table:table-cell office:value-type="float" office:value="1.626325" calcext:value-type="float">
            <text:p>1.626325</text:p>
          </table:table-cell>
          <table:table-cell office:value-type="float" office:value="2.192331" calcext:value-type="float">
            <text:p>2.192331</text:p>
          </table:table-cell>
          <table:table-cell office:value-type="float" office:value="0.002368" calcext:value-type="float">
            <text:p>0.002368</text:p>
          </table:table-cell>
          <table:table-cell office:value-type="float" office:value="0.11307" calcext:value-type="float">
            <text:p>0.11307</text:p>
          </table:table-cell>
          <table:table-cell office:value-type="float" office:value="2.075336" calcext:value-type="float">
            <text:p>2.0753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27595" calcext:value-type="float">
            <text:p>2.27595</text:p>
          </table:table-cell>
          <table:table-cell office:value-type="float" office:value="2.271692" calcext:value-type="float">
            <text:p>2.271692</text:p>
          </table:table-cell>
          <table:table-cell office:value-type="float" office:value="1.712462" calcext:value-type="float">
            <text:p>1.712462</text:p>
          </table:table-cell>
          <table:table-cell office:value-type="float" office:value="2.275836" calcext:value-type="float">
            <text:p>2.275836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8535" calcext:value-type="float">
            <text:p>0.08535</text:p>
          </table:table-cell>
          <table:table-cell office:value-type="float" office:value="2.185279" calcext:value-type="float">
            <text:p>2.1852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287735" calcext:value-type="float">
            <text:p>3.287735</text:p>
          </table:table-cell>
          <table:table-cell office:value-type="float" office:value="3.281564" calcext:value-type="float">
            <text:p>3.281564</text:p>
          </table:table-cell>
          <table:table-cell office:value-type="float" office:value="2.720118" calcext:value-type="float">
            <text:p>2.720118</text:p>
          </table:table-cell>
          <table:table-cell office:value-type="float" office:value="3.287618" calcext:value-type="float">
            <text:p>3.287618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.068578" calcext:value-type="float">
            <text:p>0.068578</text:p>
          </table:table-cell>
          <table:table-cell office:value-type="float" office:value="3.213886" calcext:value-type="float">
            <text:p>3.2138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811885" calcext:value-type="float">
            <text:p>3.811885</text:p>
          </table:table-cell>
          <table:table-cell office:value-type="float" office:value="3.804505" calcext:value-type="float">
            <text:p>3.804505</text:p>
          </table:table-cell>
          <table:table-cell office:value-type="float" office:value="3.247215" calcext:value-type="float">
            <text:p>3.247215</text:p>
          </table:table-cell>
          <table:table-cell office:value-type="float" office:value="3.811761" calcext:value-type="float">
            <text:p>3.811761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57519" calcext:value-type="float">
            <text:p>0.057519</text:p>
          </table:table-cell>
          <table:table-cell office:value-type="float" office:value="3.746345" calcext:value-type="float">
            <text:p>3.746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951037" calcext:value-type="float">
            <text:p>3.951037</text:p>
          </table:table-cell>
          <table:table-cell office:value-type="float" office:value="3.940564" calcext:value-type="float">
            <text:p>3.940564</text:p>
          </table:table-cell>
          <table:table-cell office:value-type="float" office:value="3.154922" calcext:value-type="float">
            <text:p>3.154922</text:p>
          </table:table-cell>
          <table:table-cell office:value-type="float" office:value="3.950919" calcext:value-type="float">
            <text:p>3.950919</text:p>
          </table:table-cell>
          <table:table-cell office:value-type="float" office:value="0.071408" calcext:value-type="float">
            <text:p>0.071408</text:p>
          </table:table-cell>
          <table:table-cell office:value-type="float" office:value="0.070086" calcext:value-type="float">
            <text:p>0.070086</text:p>
          </table:table-cell>
          <table:table-cell office:value-type="float" office:value="3.805047" calcext:value-type="float">
            <text:p>3.805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717307" calcext:value-type="float">
            <text:p>1.717307</text:p>
          </table:table-cell>
          <table:table-cell office:value-type="float" office:value="1.711531" calcext:value-type="float">
            <text:p>1.711531</text:p>
          </table:table-cell>
          <table:table-cell office:value-type="float" office:value="1.022024" calcext:value-type="float">
            <text:p>1.022024</text:p>
          </table:table-cell>
          <table:table-cell office:value-type="float" office:value="1.717188" calcext:value-type="float">
            <text:p>1.717188</text:p>
          </table:table-cell>
          <table:table-cell office:value-type="float" office:value="0.059171" calcext:value-type="float">
            <text:p>0.059171</text:p>
          </table:table-cell>
          <table:table-cell office:value-type="float" office:value="0.071009" calcext:value-type="float">
            <text:p>0.071009</text:p>
          </table:table-cell>
          <table:table-cell office:value-type="float" office:value="1.546493" calcext:value-type="float">
            <text:p>1.546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672128" calcext:value-type="float">
            <text:p>1.672128</text:p>
          </table:table-cell>
          <table:table-cell office:value-type="float" office:value="1.66889" calcext:value-type="float">
            <text:p>1.66889</text:p>
          </table:table-cell>
          <table:table-cell office:value-type="float" office:value="1.141555" calcext:value-type="float">
            <text:p>1.141555</text:p>
          </table:table-cell>
          <table:table-cell office:value-type="float" office:value="1.672006" calcext:value-type="float">
            <text:p>1.672006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300713" calcext:value-type="float">
            <text:p>0.300713</text:p>
          </table:table-cell>
          <table:table-cell office:value-type="float" office:value="1.367799" calcext:value-type="float">
            <text:p>1.3677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118972" calcext:value-type="float">
            <text:p>1.118972</text:p>
          </table:table-cell>
          <table:table-cell office:value-type="float" office:value="1.116669" calcext:value-type="float">
            <text:p>1.116669</text:p>
          </table:table-cell>
          <table:table-cell office:value-type="float" office:value="0.577029" calcext:value-type="float">
            <text:p>0.577029</text:p>
          </table:table-cell>
          <table:table-cell office:value-type="float" office:value="1.118844" calcext:value-type="float">
            <text:p>1.118844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157288" calcext:value-type="float">
            <text:p>0.157288</text:p>
          </table:table-cell>
          <table:table-cell office:value-type="float" office:value="0.957753" calcext:value-type="float">
            <text:p>0.957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191197" calcext:value-type="float">
            <text:p>2.191197</text:p>
          </table:table-cell>
          <table:table-cell office:value-type="float" office:value="2.187088" calcext:value-type="float">
            <text:p>2.187088</text:p>
          </table:table-cell>
          <table:table-cell office:value-type="float" office:value="1.624702" calcext:value-type="float">
            <text:p>1.624702</text:p>
          </table:table-cell>
          <table:table-cell office:value-type="float" office:value="2.19107" calcext:value-type="float">
            <text:p>2.1910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12703" calcext:value-type="float">
            <text:p>0.112703</text:p>
          </table:table-cell>
          <table:table-cell office:value-type="float" office:value="2.074616" calcext:value-type="float">
            <text:p>2.074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299202" calcext:value-type="float">
            <text:p>2.299202</text:p>
          </table:table-cell>
          <table:table-cell office:value-type="float" office:value="2.294894" calcext:value-type="float">
            <text:p>2.294894</text:p>
          </table:table-cell>
          <table:table-cell office:value-type="float" office:value="1.733751" calcext:value-type="float">
            <text:p>1.733751</text:p>
          </table:table-cell>
          <table:table-cell office:value-type="float" office:value="2.299085" calcext:value-type="float">
            <text:p>2.299085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084278" calcext:value-type="float">
            <text:p>0.084278</text:p>
          </table:table-cell>
          <table:table-cell office:value-type="float" office:value="2.210408" calcext:value-type="float">
            <text:p>2.210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19373" calcext:value-type="float">
            <text:p>3.219373</text:p>
          </table:table-cell>
          <table:table-cell office:value-type="float" office:value="3.213301" calcext:value-type="float">
            <text:p>3.213301</text:p>
          </table:table-cell>
          <table:table-cell office:value-type="float" office:value="2.650859" calcext:value-type="float">
            <text:p>2.650859</text:p>
          </table:table-cell>
          <table:table-cell office:value-type="float" office:value="3.219254" calcext:value-type="float">
            <text:p>3.219254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068965" calcext:value-type="float">
            <text:p>0.068965</text:p>
          </table:table-cell>
          <table:table-cell office:value-type="float" office:value="3.14642" calcext:value-type="float">
            <text:p>3.14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73182" calcext:value-type="float">
            <text:p>3.873182</text:p>
          </table:table-cell>
          <table:table-cell office:value-type="float" office:value="3.865663" calcext:value-type="float">
            <text:p>3.865663</text:p>
          </table:table-cell>
          <table:table-cell office:value-type="float" office:value="3.307517" calcext:value-type="float">
            <text:p>3.307517</text:p>
          </table:table-cell>
          <table:table-cell office:value-type="float" office:value="3.87306" calcext:value-type="float">
            <text:p>3.87306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057541" calcext:value-type="float">
            <text:p>0.057541</text:p>
          </table:table-cell>
          <table:table-cell office:value-type="float" office:value="3.807076" calcext:value-type="float">
            <text:p>3.807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.964071" calcext:value-type="float">
            <text:p>3.964071</text:p>
          </table:table-cell>
          <table:table-cell office:value-type="float" office:value="3.95328" calcext:value-type="float">
            <text:p>3.95328</text:p>
          </table:table-cell>
          <table:table-cell office:value-type="float" office:value="3.165973" calcext:value-type="float">
            <text:p>3.165973</text:p>
          </table:table-cell>
          <table:table-cell office:value-type="float" office:value="3.963947" calcext:value-type="float">
            <text:p>3.963947</text:p>
          </table:table-cell>
          <table:table-cell office:value-type="float" office:value="0.072647" calcext:value-type="float">
            <text:p>0.072647</text:p>
          </table:table-cell>
          <table:table-cell office:value-type="float" office:value="0.070045" calcext:value-type="float">
            <text:p>0.070045</text:p>
          </table:table-cell>
          <table:table-cell office:value-type="float" office:value="3.816901" calcext:value-type="float">
            <text:p>3.816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736075" calcext:value-type="float">
            <text:p>1.736075</text:p>
          </table:table-cell>
          <table:table-cell office:value-type="float" office:value="1.729436" calcext:value-type="float">
            <text:p>1.729436</text:p>
          </table:table-cell>
          <table:table-cell office:value-type="float" office:value="1.025037" calcext:value-type="float">
            <text:p>1.025037</text:p>
          </table:table-cell>
          <table:table-cell office:value-type="float" office:value="1.735954" calcext:value-type="float">
            <text:p>1.735954</text:p>
          </table:table-cell>
          <table:table-cell office:value-type="float" office:value="0.063869" calcext:value-type="float">
            <text:p>0.063869</text:p>
          </table:table-cell>
          <table:table-cell office:value-type="float" office:value="0.070194" calcext:value-type="float">
            <text:p>0.070194</text:p>
          </table:table-cell>
          <table:table-cell office:value-type="float" office:value="1.568313" calcext:value-type="float">
            <text:p>1.568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783541" calcext:value-type="float">
            <text:p>1.783541</text:p>
          </table:table-cell>
          <table:table-cell office:value-type="float" office:value="1.775979" calcext:value-type="float">
            <text:p>1.775979</text:p>
          </table:table-cell>
          <table:table-cell office:value-type="float" office:value="1.070741" calcext:value-type="float">
            <text:p>1.070741</text:p>
          </table:table-cell>
          <table:table-cell office:value-type="float" office:value="1.783421" calcext:value-type="float">
            <text:p>1.783421</text:p>
          </table:table-cell>
          <table:table-cell office:value-type="float" office:value="0.057162" calcext:value-type="float">
            <text:p>0.057162</text:p>
          </table:table-cell>
          <table:table-cell office:value-type="float" office:value="0.0723" calcext:value-type="float">
            <text:p>0.0723</text:p>
          </table:table-cell>
          <table:table-cell office:value-type="float" office:value="1.616207" calcext:value-type="float">
            <text:p>1.6162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85851" calcext:value-type="float">
            <text:p>1.685851</text:p>
          </table:table-cell>
          <table:table-cell office:value-type="float" office:value="1.682549" calcext:value-type="float">
            <text:p>1.682549</text:p>
          </table:table-cell>
          <table:table-cell office:value-type="float" office:value="1.152874" calcext:value-type="float">
            <text:p>1.152874</text:p>
          </table:table-cell>
          <table:table-cell office:value-type="float" office:value="1.685736" calcext:value-type="float">
            <text:p>1.685736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303037" calcext:value-type="float">
            <text:p>0.303037</text:p>
          </table:table-cell>
          <table:table-cell office:value-type="float" office:value="1.379359" calcext:value-type="float">
            <text:p>1.379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118375" calcext:value-type="float">
            <text:p>1.118375</text:p>
          </table:table-cell>
          <table:table-cell office:value-type="float" office:value="1.116075" calcext:value-type="float">
            <text:p>1.116075</text:p>
          </table:table-cell>
          <table:table-cell office:value-type="float" office:value="0.575266" calcext:value-type="float">
            <text:p>0.575266</text:p>
          </table:table-cell>
          <table:table-cell office:value-type="float" office:value="1.118252" calcext:value-type="float">
            <text:p>1.118252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157161" calcext:value-type="float">
            <text:p>0.157161</text:p>
          </table:table-cell>
          <table:table-cell office:value-type="float" office:value="0.956284" calcext:value-type="float">
            <text:p>0.9562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229201" calcext:value-type="float">
            <text:p>2.229201</text:p>
          </table:table-cell>
          <table:table-cell office:value-type="float" office:value="2.224998" calcext:value-type="float">
            <text:p>2.224998</text:p>
          </table:table-cell>
          <table:table-cell office:value-type="float" office:value="1.662077" calcext:value-type="float">
            <text:p>1.662077</text:p>
          </table:table-cell>
          <table:table-cell office:value-type="float" office:value="2.229078" calcext:value-type="float">
            <text:p>2.229078</text:p>
          </table:table-cell>
          <table:table-cell office:value-type="float" office:value="0.002756" calcext:value-type="float">
            <text:p>0.002756</text:p>
          </table:table-cell>
          <table:table-cell office:value-type="float" office:value="0.11549" calcext:value-type="float">
            <text:p>0.11549</text:p>
          </table:table-cell>
          <table:table-cell office:value-type="float" office:value="2.109986" calcext:value-type="float">
            <text:p>2.109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290014" calcext:value-type="float">
            <text:p>2.290014</text:p>
          </table:table-cell>
          <table:table-cell office:value-type="float" office:value="2.2857" calcext:value-type="float">
            <text:p>2.2857</text:p>
          </table:table-cell>
          <table:table-cell office:value-type="float" office:value="1.72511" calcext:value-type="float">
            <text:p>1.72511</text:p>
          </table:table-cell>
          <table:table-cell office:value-type="float" office:value="2.289893" calcext:value-type="float">
            <text:p>2.289893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84511" calcext:value-type="float">
            <text:p>0.084511</text:p>
          </table:table-cell>
          <table:table-cell office:value-type="float" office:value="2.200756" calcext:value-type="float">
            <text:p>2.200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25879" calcext:value-type="float">
            <text:p>3.25879</text:p>
          </table:table-cell>
          <table:table-cell office:value-type="float" office:value="3.252653" calcext:value-type="float">
            <text:p>3.252653</text:p>
          </table:table-cell>
          <table:table-cell office:value-type="float" office:value="2.691455" calcext:value-type="float">
            <text:p>2.691455</text:p>
          </table:table-cell>
          <table:table-cell office:value-type="float" office:value="3.258673" calcext:value-type="float">
            <text:p>3.258673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68283" calcext:value-type="float">
            <text:p>0.068283</text:p>
          </table:table-cell>
          <table:table-cell office:value-type="float" office:value="3.186275" calcext:value-type="float">
            <text:p>3.1862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836444" calcext:value-type="float">
            <text:p>3.836444</text:p>
          </table:table-cell>
          <table:table-cell office:value-type="float" office:value="3.828932" calcext:value-type="float">
            <text:p>3.828932</text:p>
          </table:table-cell>
          <table:table-cell office:value-type="float" office:value="3.271269" calcext:value-type="float">
            <text:p>3.271269</text:p>
          </table:table-cell>
          <table:table-cell office:value-type="float" office:value="3.836324" calcext:value-type="float">
            <text:p>3.836324</text:p>
          </table:table-cell>
          <table:table-cell office:value-type="float" office:value="0.004806" calcext:value-type="float">
            <text:p>0.004806</text:p>
          </table:table-cell>
          <table:table-cell office:value-type="float" office:value="0.059113" calcext:value-type="float">
            <text:p>0.059113</text:p>
          </table:table-cell>
          <table:table-cell office:value-type="float" office:value="3.771024" calcext:value-type="float">
            <text:p>3.771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963206" calcext:value-type="float">
            <text:p>3.963206</text:p>
          </table:table-cell>
          <table:table-cell office:value-type="float" office:value="3.95338" calcext:value-type="float">
            <text:p>3.95338</text:p>
          </table:table-cell>
          <table:table-cell office:value-type="float" office:value="3.16848" calcext:value-type="float">
            <text:p>3.16848</text:p>
          </table:table-cell>
          <table:table-cell office:value-type="float" office:value="3.963082" calcext:value-type="float">
            <text:p>3.963082</text:p>
          </table:table-cell>
          <table:table-cell office:value-type="float" office:value="0.071845" calcext:value-type="float">
            <text:p>0.071845</text:p>
          </table:table-cell>
          <table:table-cell office:value-type="float" office:value="0.069099" calcext:value-type="float">
            <text:p>0.069099</text:p>
          </table:table-cell>
          <table:table-cell office:value-type="float" office:value="3.817838" calcext:value-type="float">
            <text:p>3.817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724203" calcext:value-type="float">
            <text:p>1.724203</text:p>
          </table:table-cell>
          <table:table-cell office:value-type="float" office:value="1.716989" calcext:value-type="float">
            <text:p>1.716989</text:p>
          </table:table-cell>
          <table:table-cell office:value-type="float" office:value="1.030259" calcext:value-type="float">
            <text:p>1.030259</text:p>
          </table:table-cell>
          <table:table-cell office:value-type="float" office:value="1.72408" calcext:value-type="float">
            <text:p>1.72408</text:p>
          </table:table-cell>
          <table:table-cell office:value-type="float" office:value="0.058865" calcext:value-type="float">
            <text:p>0.058865</text:p>
          </table:table-cell>
          <table:table-cell office:value-type="float" office:value="0.072752" calcext:value-type="float">
            <text:p>0.072752</text:p>
          </table:table-cell>
          <table:table-cell office:value-type="float" office:value="1.552691" calcext:value-type="float">
            <text:p>1.5526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785665" calcext:value-type="float">
            <text:p>1.785665</text:p>
          </table:table-cell>
          <table:table-cell office:value-type="float" office:value="1.779252" calcext:value-type="float">
            <text:p>1.779252</text:p>
          </table:table-cell>
          <table:table-cell office:value-type="float" office:value="1.072942" calcext:value-type="float">
            <text:p>1.072942</text:p>
          </table:table-cell>
          <table:table-cell office:value-type="float" office:value="1.785549" calcext:value-type="float">
            <text:p>1.785549</text:p>
          </table:table-cell>
          <table:table-cell office:value-type="float" office:value="0.059033" calcext:value-type="float">
            <text:p>0.059033</text:p>
          </table:table-cell>
          <table:table-cell office:value-type="float" office:value="0.072898" calcext:value-type="float">
            <text:p>0.072898</text:p>
          </table:table-cell>
          <table:table-cell office:value-type="float" office:value="1.615765" calcext:value-type="float">
            <text:p>1.615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33954" calcext:value-type="float">
            <text:p>0.733954</text:p>
          </table:table-cell>
          <table:table-cell office:value-type="float" office:value="0.724606" calcext:value-type="float">
            <text:p>0.724606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.733826" calcext:value-type="float">
            <text:p>0.733826</text:p>
          </table:table-cell>
          <table:table-cell office:value-type="float" office:value="0.175327" calcext:value-type="float">
            <text:p>0.175327</text:p>
          </table:table-cell>
          <table:table-cell office:value-type="float" office:value="0.060329" calcext:value-type="float">
            <text:p>0.060329</text:p>
          </table:table-cell>
          <table:table-cell office:value-type="float" office:value="0.488896" calcext:value-type="float">
            <text:p>0.488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671604" calcext:value-type="float">
            <text:p>1.671604</text:p>
          </table:table-cell>
          <table:table-cell office:value-type="float" office:value="1.668323" calcext:value-type="float">
            <text:p>1.668323</text:p>
          </table:table-cell>
          <table:table-cell office:value-type="float" office:value="1.142408" calcext:value-type="float">
            <text:p>1.142408</text:p>
          </table:table-cell>
          <table:table-cell office:value-type="float" office:value="1.671498" calcext:value-type="float">
            <text:p>1.671498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300496" calcext:value-type="float">
            <text:p>0.300496</text:p>
          </table:table-cell>
          <table:table-cell office:value-type="float" office:value="1.367415" calcext:value-type="float">
            <text:p>1.367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17" calcext:value-type="float">
            <text:p>1.117</text:p>
          </table:table-cell>
          <table:table-cell office:value-type="float" office:value="1.114729" calcext:value-type="float">
            <text:p>1.114729</text:p>
          </table:table-cell>
          <table:table-cell office:value-type="float" office:value="0.573791" calcext:value-type="float">
            <text:p>0.573791</text:p>
          </table:table-cell>
          <table:table-cell office:value-type="float" office:value="1.116869" calcext:value-type="float">
            <text:p>1.116869</text:p>
          </table:table-cell>
          <table:table-cell office:value-type="float" office:value="0.004056" calcext:value-type="float">
            <text:p>0.004056</text:p>
          </table:table-cell>
          <table:table-cell office:value-type="float" office:value="0.156981" calcext:value-type="float">
            <text:p>0.156981</text:p>
          </table:table-cell>
          <table:table-cell office:value-type="float" office:value="0.955145" calcext:value-type="float">
            <text:p>0.955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155877" calcext:value-type="float">
            <text:p>2.155877</text:p>
          </table:table-cell>
          <table:table-cell office:value-type="float" office:value="2.151769" calcext:value-type="float">
            <text:p>2.151769</text:p>
          </table:table-cell>
          <table:table-cell office:value-type="float" office:value="1.584571" calcext:value-type="float">
            <text:p>1.584571</text:p>
          </table:table-cell>
          <table:table-cell office:value-type="float" office:value="2.155756" calcext:value-type="float">
            <text:p>2.155756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112919" calcext:value-type="float">
            <text:p>0.112919</text:p>
          </table:table-cell>
          <table:table-cell office:value-type="float" office:value="2.039427" calcext:value-type="float">
            <text:p>2.039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09221" calcext:value-type="float">
            <text:p>2.309221</text:p>
          </table:table-cell>
          <table:table-cell office:value-type="float" office:value="2.304883" calcext:value-type="float">
            <text:p>2.304883</text:p>
          </table:table-cell>
          <table:table-cell office:value-type="float" office:value="1.743853" calcext:value-type="float">
            <text:p>1.743853</text:p>
          </table:table-cell>
          <table:table-cell office:value-type="float" office:value="2.309098" calcext:value-type="float">
            <text:p>2.309098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8637" calcext:value-type="float">
            <text:p>0.08637</text:p>
          </table:table-cell>
          <table:table-cell office:value-type="float" office:value="2.218448" calcext:value-type="float">
            <text:p>2.2184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257081" calcext:value-type="float">
            <text:p>3.257081</text:p>
          </table:table-cell>
          <table:table-cell office:value-type="float" office:value="3.251007" calcext:value-type="float">
            <text:p>3.251007</text:p>
          </table:table-cell>
          <table:table-cell office:value-type="float" office:value="2.68702" calcext:value-type="float">
            <text:p>2.68702</text:p>
          </table:table-cell>
          <table:table-cell office:value-type="float" office:value="3.256959" calcext:value-type="float">
            <text:p>3.256959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68295" calcext:value-type="float">
            <text:p>0.068295</text:p>
          </table:table-cell>
          <table:table-cell office:value-type="float" office:value="3.184128" calcext:value-type="float">
            <text:p>3.184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855307" calcext:value-type="float">
            <text:p>3.855307</text:p>
          </table:table-cell>
          <table:table-cell office:value-type="float" office:value="3.847833" calcext:value-type="float">
            <text:p>3.847833</text:p>
          </table:table-cell>
          <table:table-cell office:value-type="float" office:value="3.289676" calcext:value-type="float">
            <text:p>3.289676</text:p>
          </table:table-cell>
          <table:table-cell office:value-type="float" office:value="3.85519" calcext:value-type="float">
            <text:p>3.85519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59121" calcext:value-type="float">
            <text:p>0.059121</text:p>
          </table:table-cell>
          <table:table-cell office:value-type="float" office:value="3.789256" calcext:value-type="float">
            <text:p>3.789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963643" calcext:value-type="float">
            <text:p>3.963643</text:p>
          </table:table-cell>
          <table:table-cell office:value-type="float" office:value="3.953613" calcext:value-type="float">
            <text:p>3.953613</text:p>
          </table:table-cell>
          <table:table-cell office:value-type="float" office:value="3.16066" calcext:value-type="float">
            <text:p>3.16066</text:p>
          </table:table-cell>
          <table:table-cell office:value-type="float" office:value="3.963514" calcext:value-type="float">
            <text:p>3.963514</text:p>
          </table:table-cell>
          <table:table-cell office:value-type="float" office:value="0.072651" calcext:value-type="float">
            <text:p>0.072651</text:p>
          </table:table-cell>
          <table:table-cell office:value-type="float" office:value="0.069736" calcext:value-type="float">
            <text:p>0.069736</text:p>
          </table:table-cell>
          <table:table-cell office:value-type="float" office:value="3.816735" calcext:value-type="float">
            <text:p>3.8167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721471" calcext:value-type="float">
            <text:p>1.721471</text:p>
          </table:table-cell>
          <table:table-cell office:value-type="float" office:value="1.715234" calcext:value-type="float">
            <text:p>1.715234</text:p>
          </table:table-cell>
          <table:table-cell office:value-type="float" office:value="1.027751" calcext:value-type="float">
            <text:p>1.027751</text:p>
          </table:table-cell>
          <table:table-cell office:value-type="float" office:value="1.721347" calcext:value-type="float">
            <text:p>1.721347</text:p>
          </table:table-cell>
          <table:table-cell office:value-type="float" office:value="0.060376" calcext:value-type="float">
            <text:p>0.060376</text:p>
          </table:table-cell>
          <table:table-cell office:value-type="float" office:value="0.071048" calcext:value-type="float">
            <text:p>0.071048</text:p>
          </table:table-cell>
          <table:table-cell office:value-type="float" office:value="1.548766" calcext:value-type="float">
            <text:p>1.5487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78426" calcext:value-type="float">
            <text:p>1.78426</text:p>
          </table:table-cell>
          <table:table-cell office:value-type="float" office:value="1.774807" calcext:value-type="float">
            <text:p>1.774807</text:p>
          </table:table-cell>
          <table:table-cell office:value-type="float" office:value="1.070285" calcext:value-type="float">
            <text:p>1.070285</text:p>
          </table:table-cell>
          <table:table-cell office:value-type="float" office:value="1.784129" calcext:value-type="float">
            <text:p>1.784129</text:p>
          </table:table-cell>
          <table:table-cell office:value-type="float" office:value="0.05753" calcext:value-type="float">
            <text:p>0.05753</text:p>
          </table:table-cell>
          <table:table-cell office:value-type="float" office:value="0.072494" calcext:value-type="float">
            <text:p>0.072494</text:p>
          </table:table-cell>
          <table:table-cell office:value-type="float" office:value="1.617437" calcext:value-type="float">
            <text:p>1.617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29753" calcext:value-type="float">
            <text:p>0.729753</text:p>
          </table:table-cell>
          <table:table-cell office:value-type="float" office:value="0.720668" calcext:value-type="float">
            <text:p>0.720668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0.729629" calcext:value-type="float">
            <text:p>0.729629</text:p>
          </table:table-cell>
          <table:table-cell office:value-type="float" office:value="0.191947" calcext:value-type="float">
            <text:p>0.191947</text:p>
          </table:table-cell>
          <table:table-cell office:value-type="float" office:value="0.055519" calcext:value-type="float">
            <text:p>0.055519</text:p>
          </table:table-cell>
          <table:table-cell office:value-type="float" office:value="0.473246" calcext:value-type="float">
            <text:p>0.473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256564" calcext:value-type="float">
            <text:p>1.256564</text:p>
          </table:table-cell>
          <table:table-cell office:value-type="float" office:value="1.243286" calcext:value-type="float">
            <text:p>1.243286</text:p>
          </table:table-cell>
          <table:table-cell office:value-type="float" office:value="0.25604" calcext:value-type="float">
            <text:p>0.25604</text:p>
          </table:table-cell>
          <table:table-cell office:value-type="float" office:value="1.256436" calcext:value-type="float">
            <text:p>1.256436</text:p>
          </table:table-cell>
          <table:table-cell office:value-type="float" office:value="0.111646" calcext:value-type="float">
            <text:p>0.111646</text:p>
          </table:table-cell>
          <table:table-cell office:value-type="float" office:value="0.06488" calcext:value-type="float">
            <text:p>0.06488</text:p>
          </table:table-cell>
          <table:table-cell office:value-type="float" office:value="1.065573" calcext:value-type="float">
            <text:p>1.0655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66213" calcext:value-type="float">
            <text:p>1.66213</text:p>
          </table:table-cell>
          <table:table-cell office:value-type="float" office:value="1.658821" calcext:value-type="float">
            <text:p>1.658821</text:p>
          </table:table-cell>
          <table:table-cell office:value-type="float" office:value="1.133988" calcext:value-type="float">
            <text:p>1.133988</text:p>
          </table:table-cell>
          <table:table-cell office:value-type="float" office:value="1.662002" calcext:value-type="float">
            <text:p>1.662002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298833" calcext:value-type="float">
            <text:p>0.298833</text:p>
          </table:table-cell>
          <table:table-cell office:value-type="float" office:value="1.359535" calcext:value-type="float">
            <text:p>1.3595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116762" calcext:value-type="float">
            <text:p>1.116762</text:p>
          </table:table-cell>
          <table:table-cell office:value-type="float" office:value="1.114449" calcext:value-type="float">
            <text:p>1.114449</text:p>
          </table:table-cell>
          <table:table-cell office:value-type="float" office:value="0.57281" calcext:value-type="float">
            <text:p>0.57281</text:p>
          </table:table-cell>
          <table:table-cell office:value-type="float" office:value="1.116637" calcext:value-type="float">
            <text:p>1.116637</text:p>
          </table:table-cell>
          <table:table-cell office:value-type="float" office:value="0.004262" calcext:value-type="float">
            <text:p>0.004262</text:p>
          </table:table-cell>
          <table:table-cell office:value-type="float" office:value="0.156963" calcext:value-type="float">
            <text:p>0.156963</text:p>
          </table:table-cell>
          <table:table-cell office:value-type="float" office:value="0.954738" calcext:value-type="float">
            <text:p>0.954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152072" calcext:value-type="float">
            <text:p>2.152072</text:p>
          </table:table-cell>
          <table:table-cell office:value-type="float" office:value="2.148022" calcext:value-type="float">
            <text:p>2.148022</text:p>
          </table:table-cell>
          <table:table-cell office:value-type="float" office:value="1.585001" calcext:value-type="float">
            <text:p>1.585001</text:p>
          </table:table-cell>
          <table:table-cell office:value-type="float" office:value="2.151958" calcext:value-type="float">
            <text:p>2.151958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112914" calcext:value-type="float">
            <text:p>0.112914</text:p>
          </table:table-cell>
          <table:table-cell office:value-type="float" office:value="2.034821" calcext:value-type="float">
            <text:p>2.0348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7629" calcext:value-type="float">
            <text:p>2.27629</text:p>
          </table:table-cell>
          <table:table-cell office:value-type="float" office:value="2.271984" calcext:value-type="float">
            <text:p>2.271984</text:p>
          </table:table-cell>
          <table:table-cell office:value-type="float" office:value="1.709843" calcext:value-type="float">
            <text:p>1.709843</text:p>
          </table:table-cell>
          <table:table-cell office:value-type="float" office:value="2.276165" calcext:value-type="float">
            <text:p>2.276165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84295" calcext:value-type="float">
            <text:p>0.084295</text:p>
          </table:table-cell>
          <table:table-cell office:value-type="float" office:value="2.187707" calcext:value-type="float">
            <text:p>2.1877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276761" calcext:value-type="float">
            <text:p>3.276761</text:p>
          </table:table-cell>
          <table:table-cell office:value-type="float" office:value="3.270563" calcext:value-type="float">
            <text:p>3.270563</text:p>
          </table:table-cell>
          <table:table-cell office:value-type="float" office:value="2.70717" calcext:value-type="float">
            <text:p>2.70717</text:p>
          </table:table-cell>
          <table:table-cell office:value-type="float" office:value="3.276641" calcext:value-type="float">
            <text:p>3.276641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68222" calcext:value-type="float">
            <text:p>0.068222</text:p>
          </table:table-cell>
          <table:table-cell office:value-type="float" office:value="3.201899" calcext:value-type="float">
            <text:p>3.201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508008" calcext:value-type="float">
            <text:p>3.508008</text:p>
          </table:table-cell>
          <table:table-cell office:value-type="float" office:value="3.501217" calcext:value-type="float">
            <text:p>3.501217</text:p>
          </table:table-cell>
          <table:table-cell office:value-type="float" office:value="2.944675" calcext:value-type="float">
            <text:p>2.944675</text:p>
          </table:table-cell>
          <table:table-cell office:value-type="float" office:value="3.507904" calcext:value-type="float">
            <text:p>3.507904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58838" calcext:value-type="float">
            <text:p>0.058838</text:p>
          </table:table-cell>
          <table:table-cell office:value-type="float" office:value="3.444313" calcext:value-type="float">
            <text:p>3.4443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934991" calcext:value-type="float">
            <text:p>3.934991</text:p>
          </table:table-cell>
          <table:table-cell office:value-type="float" office:value="3.924422" calcext:value-type="float">
            <text:p>3.924422</text:p>
          </table:table-cell>
          <table:table-cell office:value-type="float" office:value="3.133825" calcext:value-type="float">
            <text:p>3.133825</text:p>
          </table:table-cell>
          <table:table-cell office:value-type="float" office:value="3.934866" calcext:value-type="float">
            <text:p>3.934866</text:p>
          </table:table-cell>
          <table:table-cell office:value-type="float" office:value="0.071953" calcext:value-type="float">
            <text:p>0.071953</text:p>
          </table:table-cell>
          <table:table-cell office:value-type="float" office:value="0.070789" calcext:value-type="float">
            <text:p>0.070789</text:p>
          </table:table-cell>
          <table:table-cell office:value-type="float" office:value="3.787591" calcext:value-type="float">
            <text:p>3.787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736403" calcext:value-type="float">
            <text:p>1.736403</text:p>
          </table:table-cell>
          <table:table-cell office:value-type="float" office:value="1.728927" calcext:value-type="float">
            <text:p>1.728927</text:p>
          </table:table-cell>
          <table:table-cell office:value-type="float" office:value="1.043014" calcext:value-type="float">
            <text:p>1.043014</text:p>
          </table:table-cell>
          <table:table-cell office:value-type="float" office:value="1.736299" calcext:value-type="float">
            <text:p>1.736299</text:p>
          </table:table-cell>
          <table:table-cell office:value-type="float" office:value="0.059774" calcext:value-type="float">
            <text:p>0.059774</text:p>
          </table:table-cell>
          <table:table-cell office:value-type="float" office:value="0.075705" calcext:value-type="float">
            <text:p>0.075705</text:p>
          </table:table-cell>
          <table:table-cell office:value-type="float" office:value="1.561163" calcext:value-type="float">
            <text:p>1.561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958088" calcext:value-type="float">
            <text:p>1.958088</text:p>
          </table:table-cell>
          <table:table-cell office:value-type="float" office:value="1.94731" calcext:value-type="float">
            <text:p>1.94731</text:p>
          </table:table-cell>
          <table:table-cell office:value-type="float" office:value="1.230116" calcext:value-type="float">
            <text:p>1.230116</text:p>
          </table:table-cell>
          <table:table-cell office:value-type="float" office:value="1.957961" calcext:value-type="float">
            <text:p>1.957961</text:p>
          </table:table-cell>
          <table:table-cell office:value-type="float" office:value="0.059251" calcext:value-type="float">
            <text:p>0.059251</text:p>
          </table:table-cell>
          <table:table-cell office:value-type="float" office:value="0.076015" calcext:value-type="float">
            <text:p>0.076015</text:p>
          </table:table-cell>
          <table:table-cell office:value-type="float" office:value="1.786105" calcext:value-type="float">
            <text:p>1.7861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41379" calcext:value-type="float">
            <text:p>0.741379</text:p>
          </table:table-cell>
          <table:table-cell office:value-type="float" office:value="0.728908" calcext:value-type="float">
            <text:p>0.728908</text:p>
          </table:table-cell>
          <table:table-cell office:value-type="float" office:value="0.007401" calcext:value-type="float">
            <text:p>0.007401</text:p>
          </table:table-cell>
          <table:table-cell office:value-type="float" office:value="0.741251" calcext:value-type="float">
            <text:p>0.741251</text:p>
          </table:table-cell>
          <table:table-cell office:value-type="float" office:value="0.180372" calcext:value-type="float">
            <text:p>0.180372</text:p>
          </table:table-cell>
          <table:table-cell office:value-type="float" office:value="0.056248" calcext:value-type="float">
            <text:p>0.056248</text:p>
          </table:table-cell>
          <table:table-cell office:value-type="float" office:value="0.495471" calcext:value-type="float">
            <text:p>0.495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158303" calcext:value-type="float">
            <text:p>1.158303</text:p>
          </table:table-cell>
          <table:table-cell office:value-type="float" office:value="1.143885" calcext:value-type="float">
            <text:p>1.143885</text:p>
          </table:table-cell>
          <table:table-cell office:value-type="float" office:value="0.191258" calcext:value-type="float">
            <text:p>0.191258</text:p>
          </table:table-cell>
          <table:table-cell office:value-type="float" office:value="1.158174" calcext:value-type="float">
            <text:p>1.158174</text:p>
          </table:table-cell>
          <table:table-cell office:value-type="float" office:value="0.127284" calcext:value-type="float">
            <text:p>0.127284</text:p>
          </table:table-cell>
          <table:table-cell office:value-type="float" office:value="0.062736" calcext:value-type="float">
            <text:p>0.062736</text:p>
          </table:table-cell>
          <table:table-cell office:value-type="float" office:value="0.954579" calcext:value-type="float">
            <text:p>0.9545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180985" calcext:value-type="float">
            <text:p>1.180985</text:p>
          </table:table-cell>
          <table:table-cell office:value-type="float" office:value="1.164727" calcext:value-type="float">
            <text:p>1.164727</text:p>
          </table:table-cell>
          <table:table-cell office:value-type="float" office:value="0.218108" calcext:value-type="float">
            <text:p>0.218108</text:p>
          </table:table-cell>
          <table:table-cell office:value-type="float" office:value="1.180858" calcext:value-type="float">
            <text:p>1.180858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0.064158" calcext:value-type="float">
            <text:p>0.064158</text:p>
          </table:table-cell>
          <table:table-cell office:value-type="float" office:value="0.960204" calcext:value-type="float">
            <text:p>0.960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66324" calcext:value-type="float">
            <text:p>1.66324</text:p>
          </table:table-cell>
          <table:table-cell office:value-type="float" office:value="1.659968" calcext:value-type="float">
            <text:p>1.659968</text:p>
          </table:table-cell>
          <table:table-cell office:value-type="float" office:value="1.134965" calcext:value-type="float">
            <text:p>1.134965</text:p>
          </table:table-cell>
          <table:table-cell office:value-type="float" office:value="1.663121" calcext:value-type="float">
            <text:p>1.663121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.299198" calcext:value-type="float">
            <text:p>0.299198</text:p>
          </table:table-cell>
          <table:table-cell office:value-type="float" office:value="1.360586" calcext:value-type="float">
            <text:p>1.3605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115342" calcext:value-type="float">
            <text:p>1.115342</text:p>
          </table:table-cell>
          <table:table-cell office:value-type="float" office:value="1.113034" calcext:value-type="float">
            <text:p>1.113034</text:p>
          </table:table-cell>
          <table:table-cell office:value-type="float" office:value="0.572708" calcext:value-type="float">
            <text:p>0.572708</text:p>
          </table:table-cell>
          <table:table-cell office:value-type="float" office:value="1.115217" calcext:value-type="float">
            <text:p>1.115217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157009" calcext:value-type="float">
            <text:p>0.157009</text:p>
          </table:table-cell>
          <table:table-cell office:value-type="float" office:value="0.954037" calcext:value-type="float">
            <text:p>0.954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.158336" calcext:value-type="float">
            <text:p>2.158336</text:p>
          </table:table-cell>
          <table:table-cell office:value-type="float" office:value="2.154289" calcext:value-type="float">
            <text:p>2.154289</text:p>
          </table:table-cell>
          <table:table-cell office:value-type="float" office:value="1.591759" calcext:value-type="float">
            <text:p>1.591759</text:p>
          </table:table-cell>
          <table:table-cell office:value-type="float" office:value="2.158213" calcext:value-type="float">
            <text:p>2.158213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112764" calcext:value-type="float">
            <text:p>0.112764</text:p>
          </table:table-cell>
          <table:table-cell office:value-type="float" office:value="2.041932" calcext:value-type="float">
            <text:p>2.0419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309015" calcext:value-type="float">
            <text:p>2.309015</text:p>
          </table:table-cell>
          <table:table-cell office:value-type="float" office:value="2.304669" calcext:value-type="float">
            <text:p>2.304669</text:p>
          </table:table-cell>
          <table:table-cell office:value-type="float" office:value="1.745333" calcext:value-type="float">
            <text:p>1.745333</text:p>
          </table:table-cell>
          <table:table-cell office:value-type="float" office:value="2.308895" calcext:value-type="float">
            <text:p>2.308895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.084281" calcext:value-type="float">
            <text:p>0.084281</text:p>
          </table:table-cell>
          <table:table-cell office:value-type="float" office:value="2.221143" calcext:value-type="float">
            <text:p>2.221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223888" calcext:value-type="float">
            <text:p>3.223888</text:p>
          </table:table-cell>
          <table:table-cell office:value-type="float" office:value="3.217828" calcext:value-type="float">
            <text:p>3.217828</text:p>
          </table:table-cell>
          <table:table-cell office:value-type="float" office:value="2.65232" calcext:value-type="float">
            <text:p>2.65232</text:p>
          </table:table-cell>
          <table:table-cell office:value-type="float" office:value="3.223769" calcext:value-type="float">
            <text:p>3.223769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68281" calcext:value-type="float">
            <text:p>0.068281</text:p>
          </table:table-cell>
          <table:table-cell office:value-type="float" office:value="3.149743" calcext:value-type="float">
            <text:p>3.1497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843572" calcext:value-type="float">
            <text:p>3.843572</text:p>
          </table:table-cell>
          <table:table-cell office:value-type="float" office:value="3.836042" calcext:value-type="float">
            <text:p>3.836042</text:p>
          </table:table-cell>
          <table:table-cell office:value-type="float" office:value="3.27647" calcext:value-type="float">
            <text:p>3.27647</text:p>
          </table:table-cell>
          <table:table-cell office:value-type="float" office:value="3.843447" calcext:value-type="float">
            <text:p>3.843447</text:p>
          </table:table-cell>
          <table:table-cell office:value-type="float" office:value="0.004933" calcext:value-type="float">
            <text:p>0.004933</text:p>
          </table:table-cell>
          <table:table-cell office:value-type="float" office:value="0.057839" calcext:value-type="float">
            <text:p>0.057839</text:p>
          </table:table-cell>
          <table:table-cell office:value-type="float" office:value="3.777514" calcext:value-type="float">
            <text:p>3.7775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61048" calcext:value-type="float">
            <text:p>3.961048</text:p>
          </table:table-cell>
          <table:table-cell office:value-type="float" office:value="3.951515" calcext:value-type="float">
            <text:p>3.951515</text:p>
          </table:table-cell>
          <table:table-cell office:value-type="float" office:value="3.102215" calcext:value-type="float">
            <text:p>3.102215</text:p>
          </table:table-cell>
          <table:table-cell office:value-type="float" office:value="3.960924" calcext:value-type="float">
            <text:p>3.960924</text:p>
          </table:table-cell>
          <table:table-cell office:value-type="float" office:value="0.072856" calcext:value-type="float">
            <text:p>0.072856</text:p>
          </table:table-cell>
          <table:table-cell office:value-type="float" office:value="0.066931" calcext:value-type="float">
            <text:p>0.066931</text:p>
          </table:table-cell>
          <table:table-cell office:value-type="float" office:value="3.816535" calcext:value-type="float">
            <text:p>3.816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714586" calcext:value-type="float">
            <text:p>1.714586</text:p>
          </table:table-cell>
          <table:table-cell office:value-type="float" office:value="1.707566" calcext:value-type="float">
            <text:p>1.707566</text:p>
          </table:table-cell>
          <table:table-cell office:value-type="float" office:value="1.012803" calcext:value-type="float">
            <text:p>1.012803</text:p>
          </table:table-cell>
          <table:table-cell office:value-type="float" office:value="1.714463" calcext:value-type="float">
            <text:p>1.714463</text:p>
          </table:table-cell>
          <table:table-cell office:value-type="float" office:value="0.059449" calcext:value-type="float">
            <text:p>0.059449</text:p>
          </table:table-cell>
          <table:table-cell office:value-type="float" office:value="0.069013" calcext:value-type="float">
            <text:p>0.069013</text:p>
          </table:table-cell>
          <table:table-cell office:value-type="float" office:value="1.545824" calcext:value-type="float">
            <text:p>1.545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640937" calcext:value-type="float">
            <text:p>1.640937</text:p>
          </table:table-cell>
          <table:table-cell office:value-type="float" office:value="1.632048" calcext:value-type="float">
            <text:p>1.632048</text:p>
          </table:table-cell>
          <table:table-cell office:value-type="float" office:value="0.934348" calcext:value-type="float">
            <text:p>0.934348</text:p>
          </table:table-cell>
          <table:table-cell office:value-type="float" office:value="1.640816" calcext:value-type="float">
            <text:p>1.640816</text:p>
          </table:table-cell>
          <table:table-cell office:value-type="float" office:value="0.054907" calcext:value-type="float">
            <text:p>0.054907</text:p>
          </table:table-cell>
          <table:table-cell office:value-type="float" office:value="0.071123" calcext:value-type="float">
            <text:p>0.071123</text:p>
          </table:table-cell>
          <table:table-cell office:value-type="float" office:value="1.474793" calcext:value-type="float">
            <text:p>1.4747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53115" calcext:value-type="float">
            <text:p>0.753115</text:p>
          </table:table-cell>
          <table:table-cell office:value-type="float" office:value="0.744831" calcext:value-type="float">
            <text:p>0.744831</text:p>
          </table:table-cell>
          <table:table-cell office:value-type="float" office:value="0.010479" calcext:value-type="float">
            <text:p>0.010479</text:p>
          </table:table-cell>
          <table:table-cell office:value-type="float" office:value="0.752985" calcext:value-type="float">
            <text:p>0.752985</text:p>
          </table:table-cell>
          <table:table-cell office:value-type="float" office:value="0.178658" calcext:value-type="float">
            <text:p>0.178658</text:p>
          </table:table-cell>
          <table:table-cell office:value-type="float" office:value="0.055121" calcext:value-type="float">
            <text:p>0.055121</text:p>
          </table:table-cell>
          <table:table-cell office:value-type="float" office:value="0.50967" calcext:value-type="float">
            <text:p>0.509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1.049814" calcext:value-type="float">
            <text:p>1.049814</text:p>
          </table:table-cell>
          <table:table-cell office:value-type="float" office:value="0.134173" calcext:value-type="float">
            <text:p>0.134173</text:p>
          </table:table-cell>
          <table:table-cell office:value-type="float" office:value="1.060596" calcext:value-type="float">
            <text:p>1.060596</text:p>
          </table:table-cell>
          <table:table-cell office:value-type="float" office:value="0.140363" calcext:value-type="float">
            <text:p>0.140363</text:p>
          </table:table-cell>
          <table:table-cell office:value-type="float" office:value="0.060343" calcext:value-type="float">
            <text:p>0.060343</text:p>
          </table:table-cell>
          <table:table-cell office:value-type="float" office:value="0.846878" calcext:value-type="float">
            <text:p>0.8468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072951" calcext:value-type="float">
            <text:p>1.072951</text:p>
          </table:table-cell>
          <table:table-cell office:value-type="float" office:value="1.056166" calcext:value-type="float">
            <text:p>1.056166</text:p>
          </table:table-cell>
          <table:table-cell office:value-type="float" office:value="0.138159" calcext:value-type="float">
            <text:p>0.138159</text:p>
          </table:table-cell>
          <table:table-cell office:value-type="float" office:value="1.072526" calcext:value-type="float">
            <text:p>1.072526</text:p>
          </table:table-cell>
          <table:table-cell office:value-type="float" office:value="0.160469" calcext:value-type="float">
            <text:p>0.160469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838297" calcext:value-type="float">
            <text:p>0.838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62246" calcext:value-type="float">
            <text:p>1.62246</text:p>
          </table:table-cell>
          <table:table-cell office:value-type="float" office:value="1.605173" calcext:value-type="float">
            <text:p>1.605173</text:p>
          </table:table-cell>
          <table:table-cell office:value-type="float" office:value="0.549382" calcext:value-type="float">
            <text:p>0.549382</text:p>
          </table:table-cell>
          <table:table-cell office:value-type="float" office:value="1.622155" calcext:value-type="float">
            <text:p>1.622155</text:p>
          </table:table-cell>
          <table:table-cell office:value-type="float" office:value="0.122513" calcext:value-type="float">
            <text:p>0.122513</text:p>
          </table:table-cell>
          <table:table-cell office:value-type="float" office:value="0.069474" calcext:value-type="float">
            <text:p>0.069474</text:p>
          </table:table-cell>
          <table:table-cell office:value-type="float" office:value="1.408027" calcext:value-type="float">
            <text:p>1.408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661546" calcext:value-type="float">
            <text:p>1.661546</text:p>
          </table:table-cell>
          <table:table-cell office:value-type="float" office:value="1.65828" calcext:value-type="float">
            <text:p>1.65828</text:p>
          </table:table-cell>
          <table:table-cell office:value-type="float" office:value="1.133891" calcext:value-type="float">
            <text:p>1.133891</text:p>
          </table:table-cell>
          <table:table-cell office:value-type="float" office:value="1.661425" calcext:value-type="float">
            <text:p>1.661425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298867" calcext:value-type="float">
            <text:p>0.298867</text:p>
          </table:table-cell>
          <table:table-cell office:value-type="float" office:value="1.359106" calcext:value-type="float">
            <text:p>1.359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117613" calcext:value-type="float">
            <text:p>1.117613</text:p>
          </table:table-cell>
          <table:table-cell office:value-type="float" office:value="1.115275" calcext:value-type="float">
            <text:p>1.115275</text:p>
          </table:table-cell>
          <table:table-cell office:value-type="float" office:value="0.574748" calcext:value-type="float">
            <text:p>0.574748</text:p>
          </table:table-cell>
          <table:table-cell office:value-type="float" office:value="1.117486" calcext:value-type="float">
            <text:p>1.117486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157078" calcext:value-type="float">
            <text:p>0.157078</text:p>
          </table:table-cell>
          <table:table-cell office:value-type="float" office:value="0.956463" calcext:value-type="float">
            <text:p>0.956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161056" calcext:value-type="float">
            <text:p>2.161056</text:p>
          </table:table-cell>
          <table:table-cell office:value-type="float" office:value="2.156957" calcext:value-type="float">
            <text:p>2.156957</text:p>
          </table:table-cell>
          <table:table-cell office:value-type="float" office:value="1.590603" calcext:value-type="float">
            <text:p>1.590603</text:p>
          </table:table-cell>
          <table:table-cell office:value-type="float" office:value="2.160936" calcext:value-type="float">
            <text:p>2.160936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0.112726" calcext:value-type="float">
            <text:p>0.112726</text:p>
          </table:table-cell>
          <table:table-cell office:value-type="float" office:value="2.044652" calcext:value-type="float">
            <text:p>2.0446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277473" calcext:value-type="float">
            <text:p>2.277473</text:p>
          </table:table-cell>
          <table:table-cell office:value-type="float" office:value="2.273199" calcext:value-type="float">
            <text:p>2.273199</text:p>
          </table:table-cell>
          <table:table-cell office:value-type="float" office:value="1.712897" calcext:value-type="float">
            <text:p>1.712897</text:p>
          </table:table-cell>
          <table:table-cell office:value-type="float" office:value="2.277349" calcext:value-type="float">
            <text:p>2.277349</text:p>
          </table:table-cell>
          <table:table-cell office:value-type="float" office:value="0.002343" calcext:value-type="float">
            <text:p>0.002343</text:p>
          </table:table-cell>
          <table:table-cell office:value-type="float" office:value="0.084225" calcext:value-type="float">
            <text:p>0.084225</text:p>
          </table:table-cell>
          <table:table-cell office:value-type="float" office:value="2.188967" calcext:value-type="float">
            <text:p>2.1889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.24283" calcext:value-type="float">
            <text:p>3.24283</text:p>
          </table:table-cell>
          <table:table-cell office:value-type="float" office:value="3.236726" calcext:value-type="float">
            <text:p>3.236726</text:p>
          </table:table-cell>
          <table:table-cell office:value-type="float" office:value="2.674658" calcext:value-type="float">
            <text:p>2.674658</text:p>
          </table:table-cell>
          <table:table-cell office:value-type="float" office:value="3.242712" calcext:value-type="float">
            <text:p>3.242712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.068269" calcext:value-type="float">
            <text:p>0.068269</text:p>
          </table:table-cell>
          <table:table-cell office:value-type="float" office:value="3.168784" calcext:value-type="float">
            <text:p>3.168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.86534" calcext:value-type="float">
            <text:p>3.86534</text:p>
          </table:table-cell>
          <table:table-cell office:value-type="float" office:value="3.85783" calcext:value-type="float">
            <text:p>3.85783</text:p>
          </table:table-cell>
          <table:table-cell office:value-type="float" office:value="3.292941" calcext:value-type="float">
            <text:p>3.292941</text:p>
          </table:table-cell>
          <table:table-cell office:value-type="float" office:value="3.865217" calcext:value-type="float">
            <text:p>3.865217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0.058787" calcext:value-type="float">
            <text:p>0.058787</text:p>
          </table:table-cell>
          <table:table-cell office:value-type="float" office:value="3.797795" calcext:value-type="float">
            <text:p>3.797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.933881" calcext:value-type="float">
            <text:p>3.933881</text:p>
          </table:table-cell>
          <table:table-cell office:value-type="float" office:value="3.924144" calcext:value-type="float">
            <text:p>3.924144</text:p>
          </table:table-cell>
          <table:table-cell office:value-type="float" office:value="3.086443" calcext:value-type="float">
            <text:p>3.086443</text:p>
          </table:table-cell>
          <table:table-cell office:value-type="float" office:value="3.93376" calcext:value-type="float">
            <text:p>3.93376</text:p>
          </table:table-cell>
          <table:table-cell office:value-type="float" office:value="0.072446" calcext:value-type="float">
            <text:p>0.072446</text:p>
          </table:table-cell>
          <table:table-cell office:value-type="float" office:value="0.066832" calcext:value-type="float">
            <text:p>0.066832</text:p>
          </table:table-cell>
          <table:table-cell office:value-type="float" office:value="3.790091" calcext:value-type="float">
            <text:p>3.790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725386" calcext:value-type="float">
            <text:p>1.725386</text:p>
          </table:table-cell>
          <table:table-cell office:value-type="float" office:value="1.719994" calcext:value-type="float">
            <text:p>1.719994</text:p>
          </table:table-cell>
          <table:table-cell office:value-type="float" office:value="1.020035" calcext:value-type="float">
            <text:p>1.020035</text:p>
          </table:table-cell>
          <table:table-cell office:value-type="float" office:value="1.725266" calcext:value-type="float">
            <text:p>1.725266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0.067766" calcext:value-type="float">
            <text:p>0.067766</text:p>
          </table:table-cell>
          <table:table-cell office:value-type="float" office:value="1.558901" calcext:value-type="float">
            <text:p>1.558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795437" calcext:value-type="float">
            <text:p>1.795437</text:p>
          </table:table-cell>
          <table:table-cell office:value-type="float" office:value="1.787469" calcext:value-type="float">
            <text:p>1.787469</text:p>
          </table:table-cell>
          <table:table-cell office:value-type="float" office:value="1.079487" calcext:value-type="float">
            <text:p>1.079487</text:p>
          </table:table-cell>
          <table:table-cell office:value-type="float" office:value="1.795313" calcext:value-type="float">
            <text:p>1.795313</text:p>
          </table:table-cell>
          <table:table-cell office:value-type="float" office:value="0.057364" calcext:value-type="float">
            <text:p>0.057364</text:p>
          </table:table-cell>
          <table:table-cell office:value-type="float" office:value="0.07149" calcext:value-type="float">
            <text:p>0.07149</text:p>
          </table:table-cell>
          <table:table-cell office:value-type="float" office:value="1.628729" calcext:value-type="float">
            <text:p>1.6287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59674" calcext:value-type="float">
            <text:p>0.759674</text:p>
          </table:table-cell>
          <table:table-cell office:value-type="float" office:value="0.743702" calcext:value-type="float">
            <text:p>0.743702</text:p>
          </table:table-cell>
          <table:table-cell office:value-type="float" office:value="0.011453" calcext:value-type="float">
            <text:p>0.011453</text:p>
          </table:table-cell>
          <table:table-cell office:value-type="float" office:value="0.759263" calcext:value-type="float">
            <text:p>0.759263</text:p>
          </table:table-cell>
          <table:table-cell office:value-type="float" office:value="0.169041" calcext:value-type="float">
            <text:p>0.169041</text:p>
          </table:table-cell>
          <table:table-cell office:value-type="float" office:value="0.060637" calcext:value-type="float">
            <text:p>0.060637</text:p>
          </table:table-cell>
          <table:table-cell office:value-type="float" office:value="0.519663" calcext:value-type="float">
            <text:p>0.5196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023909" calcext:value-type="float">
            <text:p>1.023909</text:p>
          </table:table-cell>
          <table:table-cell office:value-type="float" office:value="1.004799" calcext:value-type="float">
            <text:p>1.004799</text:p>
          </table:table-cell>
          <table:table-cell office:value-type="float" office:value="0.108299" calcext:value-type="float">
            <text:p>0.108299</text:p>
          </table:table-cell>
          <table:table-cell office:value-type="float" office:value="1.023775" calcext:value-type="float">
            <text:p>1.023775</text:p>
          </table:table-cell>
          <table:table-cell office:value-type="float" office:value="0.14822" calcext:value-type="float">
            <text:p>0.14822</text:p>
          </table:table-cell>
          <table:table-cell office:value-type="float" office:value="0.062429" calcext:value-type="float">
            <text:p>0.062429</text:p>
          </table:table-cell>
          <table:table-cell office:value-type="float" office:value="0.801309" calcext:value-type="float">
            <text:p>0.801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54416" calcext:value-type="float">
            <text:p>0.954416</text:p>
          </table:table-cell>
          <table:table-cell office:value-type="float" office:value="0.943418" calcext:value-type="float">
            <text:p>0.943418</text:p>
          </table:table-cell>
          <table:table-cell office:value-type="float" office:value="0.056801" calcext:value-type="float">
            <text:p>0.056801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179897" calcext:value-type="float">
            <text:p>0.179897</text:p>
          </table:table-cell>
          <table:table-cell office:value-type="float" office:value="0.05481" calcext:value-type="float">
            <text:p>0.05481</text:p>
          </table:table-cell>
          <table:table-cell office:value-type="float" office:value="0.707798" calcext:value-type="float">
            <text:p>0.7077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848724" calcext:value-type="float">
            <text:p>1.848724</text:p>
          </table:table-cell>
          <table:table-cell office:value-type="float" office:value="1.829931" calcext:value-type="float">
            <text:p>1.829931</text:p>
          </table:table-cell>
          <table:table-cell office:value-type="float" office:value="0.820518" calcext:value-type="float">
            <text:p>0.820518</text:p>
          </table:table-cell>
          <table:table-cell office:value-type="float" office:value="1.84858" calcext:value-type="float">
            <text:p>1.84858</text:p>
          </table:table-cell>
          <table:table-cell office:value-type="float" office:value="0.09962" calcext:value-type="float">
            <text:p>0.09962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1.64882" calcext:value-type="float">
            <text:p>1.64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531915" calcext:value-type="float">
            <text:p>1.531915</text:p>
          </table:table-cell>
          <table:table-cell office:value-type="float" office:value="1.511559" calcext:value-type="float">
            <text:p>1.511559</text:p>
          </table:table-cell>
          <table:table-cell office:value-type="float" office:value="0.336654" calcext:value-type="float">
            <text:p>0.336654</text:p>
          </table:table-cell>
          <table:table-cell office:value-type="float" office:value="1.531773" calcext:value-type="float">
            <text:p>1.531773</text:p>
          </table:table-cell>
          <table:table-cell office:value-type="float" office:value="0.138135" calcext:value-type="float">
            <text:p>0.138135</text:p>
          </table:table-cell>
          <table:table-cell office:value-type="float" office:value="0.067079" calcext:value-type="float">
            <text:p>0.067079</text:p>
          </table:table-cell>
          <table:table-cell office:value-type="float" office:value="1.308277" calcext:value-type="float">
            <text:p>1.308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662556" calcext:value-type="float">
            <text:p>1.662556</text:p>
          </table:table-cell>
          <table:table-cell office:value-type="float" office:value="1.659269" calcext:value-type="float">
            <text:p>1.659269</text:p>
          </table:table-cell>
          <table:table-cell office:value-type="float" office:value="1.13696" calcext:value-type="float">
            <text:p>1.13696</text:p>
          </table:table-cell>
          <table:table-cell office:value-type="float" office:value="1.662424" calcext:value-type="float">
            <text:p>1.662424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299132" calcext:value-type="float">
            <text:p>0.299132</text:p>
          </table:table-cell>
          <table:table-cell office:value-type="float" office:value="1.359741" calcext:value-type="float">
            <text:p>1.359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116212" calcext:value-type="float">
            <text:p>1.116212</text:p>
          </table:table-cell>
          <table:table-cell office:value-type="float" office:value="1.113928" calcext:value-type="float">
            <text:p>1.113928</text:p>
          </table:table-cell>
          <table:table-cell office:value-type="float" office:value="0.575535" calcext:value-type="float">
            <text:p>0.575535</text:p>
          </table:table-cell>
          <table:table-cell office:value-type="float" office:value="1.116083" calcext:value-type="float">
            <text:p>1.116083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156972" calcext:value-type="float">
            <text:p>0.156972</text:p>
          </table:table-cell>
          <table:table-cell office:value-type="float" office:value="0.954798" calcext:value-type="float">
            <text:p>0.954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.267487" calcext:value-type="float">
            <text:p>2.267487</text:p>
          </table:table-cell>
          <table:table-cell office:value-type="float" office:value="2.263284" calcext:value-type="float">
            <text:p>2.263284</text:p>
          </table:table-cell>
          <table:table-cell office:value-type="float" office:value="1.703236" calcext:value-type="float">
            <text:p>1.703236</text:p>
          </table:table-cell>
          <table:table-cell office:value-type="float" office:value="2.267375" calcext:value-type="float">
            <text:p>2.267375</text:p>
          </table:table-cell>
          <table:table-cell office:value-type="float" office:value="0.002738" calcext:value-type="float">
            <text:p>0.002738</text:p>
          </table:table-cell>
          <table:table-cell office:value-type="float" office:value="0.114544" calcext:value-type="float">
            <text:p>0.114544</text:p>
          </table:table-cell>
          <table:table-cell office:value-type="float" office:value="2.149204" calcext:value-type="float">
            <text:p>2.1492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.278279" calcext:value-type="float">
            <text:p>2.278279</text:p>
          </table:table-cell>
          <table:table-cell office:value-type="float" office:value="2.273973" calcext:value-type="float">
            <text:p>2.273973</text:p>
          </table:table-cell>
          <table:table-cell office:value-type="float" office:value="1.713989" calcext:value-type="float">
            <text:p>1.713989</text:p>
          </table:table-cell>
          <table:table-cell office:value-type="float" office:value="2.278155" calcext:value-type="float">
            <text:p>2.278155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84241" calcext:value-type="float">
            <text:p>0.084241</text:p>
          </table:table-cell>
          <table:table-cell office:value-type="float" office:value="2.18987" calcext:value-type="float">
            <text:p>2.189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.199752" calcext:value-type="float">
            <text:p>3.199752</text:p>
          </table:table-cell>
          <table:table-cell office:value-type="float" office:value="3.193721" calcext:value-type="float">
            <text:p>3.193721</text:p>
          </table:table-cell>
          <table:table-cell office:value-type="float" office:value="2.632453" calcext:value-type="float">
            <text:p>2.632453</text:p>
          </table:table-cell>
          <table:table-cell office:value-type="float" office:value="3.199632" calcext:value-type="float">
            <text:p>3.199632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.068157" calcext:value-type="float">
            <text:p>0.068157</text:p>
          </table:table-cell>
          <table:table-cell office:value-type="float" office:value="3.126973" calcext:value-type="float">
            <text:p>3.1269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856854" calcext:value-type="float">
            <text:p>3.856854</text:p>
          </table:table-cell>
          <table:table-cell office:value-type="float" office:value="3.849279" calcext:value-type="float">
            <text:p>3.849279</text:p>
          </table:table-cell>
          <table:table-cell office:value-type="float" office:value="3.292412" calcext:value-type="float">
            <text:p>3.292412</text:p>
          </table:table-cell>
          <table:table-cell office:value-type="float" office:value="3.856731" calcext:value-type="float">
            <text:p>3.856731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58765" calcext:value-type="float">
            <text:p>0.058765</text:p>
          </table:table-cell>
          <table:table-cell office:value-type="float" office:value="3.791535" calcext:value-type="float">
            <text:p>3.791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.978415" calcext:value-type="float">
            <text:p>3.978415</text:p>
          </table:table-cell>
          <table:table-cell office:value-type="float" office:value="3.968189" calcext:value-type="float">
            <text:p>3.968189</text:p>
          </table:table-cell>
          <table:table-cell office:value-type="float" office:value="3.1912" calcext:value-type="float">
            <text:p>3.1912</text:p>
          </table:table-cell>
          <table:table-cell office:value-type="float" office:value="3.978298" calcext:value-type="float">
            <text:p>3.978298</text:p>
          </table:table-cell>
          <table:table-cell office:value-type="float" office:value="0.071637" calcext:value-type="float">
            <text:p>0.071637</text:p>
          </table:table-cell>
          <table:table-cell office:value-type="float" office:value="0.070136" calcext:value-type="float">
            <text:p>0.070136</text:p>
          </table:table-cell>
          <table:table-cell office:value-type="float" office:value="3.832156" calcext:value-type="float">
            <text:p>3.832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38473" calcext:value-type="float">
            <text:p>1.738473</text:p>
          </table:table-cell>
          <table:table-cell office:value-type="float" office:value="1.731853" calcext:value-type="float">
            <text:p>1.731853</text:p>
          </table:table-cell>
          <table:table-cell office:value-type="float" office:value="1.050206" calcext:value-type="float">
            <text:p>1.050206</text:p>
          </table:table-cell>
          <table:table-cell office:value-type="float" office:value="1.738353" calcext:value-type="float">
            <text:p>1.738353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0.0743" calcext:value-type="float">
            <text:p>0.0743</text:p>
          </table:table-cell>
          <table:table-cell office:value-type="float" office:value="1.567004" calcext:value-type="float">
            <text:p>1.567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934874" calcext:value-type="float">
            <text:p>1.934874</text:p>
          </table:table-cell>
          <table:table-cell office:value-type="float" office:value="1.926634" calcext:value-type="float">
            <text:p>1.926634</text:p>
          </table:table-cell>
          <table:table-cell office:value-type="float" office:value="1.209927" calcext:value-type="float">
            <text:p>1.209927</text:p>
          </table:table-cell>
          <table:table-cell office:value-type="float" office:value="1.934742" calcext:value-type="float">
            <text:p>1.934742</text:p>
          </table:table-cell>
          <table:table-cell office:value-type="float" office:value="0.060531" calcext:value-type="float">
            <text:p>0.060531</text:p>
          </table:table-cell>
          <table:table-cell office:value-type="float" office:value="0.07148" calcext:value-type="float">
            <text:p>0.07148</text:p>
          </table:table-cell>
          <table:table-cell office:value-type="float" office:value="1.766652" calcext:value-type="float">
            <text:p>1.7666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745234" calcext:value-type="float">
            <text:p>0.745234</text:p>
          </table:table-cell>
          <table:table-cell office:value-type="float" office:value="0.732967" calcext:value-type="float">
            <text:p>0.732967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0.745102" calcext:value-type="float">
            <text:p>0.745102</text:p>
          </table:table-cell>
          <table:table-cell office:value-type="float" office:value="0.175864" calcext:value-type="float">
            <text:p>0.175864</text:p>
          </table:table-cell>
          <table:table-cell office:value-type="float" office:value="0.057065" calcext:value-type="float">
            <text:p>0.057065</text:p>
          </table:table-cell>
          <table:table-cell office:value-type="float" office:value="0.502781" calcext:value-type="float">
            <text:p>0.502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123421" calcext:value-type="float">
            <text:p>1.123421</text:p>
          </table:table-cell>
          <table:table-cell office:value-type="float" office:value="1.10856" calcext:value-type="float">
            <text:p>1.10856</text:p>
          </table:table-cell>
          <table:table-cell office:value-type="float" office:value="0.171611" calcext:value-type="float">
            <text:p>0.171611</text:p>
          </table:table-cell>
          <table:table-cell office:value-type="float" office:value="1.123292" calcext:value-type="float">
            <text:p>1.123292</text:p>
          </table:table-cell>
          <table:table-cell office:value-type="float" office:value="0.137389" calcext:value-type="float">
            <text:p>0.137389</text:p>
          </table:table-cell>
          <table:table-cell office:value-type="float" office:value="0.062621" calcext:value-type="float">
            <text:p>0.062621</text:p>
          </table:table-cell>
          <table:table-cell office:value-type="float" office:value="0.910356" calcext:value-type="float">
            <text:p>0.910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43848" calcext:value-type="float">
            <text:p>1.243848</text:p>
          </table:table-cell>
          <table:table-cell office:value-type="float" office:value="1.22381" calcext:value-type="float">
            <text:p>1.22381</text:p>
          </table:table-cell>
          <table:table-cell office:value-type="float" office:value="0.267141" calcext:value-type="float">
            <text:p>0.267141</text:p>
          </table:table-cell>
          <table:table-cell office:value-type="float" office:value="1.243698" calcext:value-type="float">
            <text:p>1.243698</text:p>
          </table:table-cell>
          <table:table-cell office:value-type="float" office:value="0.130965" calcext:value-type="float">
            <text:p>0.130965</text:p>
          </table:table-cell>
          <table:table-cell office:value-type="float" office:value="0.068709" calcext:value-type="float">
            <text:p>0.068709</text:p>
          </table:table-cell>
          <table:table-cell office:value-type="float" office:value="1.031154" calcext:value-type="float">
            <text:p>1.031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841919" calcext:value-type="float">
            <text:p>1.841919</text:p>
          </table:table-cell>
          <table:table-cell office:value-type="float" office:value="1.825161" calcext:value-type="float">
            <text:p>1.825161</text:p>
          </table:table-cell>
          <table:table-cell office:value-type="float" office:value="0.823329" calcext:value-type="float">
            <text:p>0.823329</text:p>
          </table:table-cell>
          <table:table-cell office:value-type="float" office:value="1.841778" calcext:value-type="float">
            <text:p>1.841778</text:p>
          </table:table-cell>
          <table:table-cell office:value-type="float" office:value="0.098617" calcext:value-type="float">
            <text:p>0.098617</text:p>
          </table:table-cell>
          <table:table-cell office:value-type="float" office:value="0.073689" calcext:value-type="float">
            <text:p>0.073689</text:p>
          </table:table-cell>
          <table:table-cell office:value-type="float" office:value="1.644964" calcext:value-type="float">
            <text:p>1.6449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517988" calcext:value-type="float">
            <text:p>1.517988</text:p>
          </table:table-cell>
          <table:table-cell office:value-type="float" office:value="1.494699" calcext:value-type="float">
            <text:p>1.494699</text:p>
          </table:table-cell>
          <table:table-cell office:value-type="float" office:value="0.357519" calcext:value-type="float">
            <text:p>0.357519</text:p>
          </table:table-cell>
          <table:table-cell office:value-type="float" office:value="1.51784" calcext:value-type="float">
            <text:p>1.51784</text:p>
          </table:table-cell>
          <table:table-cell office:value-type="float" office:value="0.136015" calcext:value-type="float">
            <text:p>0.136015</text:p>
          </table:table-cell>
          <table:table-cell office:value-type="float" office:value="0.075387" calcext:value-type="float">
            <text:p>0.075387</text:p>
          </table:table-cell>
          <table:table-cell office:value-type="float" office:value="1.288359" calcext:value-type="float">
            <text:p>1.2883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4628" calcext:value-type="float">
            <text:p>1.204628</text:p>
          </table:table-cell>
          <table:table-cell office:value-type="float" office:value="1.177499" calcext:value-type="float">
            <text:p>1.177499</text:p>
          </table:table-cell>
          <table:table-cell office:value-type="float" office:value="0.157412" calcext:value-type="float">
            <text:p>0.157412</text:p>
          </table:table-cell>
          <table:table-cell office:value-type="float" office:value="1.204194" calcext:value-type="float">
            <text:p>1.204194</text:p>
          </table:table-cell>
          <table:table-cell office:value-type="float" office:value="0.211722" calcext:value-type="float">
            <text:p>0.211722</text:p>
          </table:table-cell>
          <table:table-cell office:value-type="float" office:value="0.062449" calcext:value-type="float">
            <text:p>0.062449</text:p>
          </table:table-cell>
          <table:table-cell office:value-type="float" office:value="0.91094" calcext:value-type="float">
            <text:p>0.91094</text:p>
          </table:table-cell>
        </table:table-row>
      </table:table>
      <table:named-expressions/>
      <table:database-ranges>
        <table:database-range table:name="__Anonymous_Sheet_DB__2" table:target-range-address="result_test_1.A2:result_test_1.K12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2:36:16.922741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print-date>2020-02-27T15:11:13.138030265</meta:print-date>
    <dc:date>2020-02-28T12:39:17.846127184</dc:date>
    <meta:editing-duration>PT30M37S</meta:editing-duration>
    <meta:editing-cycles>3</meta:editing-cycles>
    <meta:generator>LibreOffice/6.3.4.2.0$Linux_X86_64 LibreOffice_project/30$Build-2</meta:generator>
    <meta:document-statistic meta:table-count="4" meta:cell-count="3802" meta:object-count="0"/>
  </office:meta>
</office:document-meta>
</file>